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lmenum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string" calcext:value-type="string">
            <text:p>Zuidlaren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Tynaarlo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Zeddam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Zijpe</text:p>
          </table:table-cell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string" calcext:value-type="string">
            <text:p>Opsterland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string" calcext:value-type="string">
            <text:p>Ureterp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string" calcext:value-type="string">
            <text:p>Baardwijk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string" calcext:value-type="string">
            <text:p>Nieuweschans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string" calcext:value-type="string">
            <text:p>Oostvoorne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string" calcext:value-type="string">
            <text:p>Westvoorne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string" calcext:value-type="string">
            <text:p>Eethen, Genderen en Heesbeen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Eethen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Heesbeen, Eethen en Genderen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Luyksgestel</text:p>
          </table:table-cell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string" calcext:value-type="string">
            <text:p>Zeewolde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Ackersdijk en Vrouwenregt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string" calcext:value-type="string">
            <text:p>Nieuwerkerke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Veen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string" calcext:value-type="string">
            <text:p>Portengen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string" calcext:value-type="string">
            <text:p>Teylingen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Voorhout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Almere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Openbaar Lichaam Zuidelijke Ijsselmeerpolders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string" calcext:value-type="string">
            <text:p>Rimburg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string" calcext:value-type="string">
            <text:p>Zuidhorn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string" calcext:value-type="string">
            <text:p>Skarsterlân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Haskerland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Joure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Scharsterland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Cuijk en Sint Agatha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string" calcext:value-type="string">
            <text:p>Cuijk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string" calcext:value-type="string">
            <text:p>Lithoijen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string" calcext:value-type="string">
            <text:p>Niftrik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string" calcext:value-type="string">
            <text:p>Hoogmade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string" calcext:value-type="string">
            <text:p>Tiel</text:p>
          </table:table-cell>
          <table:table-cell office:value-type="float" office:value="10027" calcext:value-type="float">
            <text:p>10027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string" calcext:value-type="string">
            <text:p>Koudekerk aan den Rijn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string" calcext:value-type="string">
            <text:p>Brouwershaven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Pijnacker-Nootdorp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Pijnacker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Veenwouden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Montfoort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string" calcext:value-type="string">
            <text:p>Terborg</text:p>
          </table:table-cell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string" calcext:value-type="string">
            <text:p>Tienhoven</text:p>
          </table:table-cell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string" calcext:value-type="string">
            <text:p>Gaasterland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Gaasterlân-Sleat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Balk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Gameren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string" calcext:value-type="string">
            <text:p>Hoek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string" calcext:value-type="string">
            <text:p>Burum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string" calcext:value-type="string">
            <text:p>Zonnemaire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Haarlemmerliede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string" calcext:value-type="string">
            <text:p>West Maas en Waal</text:p>
          </table:table-cell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string" calcext:value-type="string">
            <text:p>Wamel</text:p>
          </table:table-cell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string" calcext:value-type="string">
            <text:p>Borssele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Borsele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Haren en Macharen</text:p>
          </table:table-cell>
          <table:table-cell office:value-type="float" office:value="10044" calcext:value-type="float">
            <text:p>10044</text:p>
          </table:table-cell>
        </table:table-row>
        <table:table-row table:style-name="ro1">
          <table:table-cell office:value-type="string" calcext:value-type="string">
            <text:p>Sevenum</text:p>
          </table:table-cell>
          <table:table-cell office:value-type="float" office:value="10045" calcext:value-type="float">
            <text:p>10045</text:p>
          </table:table-cell>
        </table:table-row>
        <table:table-row table:style-name="ro1">
          <table:table-cell office:value-type="string" calcext:value-type="string">
            <text:p>Zevenbergen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Moerdijk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Soerendonk en Sterksel</text:p>
          </table:table-cell>
          <table:table-cell office:value-type="float" office:value="10047" calcext:value-type="float">
            <text:p>10047</text:p>
          </table:table-cell>
        </table:table-row>
        <table:table-row table:style-name="ro1">
          <table:table-cell office:value-type="string" calcext:value-type="string">
            <text:p>Soerendonk, Sterksel en Gastel</text:p>
          </table:table-cell>
          <table:table-cell office:value-type="float" office:value="10047" calcext:value-type="float">
            <text:p>10047</text:p>
          </table:table-cell>
        </table:table-row>
        <table:table-row table:style-name="ro1">
          <table:table-cell office:value-type="string" calcext:value-type="string">
            <text:p>Geleen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string" calcext:value-type="string">
            <text:p>Huisseling en Neerloon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Nederlek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string" calcext:value-type="string">
            <text:p>Lekkerkerk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string" calcext:value-type="string">
            <text:p>Rhijnauwen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's-Gravendeel</text:p>
          </table:table-cell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string" calcext:value-type="string">
            <text:p>Cromvoirt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string" calcext:value-type="string">
            <text:p>'s-Hertogenbosch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string" calcext:value-type="string">
            <text:p>Noordwelle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string" calcext:value-type="string">
            <text:p>Besoijen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string" calcext:value-type="string">
            <text:p>Deil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string" calcext:value-type="string">
            <text:p>Leiderdorp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string" calcext:value-type="string">
            <text:p>Zuilen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Baarle-Nassau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string" calcext:value-type="string">
            <text:p>Dorth</text:p>
          </table:table-cell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string" calcext:value-type="string">
            <text:p>Amstenrade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string" calcext:value-type="string">
            <text:p>Spanbroek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1">
          <table:table-cell office:value-type="string" calcext:value-type="string">
            <text:p>Schoonebeek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string" calcext:value-type="string">
            <text:p>Hoeven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string" calcext:value-type="string">
            <text:p>Vierlingsbeek</text:p>
          </table:table-cell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string" calcext:value-type="string">
            <text:p>Heerewaarden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string" calcext:value-type="string">
            <text:p>Heerewaarden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string" calcext:value-type="string">
            <text:p>Druten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Doornspijk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string" calcext:value-type="string">
            <text:p>Duist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string" calcext:value-type="string">
            <text:p>Veldhoven en Meerveldhoven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string" calcext:value-type="string">
            <text:p>Veldhoven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string" calcext:value-type="string">
            <text:p>Millingen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string" calcext:value-type="string">
            <text:p>Millingen aan de Rijn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string" calcext:value-type="string">
            <text:p>Nieuwe Niedorp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1">
          <table:table-cell office:value-type="string" calcext:value-type="string">
            <text:p>Biesland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string" calcext:value-type="string">
            <text:p>Noord-Scharwoude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Goor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string" calcext:value-type="string">
            <text:p>Hof van Twente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string" calcext:value-type="string">
            <text:p>Reimerswaal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Kruiningen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Werkendam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Arkel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string" calcext:value-type="string">
            <text:p>Sappemeer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Zuid-Waddinxveen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string" calcext:value-type="string">
            <text:p>Waarde</text:p>
          </table:table-cell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string" calcext:value-type="string">
            <text:p>Boxtel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office:value-type="string" calcext:value-type="string">
            <text:p>Dieren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string" calcext:value-type="string">
            <text:p>Gorssel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string" calcext:value-type="string">
            <text:p>Doniawerstal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Langweer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Stellendam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string" calcext:value-type="string">
            <text:p>Nieuwenhagen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Hof van Delft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string" calcext:value-type="string">
            <text:p>Vliet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string" calcext:value-type="string">
            <text:p>Nibbixwoud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string" calcext:value-type="string">
            <text:p>Nieuw-Beijerland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string" calcext:value-type="string">
            <text:p>Zwolle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Nistelrode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string" calcext:value-type="string">
            <text:p>Ouderkerk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string" calcext:value-type="string">
            <text:p>Ouderkerk aan den IJssel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string" calcext:value-type="string">
            <text:p>Zeelst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Ottoland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string" calcext:value-type="string">
            <text:p>Laren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string" calcext:value-type="string">
            <text:p>Putte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string" calcext:value-type="string">
            <text:p>Stoppeldijk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Vogelwaarde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Geertruidenberg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string" calcext:value-type="string">
            <text:p>Ellemeet</text:p>
          </table:table-cell>
          <table:table-cell office:value-type="float" office:value="10102" calcext:value-type="float">
            <text:p>10102</text:p>
          </table:table-cell>
        </table:table-row>
        <table:table-row table:style-name="ro1">
          <table:table-cell office:value-type="string" calcext:value-type="string">
            <text:p>Oisterwijk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string" calcext:value-type="string">
            <text:p>Nuth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string" calcext:value-type="string">
            <text:p>Wanneperveen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Sint Laurens</text:p>
          </table:table-cell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string" calcext:value-type="string">
            <text:p>Etten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string" calcext:value-type="string">
            <text:p>Stormpolder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string" calcext:value-type="string">
            <text:p>Rengerskerke en Zuidland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string" calcext:value-type="string">
            <text:p>Oploo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string" calcext:value-type="string">
            <text:p>Drongelen, Haagoort, Gansoijen en Doeveren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string" calcext:value-type="string">
            <text:p>Drongelen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string" calcext:value-type="string">
            <text:p>Sint Maartensregt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Sint Anthoniepolder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string" calcext:value-type="string">
            <text:p>Oudenrijn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Hasselt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string" calcext:value-type="string">
            <text:p>De Werken en Sleeuwijk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's-Heer Hendrikskinderen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string" calcext:value-type="string">
            <text:p>Nuland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string" calcext:value-type="string">
            <text:p>Oerl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string" calcext:value-type="string">
            <text:p>Moordrecht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Colijnsplaat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string" calcext:value-type="string">
            <text:p>Middelburg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string" calcext:value-type="string">
            <text:p>Goidschalxoord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Albrandswaard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string" calcext:value-type="string">
            <text:p>Albrandswaard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string" calcext:value-type="string">
            <text:p>Neerijnen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string" calcext:value-type="string">
            <text:p>Haaften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string" calcext:value-type="string">
            <text:p>Nieuwolda</text:p>
          </table:table-cell>
          <table:table-cell office:value-type="float" office:value="10126" calcext:value-type="float">
            <text:p>10126</text:p>
          </table:table-cell>
        </table:table-row>
        <table:table-row table:style-name="ro1">
          <table:table-cell office:value-type="string" calcext:value-type="string">
            <text:p>Wessem</text:p>
          </table:table-cell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string" calcext:value-type="string">
            <text:p>Sint Annaparochie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Het Bildt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Westdongeradeel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 office:value-type="string" calcext:value-type="string">
            <text:p>Ternaard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 office:value-type="string" calcext:value-type="string">
            <text:p>Schipluiden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string" calcext:value-type="string">
            <text:p>Midden-Delfland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string" calcext:value-type="string">
            <text:p>Wijlre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Schinnen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string" calcext:value-type="string">
            <text:p>Oterleek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Oud-Vossemeer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string" calcext:value-type="string">
            <text:p>Poederoijen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string" calcext:value-type="string">
            <text:p>Ezinge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string" calcext:value-type="string">
            <text:p>Sint Pieter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string" calcext:value-type="string">
            <text:p>Herten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string" calcext:value-type="string">
            <text:p>Berkel en Rodenrijs</text:p>
          </table:table-cell>
          <table:table-cell office:value-type="float" office:value="10139" calcext:value-type="float">
            <text:p>10139</text:p>
          </table:table-cell>
        </table:table-row>
        <table:table-row table:style-name="ro1">
          <table:table-cell office:value-type="string" calcext:value-type="string">
            <text:p>Akkrum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Utingeradeel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Achthoven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string" calcext:value-type="string">
            <text:p>Lemmer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Lemsterland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 office:value-type="string" calcext:value-type="string">
            <text:p>Noordoostpolder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Noordoostelijke Polder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Westbroek</text:p>
          </table:table-cell>
          <table:table-cell office:value-type="float" office:value="10145" calcext:value-type="float">
            <text:p>10145</text:p>
          </table:table-cell>
        </table:table-row>
        <table:table-row table:style-name="ro1">
          <table:table-cell office:value-type="string" calcext:value-type="string">
            <text:p>Ubach over Worms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string" calcext:value-type="string">
            <text:p>Hoofdplaat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1">
          <table:table-cell office:value-type="string" calcext:value-type="string">
            <text:p>Sloten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string" calcext:value-type="string">
            <text:p>Bernheze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string" calcext:value-type="string">
            <text:p>Heesch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string" calcext:value-type="string">
            <text:p>Kleine Lindt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Ammerzoden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IJsselstein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string" calcext:value-type="string">
            <text:p>Didam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Breda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string" calcext:value-type="string">
            <text:p>Kloetinge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string" calcext:value-type="string">
            <text:p>Barradeel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string" calcext:value-type="string">
            <text:p>Sexbierum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string" calcext:value-type="string">
            <text:p>Tjalleberd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Aengwirden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Anjum</text:p>
          </table:table-cell>
          <table:table-cell office:value-type="float" office:value="10158" calcext:value-type="float">
            <text:p>10158</text:p>
          </table:table-cell>
        </table:table-row>
        <table:table-row table:style-name="ro1">
          <table:table-cell office:value-type="string" calcext:value-type="string">
            <text:p>Scharwoude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string" calcext:value-type="string">
            <text:p>Zuid-Scharwoude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string" calcext:value-type="string">
            <text:p>Nigtevecht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Elten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string" calcext:value-type="string">
            <text:p>Reusel-De Mierden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string" calcext:value-type="string">
            <text:p>Reusel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string" calcext:value-type="string">
            <text:p>Hoog en Woud Harnasch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string" calcext:value-type="string">
            <text:p>Wassenaar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string" calcext:value-type="string">
            <text:p>Molenaarsgraaf</text:p>
          </table:table-cell>
          <table:table-cell office:value-type="float" office:value="10166" calcext:value-type="float">
            <text:p>10166</text:p>
          </table:table-cell>
        </table:table-row>
        <table:table-row table:style-name="ro1">
          <table:table-cell office:value-type="string" calcext:value-type="string">
            <text:p>Hardinxveld-Giessendam</text:p>
          </table:table-cell>
          <table:table-cell office:value-type="float" office:value="10167" calcext:value-type="float">
            <text:p>10167</text:p>
          </table:table-cell>
        </table:table-row>
        <table:table-row table:style-name="ro1">
          <table:table-cell office:value-type="string" calcext:value-type="string">
            <text:p>Hardinxveld</text:p>
          </table:table-cell>
          <table:table-cell office:value-type="float" office:value="10167" calcext:value-type="float">
            <text:p>10167</text:p>
          </table:table-cell>
        </table:table-row>
        <table:table-row table:style-name="ro1">
          <table:table-cell office:value-type="string" calcext:value-type="string">
            <text:p>De Bilt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string" calcext:value-type="string">
            <text:p>Brandwijk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Velp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string" calcext:value-type="string">
            <text:p>Maarssenbroek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string" calcext:value-type="string">
            <text:p>Stratum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string" calcext:value-type="string">
            <text:p>Laarbeek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string" calcext:value-type="string">
            <text:p>Beek en Donk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string" calcext:value-type="string">
            <text:p>Hardenberg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Ambt Hardenberg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Hardenberg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Tempel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string" calcext:value-type="string">
            <text:p>Grubbenvorst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string" calcext:value-type="string">
            <text:p>Nieuwendam</text:p>
          </table:table-cell>
          <table:table-cell office:value-type="float" office:value="10177" calcext:value-type="float">
            <text:p>10177</text:p>
          </table:table-cell>
        </table:table-row>
        <table:table-row table:style-name="ro1">
          <table:table-cell office:value-type="string" calcext:value-type="string">
            <text:p>Domburg-Buiten</text:p>
          </table:table-cell>
          <table:table-cell office:value-type="float" office:value="10178" calcext:value-type="float">
            <text:p>10178</text:p>
          </table:table-cell>
        </table:table-row>
        <table:table-row table:style-name="ro1">
          <table:table-cell office:value-type="string" calcext:value-type="string">
            <text:p>Piershil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Ulrum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string" calcext:value-type="string">
            <text:p>De Marne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string" calcext:value-type="string">
            <text:p>Hensbroek</text:p>
          </table:table-cell>
          <table:table-cell office:value-type="float" office:value="10181" calcext:value-type="float">
            <text:p>10181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string" calcext:value-type="string">
            <text:p>Harmelen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string" calcext:value-type="string">
            <text:p>Elkerzee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Zegwaart</text:p>
          </table:table-cell>
          <table:table-cell office:value-type="float" office:value="10185" calcext:value-type="float">
            <text:p>10185</text:p>
          </table:table-cell>
        </table:table-row>
        <table:table-row table:style-name="ro1">
          <table:table-cell office:value-type="string" calcext:value-type="string">
            <text:p>Havelte</text:p>
          </table:table-cell>
          <table:table-cell office:value-type="float" office:value="10186" calcext:value-type="float">
            <text:p>10186</text:p>
          </table:table-cell>
        </table:table-row>
        <table:table-row table:style-name="ro1">
          <table:table-cell office:value-type="string" calcext:value-type="string">
            <text:p>Westerveld</text:p>
          </table:table-cell>
          <table:table-cell office:value-type="float" office:value="10186" calcext:value-type="float">
            <text:p>10186</text:p>
          </table:table-cell>
        </table:table-row>
        <table:table-row table:style-name="ro1">
          <table:table-cell office:value-type="string" calcext:value-type="string">
            <text:p>Naarden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string" calcext:value-type="string">
            <text:p>Oudewater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Schoondijke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string" calcext:value-type="string">
            <text:p>Ittervoort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string" calcext:value-type="string">
            <text:p>Maarssen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string" calcext:value-type="string">
            <text:p>Spaarndam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string" calcext:value-type="string">
            <text:p>Wilsum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string" calcext:value-type="string">
            <text:p>Melick en Herkenbosch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string" calcext:value-type="string">
            <text:p>Lisse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Dongeradeel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string" calcext:value-type="string">
            <text:p>Dokkum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string" calcext:value-type="string">
            <text:p>Achtkarspelen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string" calcext:value-type="string">
            <text:p>Buitenpost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string" calcext:value-type="string">
            <text:p>Groet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Wadenoijen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Velden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string" calcext:value-type="string">
            <text:p>Arcen en Velden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string" calcext:value-type="string">
            <text:p>Someren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string" calcext:value-type="string">
            <text:p>Warmond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string" calcext:value-type="string">
            <text:p>Helden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1">
          <table:table-cell office:value-type="string" calcext:value-type="string">
            <text:p>Fijnaart en Heijningen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Capelle en Botland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Loenersloot</text:p>
          </table:table-cell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string" calcext:value-type="string">
            <text:p>Deursen en Dennenburg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string" calcext:value-type="string">
            <text:p>Dronten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1">
          <table:table-cell office:value-type="string" calcext:value-type="string">
            <text:p>Vlieland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office:value-type="string" calcext:value-type="string">
            <text:p>Finsterwolde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string" calcext:value-type="string">
            <text:p>Doorn</text:p>
          </table:table-cell>
          <table:table-cell office:value-type="float" office:value="10213" calcext:value-type="float">
            <text:p>10213</text:p>
          </table:table-cell>
        </table:table-row>
        <table:table-row table:style-name="ro1">
          <table:table-cell office:value-type="string" calcext:value-type="string">
            <text:p>Schoonrewoerd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string" calcext:value-type="string">
            <text:p>Mierlo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string" calcext:value-type="string">
            <text:p>Meeuwen, Hill en Babyloniënbroek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Meeuwen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Hekendorp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office:value-type="string" calcext:value-type="string">
            <text:p>Zwaag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string" calcext:value-type="string">
            <text:p>Cranendonck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string" calcext:value-type="string">
            <text:p>Budel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string" calcext:value-type="string">
            <text:p>Oost-, West- en Middelbeers</text:p>
          </table:table-cell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string" calcext:value-type="string">
            <text:p>Warmenhuizen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string" calcext:value-type="string">
            <text:p>Binnenmaas</text:p>
          </table:table-cell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string" calcext:value-type="string">
            <text:p>Puttershoek</text:p>
          </table:table-cell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string" calcext:value-type="string">
            <text:p>Berkenrode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string" calcext:value-type="string">
            <text:p>Grafhorst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office:value-type="string" calcext:value-type="string">
            <text:p>Oirschot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Blija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string" calcext:value-type="string">
            <text:p>Hillegersberg</text:p>
          </table:table-cell>
          <table:table-cell office:value-type="float" office:value="10227" calcext:value-type="float">
            <text:p>10227</text:p>
          </table:table-cell>
        </table:table-row>
        <table:table-row table:style-name="ro1">
          <table:table-cell office:value-type="string" calcext:value-type="string">
            <text:p>Aalst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 office:value-type="string" calcext:value-type="string">
            <text:p>Zuid-Polsbroek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string" calcext:value-type="string">
            <text:p>Houten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string" calcext:value-type="string">
            <text:p>Lede- en Oudewaard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Brielle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string" calcext:value-type="string">
            <text:p>Breskens</text:p>
          </table:table-cell>
          <table:table-cell office:value-type="float" office:value="10233" calcext:value-type="float">
            <text:p>10233</text:p>
          </table:table-cell>
        </table:table-row>
        <table:table-row table:style-name="ro1">
          <table:table-cell office:value-type="string" calcext:value-type="string">
            <text:p>Loenen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Sint Kruis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string" calcext:value-type="string">
            <text:p>Domburg-Binnen</text:p>
          </table:table-cell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string" calcext:value-type="string">
            <text:p>Domburg</text:p>
          </table:table-cell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string" calcext:value-type="string">
            <text:p>Texel</text:p>
          </table:table-cell>
          <table:table-cell office:value-type="float" office:value="10237" calcext:value-type="float">
            <text:p>10237</text:p>
          </table:table-cell>
        </table:table-row>
        <table:table-row table:style-name="ro1">
          <table:table-cell office:value-type="string" calcext:value-type="string">
            <text:p>Waardenburg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string" calcext:value-type="string">
            <text:p>Wieringermeer</text:p>
          </table:table-cell>
          <table:table-cell office:value-type="float" office:value="10239" calcext:value-type="float">
            <text:p>10239</text:p>
          </table:table-cell>
        </table:table-row>
        <table:table-row table:style-name="ro1">
          <table:table-cell office:value-type="string" calcext:value-type="string">
            <text:p>Openbaar Lichaam De Wieringermeer</text:p>
          </table:table-cell>
          <table:table-cell office:value-type="float" office:value="10239" calcext:value-type="float">
            <text:p>10239</text:p>
          </table:table-cell>
        </table:table-row>
        <table:table-row table:style-name="ro1">
          <table:table-cell office:value-type="string" calcext:value-type="string">
            <text:p>Staveren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Stavoren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De Lier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string" calcext:value-type="string">
            <text:p>Lichtenvoorde</text:p>
          </table:table-cell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string" calcext:value-type="string">
            <text:p>Wissenkerke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Grijpskerk</text:p>
          </table:table-cell>
          <table:table-cell office:value-type="float" office:value="10244" calcext:value-type="float">
            <text:p>10244</text:p>
          </table:table-cell>
        </table:table-row>
        <table:table-row table:style-name="ro1">
          <table:table-cell office:value-type="string" calcext:value-type="string">
            <text:p>Dinkelland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string" calcext:value-type="string">
            <text:p>Denekamp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string" calcext:value-type="string">
            <text:p>Uithuizermeeden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string" calcext:value-type="string">
            <text:p>Eemsmond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string" calcext:value-type="string">
            <text:p>Hefshuizen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string" calcext:value-type="string">
            <text:p>Wedde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string" calcext:value-type="string">
            <text:p>Eemnes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1">
          <table:table-cell office:value-type="string" calcext:value-type="string">
            <text:p>Harkstede</text:p>
          </table:table-cell>
          <table:table-cell office:value-type="float" office:value="10249" calcext:value-type="float">
            <text:p>10249</text:p>
          </table:table-cell>
        </table:table-row>
        <table:table-row table:style-name="ro1">
          <table:table-cell office:value-type="string" calcext:value-type="string">
            <text:p>Kortgene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Noord-Beveland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ltrum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string" calcext:value-type="string">
            <text:p>Beugen en Rijkevoort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string" calcext:value-type="string">
            <text:p>Kampen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Zutphen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string" calcext:value-type="string">
            <text:p>Giessenlanden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string" calcext:value-type="string">
            <text:p>Giessen-Nieuwkerk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string" calcext:value-type="string">
            <text:p>Giessenburg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string" calcext:value-type="string">
            <text:p>Jabeek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string" calcext:value-type="string">
            <text:p>Biervliet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string" calcext:value-type="string">
            <text:p>Drimmelen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string" calcext:value-type="string">
            <text:p>Made en Drimmelen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string" calcext:value-type="string">
            <text:p>Beesd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string" calcext:value-type="string">
            <text:p>Oude IJsselstreek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string" calcext:value-type="string">
            <text:p>Gendringen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string" calcext:value-type="string">
            <text:p>Dussen, Munster en Muilkerk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string" calcext:value-type="string">
            <text:p>Dussen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string" calcext:value-type="string">
            <text:p>De Wolden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Zuidwolde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Wijngaarden</text:p>
          </table:table-cell>
          <table:table-cell office:value-type="float" office:value="10263" calcext:value-type="float">
            <text:p>10263</text:p>
          </table:table-cell>
        </table:table-row>
        <table:table-row table:style-name="ro1">
          <table:table-cell office:value-type="string" calcext:value-type="string">
            <text:p>Nieuw-Helvoet</text:p>
          </table:table-cell>
          <table:table-cell office:value-type="float" office:value="10264" calcext:value-type="float">
            <text:p>10264</text:p>
          </table:table-cell>
        </table:table-row>
        <table:table-row table:style-name="ro1">
          <table:table-cell office:value-type="string" calcext:value-type="string">
            <text:p>Wanroij</text:p>
          </table:table-cell>
          <table:table-cell office:value-type="float" office:value="10265" calcext:value-type="float">
            <text:p>10265</text:p>
          </table:table-cell>
        </table:table-row>
        <table:table-row table:style-name="ro1">
          <table:table-cell office:value-type="string" calcext:value-type="string">
            <text:p>Montfort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Herkingen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string" calcext:value-type="string">
            <text:p>Vlierden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 office:value-type="string" calcext:value-type="string">
            <text:p>Renswoude</text:p>
          </table:table-cell>
          <table:table-cell office:value-type="float" office:value="10269" calcext:value-type="float">
            <text:p>10269</text:p>
          </table:table-cell>
        </table:table-row>
        <table:table-row table:style-name="ro1">
          <table:table-cell office:value-type="string" calcext:value-type="string">
            <text:p>Vlissingen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string" calcext:value-type="string">
            <text:p>Mook en Middelaar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Beverwijk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string" calcext:value-type="string">
            <text:p>Munstergeleen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float" office:value="10274" calcext:value-type="float">
            <text:p>10274</text:p>
          </table:table-cell>
        </table:table-row>
        <table:table-row table:style-name="ro1">
          <table:table-cell office:value-type="string" calcext:value-type="string">
            <text:p>Verwolde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string" calcext:value-type="string">
            <text:p>Schaijk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string" calcext:value-type="string">
            <text:p>Landerd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string" calcext:value-type="string">
            <text:p>Gemert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Gemert-Bakel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Sint Odiliënberg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string" calcext:value-type="string">
            <text:p>Raalte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string" calcext:value-type="string">
            <text:p>Kedichem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Bussum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string" calcext:value-type="string">
            <text:p>Woudrichem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Noorbeek</text:p>
          </table:table-cell>
          <table:table-cell office:value-type="float" office:value="10283" calcext:value-type="float">
            <text:p>10283</text:p>
          </table:table-cell>
        </table:table-row>
        <table:table-row table:style-name="ro1">
          <table:table-cell office:value-type="string" calcext:value-type="string">
            <text:p>Klaaswaal</text:p>
          </table:table-cell>
          <table:table-cell office:value-type="float" office:value="10284" calcext:value-type="float">
            <text:p>10284</text:p>
          </table:table-cell>
        </table:table-row>
        <table:table-row table:style-name="ro1">
          <table:table-cell office:value-type="string" calcext:value-type="string">
            <text:p>Den Helder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string" calcext:value-type="string">
            <text:p>Oost-Barendrecht</text:p>
          </table:table-cell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string" calcext:value-type="string">
            <text:p>Oegstgeest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string" calcext:value-type="string">
            <text:p>Sint Geertruid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string" calcext:value-type="string">
            <text:p>Broek in Waterland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Heteren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Heerde</text:p>
          </table:table-cell>
          <table:table-cell office:value-type="float" office:value="10291" calcext:value-type="float">
            <text:p>10291</text:p>
          </table:table-cell>
        </table:table-row>
        <table:table-row table:style-name="ro1">
          <table:table-cell office:value-type="string" calcext:value-type="string">
            <text:p>Belfeld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Den Bommel</text:p>
          </table:table-cell>
          <table:table-cell office:value-type="float" office:value="10293" calcext:value-type="float">
            <text:p>10293</text:p>
          </table:table-cell>
        </table:table-row>
        <table:table-row table:style-name="ro1">
          <table:table-cell office:value-type="string" calcext:value-type="string">
            <text:p>Westkapelle-Buiten en Sirpoppekerke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string" calcext:value-type="string">
            <text:p>Empel en Meerwijk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string" calcext:value-type="string">
            <text:p>Noordeloos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Hagestein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string" calcext:value-type="string">
            <text:p>Oldehove</text:p>
          </table:table-cell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string" calcext:value-type="string">
            <text:p>Escharen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string" calcext:value-type="string">
            <text:p>Maurik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string" calcext:value-type="string">
            <text:p>Dalem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string" calcext:value-type="string">
            <text:p>Gouda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string" calcext:value-type="string">
            <text:p>Zwartsluis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1">
          <table:table-cell office:value-type="string" calcext:value-type="string">
            <text:p>Meeden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string" calcext:value-type="string">
            <text:p>Laag-Nieuwkoop</text:p>
          </table:table-cell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string" calcext:value-type="string">
            <text:p>Gapinge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Heusden</text:p>
          </table:table-cell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string" calcext:value-type="string">
            <text:p>Schermerhorn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Schermer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Rhenen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office:value-type="string" calcext:value-type="string">
            <text:p>Nederhemert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string" calcext:value-type="string">
            <text:p>Diepenheim</text:p>
          </table:table-cell>
          <table:table-cell office:value-type="float" office:value="10311" calcext:value-type="float">
            <text:p>10311</text:p>
          </table:table-cell>
        </table:table-row>
        <table:table-row table:style-name="ro1">
          <table:table-cell office:value-type="string" calcext:value-type="string">
            <text:p>Graauw en Langendam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string" calcext:value-type="string">
            <text:p>Kerkrade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string" calcext:value-type="string">
            <text:p>Eijsden</text:p>
          </table:table-cell>
          <table:table-cell office:value-type="float" office:value="10314" calcext:value-type="float">
            <text:p>10314</text:p>
          </table:table-cell>
        </table:table-row>
        <table:table-row table:style-name="ro1">
          <table:table-cell office:value-type="string" calcext:value-type="string">
            <text:p>Netterden</text:p>
          </table:table-cell>
          <table:table-cell office:value-type="float" office:value="10315" calcext:value-type="float">
            <text:p>10315</text:p>
          </table:table-cell>
        </table:table-row>
        <table:table-row table:style-name="ro1">
          <table:table-cell office:value-type="string" calcext:value-type="string">
            <text:p>Bernisse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string" calcext:value-type="string">
            <text:p>Zuidland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string" calcext:value-type="string">
            <text:p>Looperskapelle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Wisch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string" calcext:value-type="string">
            <text:p>Varsseveld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string" calcext:value-type="string">
            <text:p>Kijfhoek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string" calcext:value-type="string">
            <text:p>Blankenham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Haelen</text:p>
          </table:table-cell>
          <table:table-cell office:value-type="float" office:value="10321" calcext:value-type="float">
            <text:p>10321</text:p>
          </table:table-cell>
        </table:table-row>
        <table:table-row table:style-name="ro1">
          <table:table-cell office:value-type="string" calcext:value-type="string">
            <text:p>Engelen</text:p>
          </table:table-cell>
          <table:table-cell office:value-type="float" office:value="10322" calcext:value-type="float">
            <text:p>10322</text:p>
          </table:table-cell>
        </table:table-row>
        <table:table-row table:style-name="ro1">
          <table:table-cell office:value-type="string" calcext:value-type="string">
            <text:p>Gronsveld</text:p>
          </table:table-cell>
          <table:table-cell office:value-type="float" office:value="10323" calcext:value-type="float">
            <text:p>10323</text:p>
          </table:table-cell>
        </table:table-row>
        <table:table-row table:style-name="ro1">
          <table:table-cell office:value-type="string" calcext:value-type="string">
            <text:p>Zeist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Hofwegen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string" calcext:value-type="string">
            <text:p>Borne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Doesburg</text:p>
          </table:table-cell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string" calcext:value-type="string">
            <text:p>Minnertsga</text:p>
          </table:table-cell>
          <table:table-cell office:value-type="float" office:value="10328" calcext:value-type="float">
            <text:p>10328</text:p>
          </table:table-cell>
        </table:table-row>
        <table:table-row table:style-name="ro1">
          <table:table-cell office:value-type="string" calcext:value-type="string">
            <text:p>Zesgehuchten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string" calcext:value-type="string">
            <text:p>Rauwerd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string" calcext:value-type="string">
            <text:p>Rauwerderhem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string" calcext:value-type="string">
            <text:p>Dwingeloo</text:p>
          </table:table-cell>
          <table:table-cell office:value-type="float" office:value="10331" calcext:value-type="float">
            <text:p>10331</text:p>
          </table:table-cell>
        </table:table-row>
        <table:table-row table:style-name="ro1">
          <table:table-cell office:value-type="string" calcext:value-type="string">
            <text:p>Bourtange</text:p>
          </table:table-cell>
          <table:table-cell office:value-type="float" office:value="10332" calcext:value-type="float">
            <text:p>10332</text:p>
          </table:table-cell>
        </table:table-row>
        <table:table-row table:style-name="ro1">
          <table:table-cell office:value-type="string" calcext:value-type="string">
            <text:p>Lopik</text:p>
          </table:table-cell>
          <table:table-cell office:value-type="float" office:value="10333" calcext:value-type="float">
            <text:p>10333</text:p>
          </table:table-cell>
        </table:table-row>
        <table:table-row table:style-name="ro1">
          <table:table-cell office:value-type="string" calcext:value-type="string">
            <text:p>Hemelumer Oldephaert en Noordwolde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Hemelumer Oldeferd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Koudum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Duivendijke</text:p>
          </table:table-cell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string" calcext:value-type="string">
            <text:p>Oosterbeek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's-Heer Abtskerke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 office:value-type="string" calcext:value-type="string">
            <text:p>Nieuwenhoorn</text:p>
          </table:table-cell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string" calcext:value-type="string">
            <text:p>Sambeek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string" calcext:value-type="string">
            <text:p>Bellingwolde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Bellingwedde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Maasdriel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Driel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Culemborg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string" calcext:value-type="string">
            <text:p>Zuidwijk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string" calcext:value-type="string">
            <text:p>Anna Paulowna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Akersloot</text:p>
          </table:table-cell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string" calcext:value-type="string">
            <text:p>Oude en Nieuwe Struiten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string" calcext:value-type="string">
            <text:p>Hoogvliet</text:p>
          </table:table-cell>
          <table:table-cell office:value-type="float" office:value="10348" calcext:value-type="float">
            <text:p>10348</text:p>
          </table:table-cell>
        </table:table-row>
        <table:table-row table:style-name="ro1">
          <table:table-cell office:value-type="string" calcext:value-type="string">
            <text:p>Alkemade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Montferland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's-Heerenberg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Bergh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Laagblokland</text:p>
          </table:table-cell>
          <table:table-cell office:value-type="float" office:value="10351" calcext:value-type="float">
            <text:p>10351</text:p>
          </table:table-cell>
        </table:table-row>
        <table:table-row table:style-name="ro1">
          <table:table-cell office:value-type="string" calcext:value-type="string">
            <text:p>Waterlandkerkje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string" calcext:value-type="string">
            <text:p>Oudwoude</text:p>
          </table:table-cell>
          <table:table-cell office:value-type="float" office:value="10353" calcext:value-type="float">
            <text:p>10353</text:p>
          </table:table-cell>
        </table:table-row>
        <table:table-row table:style-name="ro1">
          <table:table-cell office:value-type="string" calcext:value-type="string">
            <text:p>Wester-Koggenland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Berkhout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Schiermonnikoog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string" calcext:value-type="string">
            <text:p>Midwolda</text:p>
          </table:table-cell>
          <table:table-cell office:value-type="float" office:value="10356" calcext:value-type="float">
            <text:p>10356</text:p>
          </table:table-cell>
        </table:table-row>
        <table:table-row table:style-name="ro1">
          <table:table-cell office:value-type="string" calcext:value-type="string">
            <text:p>Haarlem</text:p>
          </table:table-cell>
          <table:table-cell office:value-type="float" office:value="10357" calcext:value-type="float">
            <text:p>10357</text:p>
          </table:table-cell>
        </table:table-row>
        <table:table-row table:style-name="ro1">
          <table:table-cell office:value-type="string" calcext:value-type="string">
            <text:p>Rijssen-Holten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1">
          <table:table-cell office:value-type="string" calcext:value-type="string">
            <text:p>Rijssen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1">
          <table:table-cell office:value-type="string" calcext:value-type="string">
            <text:p>Hengelo</text:p>
          </table:table-cell>
          <table:table-cell office:value-type="float" office:value="10359" calcext:value-type="float">
            <text:p>10359</text:p>
          </table:table-cell>
        </table:table-row>
        <table:table-row table:style-name="ro1">
          <table:table-cell office:value-type="string" calcext:value-type="string">
            <text:p>Oeffelt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1">
          <table:table-cell office:value-type="string" calcext:value-type="string">
            <text:p>Wormerveer</text:p>
          </table:table-cell>
          <table:table-cell office:value-type="float" office:value="10361" calcext:value-type="float">
            <text:p>10361</text:p>
          </table:table-cell>
        </table:table-row>
        <table:table-row table:style-name="ro1">
          <table:table-cell office:value-type="string" calcext:value-type="string">
            <text:p>Berlicum</text:p>
          </table:table-cell>
          <table:table-cell office:value-type="float" office:value="10362" calcext:value-type="float">
            <text:p>10362</text:p>
          </table:table-cell>
        </table:table-row>
        <table:table-row table:style-name="ro1">
          <table:table-cell office:value-type="string" calcext:value-type="string">
            <text:p>Oudorp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Enschede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string" calcext:value-type="string">
            <text:p>Wilnis</text:p>
          </table:table-cell>
          <table:table-cell office:value-type="float" office:value="10365" calcext:value-type="float">
            <text:p>10365</text:p>
          </table:table-cell>
        </table:table-row>
        <table:table-row table:style-name="ro1">
          <table:table-cell office:value-type="string" calcext:value-type="string">
            <text:p>Veur</text:p>
          </table:table-cell>
          <table:table-cell office:value-type="float" office:value="10366" calcext:value-type="float">
            <text:p>10366</text:p>
          </table:table-cell>
        </table:table-row>
        <table:table-row table:style-name="ro1">
          <table:table-cell office:value-type="string" calcext:value-type="string">
            <text:p>Neede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string" calcext:value-type="string">
            <text:p>Willige Langerak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string" calcext:value-type="string">
            <text:p>Veere</text:p>
          </table:table-cell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string" calcext:value-type="string">
            <text:p>Geffen</text:p>
          </table:table-cell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string" calcext:value-type="string">
            <text:p>Maasdonk</text:p>
          </table:table-cell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string" calcext:value-type="string">
            <text:p>Twisk</text:p>
          </table:table-cell>
          <table:table-cell office:value-type="float" office:value="10371" calcext:value-type="float">
            <text:p>10371</text:p>
          </table:table-cell>
        </table:table-row>
        <table:table-row table:style-name="ro1">
          <table:table-cell office:value-type="string" calcext:value-type="string">
            <text:p>Kantens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string" calcext:value-type="string">
            <text:p>Krommenie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Nieuwegein</text:p>
          </table:table-cell>
          <table:table-cell office:value-type="float" office:value="10374" calcext:value-type="float">
            <text:p>10374</text:p>
          </table:table-cell>
        </table:table-row>
        <table:table-row table:style-name="ro1">
          <table:table-cell office:value-type="string" calcext:value-type="string">
            <text:p>Jutphaas</text:p>
          </table:table-cell>
          <table:table-cell office:value-type="float" office:value="10374" calcext:value-type="float">
            <text:p>10374</text:p>
          </table:table-cell>
        </table:table-row>
        <table:table-row table:style-name="ro1">
          <table:table-cell office:value-type="string" calcext:value-type="string">
            <text:p>Scherpenisse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string" calcext:value-type="string">
            <text:p>Tholen</text:p>
          </table:table-cell>
          <table:table-cell office:value-type="float" office:value="10376" calcext:value-type="float">
            <text:p>10376</text:p>
          </table:table-cell>
        </table:table-row>
        <table:table-row table:style-name="ro1">
          <table:table-cell office:value-type="string" calcext:value-type="string">
            <text:p>Weesperkarspel</text:p>
          </table:table-cell>
          <table:table-cell office:value-type="float" office:value="10377" calcext:value-type="float">
            <text:p>10377</text:p>
          </table:table-cell>
        </table:table-row>
        <table:table-row table:style-name="ro1">
          <table:table-cell office:value-type="string" calcext:value-type="string">
            <text:p>Schalkwijk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string" calcext:value-type="string">
            <text:p>Deurne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string" calcext:value-type="string">
            <text:p>Deurne en Liessel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string" calcext:value-type="string">
            <text:p>Oudenhoorn</text:p>
          </table:table-cell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string" calcext:value-type="string">
            <text:p>Stad Ommen</text:p>
          </table:table-cell>
          <table:table-cell office:value-type="float" office:value="10381" calcext:value-type="float">
            <text:p>10381</text:p>
          </table:table-cell>
        </table:table-row>
        <table:table-row table:style-name="ro1">
          <table:table-cell office:value-type="string" calcext:value-type="string">
            <text:p>Schoten</text:p>
          </table:table-cell>
          <table:table-cell office:value-type="float" office:value="10382" calcext:value-type="float">
            <text:p>10382</text:p>
          </table:table-cell>
        </table:table-row>
        <table:table-row table:style-name="ro1">
          <table:table-cell office:value-type="string" calcext:value-type="string">
            <text:p>Coevorden</text:p>
          </table:table-cell>
          <table:table-cell office:value-type="float" office:value="10383" calcext:value-type="float">
            <text:p>10383</text:p>
          </table:table-cell>
        </table:table-row>
        <table:table-row table:style-name="ro1">
          <table:table-cell office:value-type="string" calcext:value-type="string">
            <text:p>Nieuwleusen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string" calcext:value-type="string">
            <text:p>Erp</text:p>
          </table:table-cell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string" calcext:value-type="string">
            <text:p>Oudeberkoop</text:p>
          </table:table-cell>
          <table:table-cell office:value-type="float" office:value="10386" calcext:value-type="float">
            <text:p>10386</text:p>
          </table:table-cell>
        </table:table-row>
        <table:table-row table:style-name="ro1">
          <table:table-cell office:value-type="string" calcext:value-type="string">
            <text:p>Halsteren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Obbicht en Papenhoven</text:p>
          </table:table-cell>
          <table:table-cell office:value-type="float" office:value="10388" calcext:value-type="float">
            <text:p>10388</text:p>
          </table:table-cell>
        </table:table-row>
        <table:table-row table:style-name="ro1">
          <table:table-cell office:value-type="string" calcext:value-type="string">
            <text:p>Helvoirt</text:p>
          </table:table-cell>
          <table:table-cell office:value-type="float" office:value="10389" calcext:value-type="float">
            <text:p>10389</text:p>
          </table:table-cell>
        </table:table-row>
        <table:table-row table:style-name="ro1">
          <table:table-cell office:value-type="string" calcext:value-type="string">
            <text:p>Liempde</text:p>
          </table:table-cell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string" calcext:value-type="string">
            <text:p>Peursum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Maarn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string" calcext:value-type="string">
            <text:p>Maasland</text:p>
          </table:table-cell>
          <table:table-cell office:value-type="float" office:value="10393" calcext:value-type="float">
            <text:p>10393</text:p>
          </table:table-cell>
        </table:table-row>
        <table:table-row table:style-name="ro1">
          <table:table-cell office:value-type="string" calcext:value-type="string">
            <text:p>Sint Philipsland</text:p>
          </table:table-cell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string" calcext:value-type="string">
            <text:p>Den Ham</text:p>
          </table:table-cell>
          <table:table-cell office:value-type="float" office:value="10395" calcext:value-type="float">
            <text:p>10395</text:p>
          </table:table-cell>
        </table:table-row>
        <table:table-row table:style-name="ro1">
          <table:table-cell office:value-type="string" calcext:value-type="string">
            <text:p>Ambt Doetinchem</text:p>
          </table:table-cell>
          <table:table-cell office:value-type="float" office:value="10396" calcext:value-type="float">
            <text:p>10396</text:p>
          </table:table-cell>
        </table:table-row>
        <table:table-row table:style-name="ro1">
          <table:table-cell office:value-type="string" calcext:value-type="string">
            <text:p>Doetinchem</text:p>
          </table:table-cell>
          <table:table-cell office:value-type="float" office:value="10396" calcext:value-type="float">
            <text:p>10396</text:p>
          </table:table-cell>
        </table:table-row>
        <table:table-row table:style-name="ro1">
          <table:table-cell office:value-type="string" calcext:value-type="string">
            <text:p>Oudenbosch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string" calcext:value-type="string">
            <text:p>Halderberge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string" calcext:value-type="string">
            <text:p>Benthuizen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string" calcext:value-type="string">
            <text:p>Sint-Oedenrode</text:p>
          </table:table-cell>
          <table:table-cell office:value-type="float" office:value="10399" calcext:value-type="float">
            <text:p>10399</text:p>
          </table:table-cell>
        </table:table-row>
        <table:table-row table:style-name="ro1">
          <table:table-cell office:value-type="string" calcext:value-type="string">
            <text:p>Retranchement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Nieuw-Vossemeer</text:p>
          </table:table-cell>
          <table:table-cell office:value-type="float" office:value="10401" calcext:value-type="float">
            <text:p>10401</text:p>
          </table:table-cell>
        </table:table-row>
        <table:table-row table:style-name="ro1">
          <table:table-cell office:value-type="string" calcext:value-type="string">
            <text:p>Waspik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string" calcext:value-type="string">
            <text:p>Thamen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string" calcext:value-type="string">
            <text:p>Tjum</text:p>
          </table:table-cell>
          <table:table-cell office:value-type="float" office:value="10404" calcext:value-type="float">
            <text:p>10404</text:p>
          </table:table-cell>
        </table:table-row>
        <table:table-row table:style-name="ro1">
          <table:table-cell office:value-type="string" calcext:value-type="string">
            <text:p>Franekeradeel</text:p>
          </table:table-cell>
          <table:table-cell office:value-type="float" office:value="10404" calcext:value-type="float">
            <text:p>10404</text:p>
          </table:table-cell>
        </table:table-row>
        <table:table-row table:style-name="ro1">
          <table:table-cell office:value-type="string" calcext:value-type="string">
            <text:p>Drachten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string" calcext:value-type="string">
            <text:p>Smallingerland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string" calcext:value-type="string">
            <text:p>Ginneken en Bavel</text:p>
          </table:table-cell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string" calcext:value-type="string">
            <text:p>Nieuw-Ginneken</text:p>
          </table:table-cell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string" calcext:value-type="string">
            <text:p>Roosendaal en Nispen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string" calcext:value-type="string">
            <text:p>Roosendaal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string" calcext:value-type="string">
            <text:p>Ubbergen</text:p>
          </table:table-cell>
          <table:table-cell office:value-type="float" office:value="10408" calcext:value-type="float">
            <text:p>10408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float" office:value="10408" calcext:value-type="float">
            <text:p>10408</text:p>
          </table:table-cell>
        </table:table-row>
        <table:table-row table:style-name="ro1">
          <table:table-cell office:value-type="string" calcext:value-type="string">
            <text:p>Olst-Wijhe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string" calcext:value-type="string">
            <text:p>Olst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string" calcext:value-type="string">
            <text:p>Hoogezand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Hoogezand-Sappemeer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Indijk</text:p>
          </table:table-cell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string" calcext:value-type="string">
            <text:p>Renesse</text:p>
          </table:table-cell>
          <table:table-cell office:value-type="float" office:value="10412" calcext:value-type="float">
            <text:p>10412</text:p>
          </table:table-cell>
        </table:table-row>
        <table:table-row table:style-name="ro1">
          <table:table-cell office:value-type="string" calcext:value-type="string">
            <text:p>Heinkenszand</text:p>
          </table:table-cell>
          <table:table-cell office:value-type="float" office:value="10413" calcext:value-type="float">
            <text:p>10413</text:p>
          </table:table-cell>
        </table:table-row>
        <table:table-row table:style-name="ro1">
          <table:table-cell office:value-type="string" calcext:value-type="string">
            <text:p>Schardam</text:p>
          </table:table-cell>
          <table:table-cell office:value-type="float" office:value="10414" calcext:value-type="float">
            <text:p>10414</text:p>
          </table:table-cell>
        </table:table-row>
        <table:table-row table:style-name="ro1">
          <table:table-cell office:value-type="string" calcext:value-type="string">
            <text:p>Tolsteeg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string" calcext:value-type="string">
            <text:p>Hendrik-Ido-Ambacht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1">
          <table:table-cell office:value-type="string" calcext:value-type="string">
            <text:p>Beuningen</text:p>
          </table:table-cell>
          <table:table-cell office:value-type="float" office:value="10417" calcext:value-type="float">
            <text:p>10417</text:p>
          </table:table-cell>
        </table:table-row>
        <table:table-row table:style-name="ro1">
          <table:table-cell office:value-type="string" calcext:value-type="string">
            <text:p>Diever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 office:value-type="string" calcext:value-type="string">
            <text:p>Boskoop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string" calcext:value-type="string">
            <text:p>Ohé en Laak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Egmond aan Zee</text:p>
          </table:table-cell>
          <table:table-cell office:value-type="float" office:value="10421" calcext:value-type="float">
            <text:p>10421</text:p>
          </table:table-cell>
        </table:table-row>
        <table:table-row table:style-name="ro1">
          <table:table-cell office:value-type="string" calcext:value-type="string">
            <text:p>Egmond</text:p>
          </table:table-cell>
          <table:table-cell office:value-type="float" office:value="10421" calcext:value-type="float">
            <text:p>10421</text:p>
          </table:table-cell>
        </table:table-row>
        <table:table-row table:style-name="ro1">
          <table:table-cell office:value-type="string" calcext:value-type="string">
            <text:p>Baarderadeel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string" calcext:value-type="string">
            <text:p>Littenseradeel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string" calcext:value-type="string">
            <text:p>Littenseradiel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string" calcext:value-type="string">
            <text:p>Bozum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string" calcext:value-type="string">
            <text:p>Loenen en Wolferen</text:p>
          </table:table-cell>
          <table:table-cell office:value-type="float" office:value="10423" calcext:value-type="float">
            <text:p>10423</text:p>
          </table:table-cell>
        </table:table-row>
        <table:table-row table:style-name="ro1">
          <table:table-cell office:value-type="string" calcext:value-type="string">
            <text:p>Dommelen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Bedum</text:p>
          </table:table-cell>
          <table:table-cell office:value-type="float" office:value="10425" calcext:value-type="float">
            <text:p>10425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Papendrecht</text:p>
          </table:table-cell>
          <table:table-cell office:value-type="float" office:value="10427" calcext:value-type="float">
            <text:p>10427</text:p>
          </table:table-cell>
        </table:table-row>
        <table:table-row table:style-name="ro1">
          <table:table-cell office:value-type="string" calcext:value-type="string">
            <text:p>Drunen</text:p>
          </table:table-cell>
          <table:table-cell office:value-type="float" office:value="10428" calcext:value-type="float">
            <text:p>10428</text:p>
          </table:table-cell>
        </table:table-row>
        <table:table-row table:style-name="ro1">
          <table:table-cell office:value-type="string" calcext:value-type="string">
            <text:p>Vrijberge</text:p>
          </table:table-cell>
          <table:table-cell office:value-type="float" office:value="10429" calcext:value-type="float">
            <text:p>10429</text:p>
          </table:table-cell>
        </table:table-row>
        <table:table-row table:style-name="ro1">
          <table:table-cell office:value-type="string" calcext:value-type="string">
            <text:p>Charlois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string" calcext:value-type="string">
            <text:p>Lauwerecht</text:p>
          </table:table-cell>
          <table:table-cell office:value-type="float" office:value="10431" calcext:value-type="float">
            <text:p>10431</text:p>
          </table:table-cell>
        </table:table-row>
        <table:table-row table:style-name="ro1">
          <table:table-cell office:value-type="string" calcext:value-type="string">
            <text:p>Boekel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string" calcext:value-type="string">
            <text:p>Venhuizen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string" calcext:value-type="string">
            <text:p>Wijdewormer</text:p>
          </table:table-cell>
          <table:table-cell office:value-type="float" office:value="10434" calcext:value-type="float">
            <text:p>10434</text:p>
          </table:table-cell>
        </table:table-row>
        <table:table-row table:style-name="ro1">
          <table:table-cell office:value-type="string" calcext:value-type="string">
            <text:p>Meerdervoort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1">
          <table:table-cell office:value-type="string" calcext:value-type="string">
            <text:p>Eibergen</text:p>
          </table:table-cell>
          <table:table-cell office:value-type="float" office:value="10436" calcext:value-type="float">
            <text:p>10436</text:p>
          </table:table-cell>
        </table:table-row>
        <table:table-row table:style-name="ro1">
          <table:table-cell office:value-type="string" calcext:value-type="string">
            <text:p>Berkelland</text:p>
          </table:table-cell>
          <table:table-cell office:value-type="float" office:value="10436" calcext:value-type="float">
            <text:p>10436</text:p>
          </table:table-cell>
        </table:table-row>
        <table:table-row table:style-name="ro1">
          <table:table-cell office:value-type="string" calcext:value-type="string">
            <text:p>Zuidzande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Stoutenburg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string" calcext:value-type="string">
            <text:p>Abbekerk</text:p>
          </table:table-cell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string" calcext:value-type="string">
            <text:p>Gendt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1">
          <table:table-cell office:value-type="string" calcext:value-type="string">
            <text:p>Vreeswijk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0442" calcext:value-type="float">
            <text:p>10442</text:p>
          </table:table-cell>
        </table:table-row>
        <table:table-row table:style-name="ro1">
          <table:table-cell office:value-type="string" calcext:value-type="string">
            <text:p>Kamperveen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Herveld</text:p>
          </table:table-cell>
          <table:table-cell office:value-type="float" office:value="10444" calcext:value-type="float">
            <text:p>10444</text:p>
          </table:table-cell>
        </table:table-row>
        <table:table-row table:style-name="ro1">
          <table:table-cell office:value-type="string" calcext:value-type="string">
            <text:p>Bergschenhoek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1">
          <table:table-cell office:value-type="string" calcext:value-type="string">
            <text:p>Nijkerk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Barwoutswaarder</text:p>
          </table:table-cell>
          <table:table-cell office:value-type="float" office:value="10447" calcext:value-type="float">
            <text:p>10447</text:p>
          </table:table-cell>
        </table:table-row>
        <table:table-row table:style-name="ro1">
          <table:table-cell office:value-type="string" calcext:value-type="string">
            <text:p>Borger-Odoorn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string" calcext:value-type="string">
            <text:p>Borger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string" calcext:value-type="string">
            <text:p>Sinoutskerke en Baarsdorp</text:p>
          </table:table-cell>
          <table:table-cell office:value-type="float" office:value="10449" calcext:value-type="float">
            <text:p>10449</text:p>
          </table:table-cell>
        </table:table-row>
        <table:table-row table:style-name="ro1">
          <table:table-cell office:value-type="string" calcext:value-type="string">
            <text:p>Goudriaan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string" calcext:value-type="string">
            <text:p>Graafstroom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string" calcext:value-type="string">
            <text:p>Bleskensgraaf en Hofwegen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string" calcext:value-type="string">
            <text:p>Bleskensgraaf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string" calcext:value-type="string">
            <text:p>Middelie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1">
          <table:table-cell office:value-type="string" calcext:value-type="string">
            <text:p>Winschoten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1">
          <table:table-cell office:value-type="string" calcext:value-type="string">
            <text:p>Wonseradeel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Witmarsum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Wûnseradiel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Riethoven</text:p>
          </table:table-cell>
          <table:table-cell office:value-type="float" office:value="10455" calcext:value-type="float">
            <text:p>10455</text:p>
          </table:table-cell>
        </table:table-row>
        <table:table-row table:style-name="ro1">
          <table:table-cell office:value-type="string" calcext:value-type="string">
            <text:p>Posterholt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Ambt Montfort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Susteren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1">
          <table:table-cell office:value-type="string" calcext:value-type="string">
            <text:p>Itteren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string" calcext:value-type="string">
            <text:p>Nieuw-Strijen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string" calcext:value-type="string">
            <text:p>Buurmalsen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string" calcext:value-type="string">
            <text:p>Woubrugge</text:p>
          </table:table-cell>
          <table:table-cell office:value-type="float" office:value="10461" calcext:value-type="float">
            <text:p>10461</text:p>
          </table:table-cell>
        </table:table-row>
        <table:table-row table:style-name="ro1">
          <table:table-cell office:value-type="string" calcext:value-type="string">
            <text:p>Jacobswoude</text:p>
          </table:table-cell>
          <table:table-cell office:value-type="float" office:value="10461" calcext:value-type="float">
            <text:p>10461</text:p>
          </table:table-cell>
        </table:table-row>
        <table:table-row table:style-name="ro1">
          <table:table-cell office:value-type="string" calcext:value-type="string">
            <text:p>Heeze-Leende</text:p>
          </table:table-cell>
          <table:table-cell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Heeze</text:p>
          </table:table-cell>
          <table:table-cell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Nijbroek</text:p>
          </table:table-cell>
          <table:table-cell office:value-type="float" office:value="10463" calcext:value-type="float">
            <text:p>10463</text:p>
          </table:table-cell>
        </table:table-row>
        <table:table-row table:style-name="ro1">
          <table:table-cell office:value-type="string" calcext:value-type="string">
            <text:p>Rockanje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string" calcext:value-type="string">
            <text:p>Leerbroek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Huijbergen</text:p>
          </table:table-cell>
          <table:table-cell office:value-type="float" office:value="10466" calcext:value-type="float">
            <text:p>10466</text:p>
          </table:table-cell>
        </table:table-row>
        <table:table-row table:style-name="ro1">
          <table:table-cell office:value-type="string" calcext:value-type="string">
            <text:p>Kortenhoef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string" calcext:value-type="string">
            <text:p>Zwijndrecht</text:p>
          </table:table-cell>
          <table:table-cell office:value-type="float" office:value="10468" calcext:value-type="float">
            <text:p>10468</text:p>
          </table:table-cell>
        </table:table-row>
        <table:table-row table:style-name="ro1">
          <table:table-cell office:value-type="string" calcext:value-type="string">
            <text:p>'s-Gravenmoer</text:p>
          </table:table-cell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string" calcext:value-type="string">
            <text:p>Rolde</text:p>
          </table:table-cell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string" calcext:value-type="string">
            <text:p>Ewijk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string" calcext:value-type="string">
            <text:p>Oudega</text:p>
          </table:table-cell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Rietwijkeroord</text:p>
          </table:table-cell>
          <table:table-cell office:value-type="float" office:value="10473" calcext:value-type="float">
            <text:p>10473</text:p>
          </table:table-cell>
        </table:table-row>
        <table:table-row table:style-name="ro1">
          <table:table-cell office:value-type="string" calcext:value-type="string">
            <text:p>Swalmen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Marrum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string" calcext:value-type="string">
            <text:p>Hooge en Lage Mierde</text:p>
          </table:table-cell>
          <table:table-cell office:value-type="float" office:value="10476" calcext:value-type="float">
            <text:p>10476</text:p>
          </table:table-cell>
        </table:table-row>
        <table:table-row table:style-name="ro1">
          <table:table-cell office:value-type="string" calcext:value-type="string">
            <text:p>Venlo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Asten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string" calcext:value-type="string">
            <text:p>Rilland en Bath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string" calcext:value-type="string">
            <text:p>Rilland-Bath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string" calcext:value-type="string">
            <text:p>Rilland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string" calcext:value-type="string">
            <text:p>Maire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string" calcext:value-type="string">
            <text:p>Jisp</text:p>
          </table:table-cell>
          <table:table-cell office:value-type="float" office:value="10481" calcext:value-type="float">
            <text:p>10481</text:p>
          </table:table-cell>
        </table:table-row>
        <table:table-row table:style-name="ro1">
          <table:table-cell office:value-type="string" calcext:value-type="string">
            <text:p>Vrijhoef en Kalverbroek</text:p>
          </table:table-cell>
          <table:table-cell office:value-type="float" office:value="10482" calcext:value-type="float">
            <text:p>10482</text:p>
          </table:table-cell>
        </table:table-row>
        <table:table-row table:style-name="ro1">
          <table:table-cell office:value-type="string" calcext:value-type="string">
            <text:p>Middelburg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Graft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Reeuwijk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Philippine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string" calcext:value-type="string">
            <text:p>Liemeer</text:p>
          </table:table-cell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Nieuwveen</text:p>
          </table:table-cell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Keppel</text:p>
          </table:table-cell>
          <table:table-cell office:value-type="float" office:value="10488" calcext:value-type="float">
            <text:p>10488</text:p>
          </table:table-cell>
        </table:table-row>
        <table:table-row table:style-name="ro1">
          <table:table-cell office:value-type="string" calcext:value-type="string">
            <text:p>Sleen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string" calcext:value-type="string">
            <text:p>Oosterhesselen</text:p>
          </table:table-cell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string" calcext:value-type="string">
            <text:p>Den Dungen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string" calcext:value-type="string">
            <text:p>Onderbanken</text:p>
          </table:table-cell>
          <table:table-cell office:value-type="float" office:value="10492" calcext:value-type="float">
            <text:p>10492</text:p>
          </table:table-cell>
        </table:table-row>
        <table:table-row table:style-name="ro1">
          <table:table-cell office:value-type="string" calcext:value-type="string">
            <text:p>Schinveld</text:p>
          </table:table-cell>
          <table:table-cell office:value-type="float" office:value="10492" calcext:value-type="float">
            <text:p>10492</text:p>
          </table:table-cell>
        </table:table-row>
        <table:table-row table:style-name="ro1">
          <table:table-cell office:value-type="string" calcext:value-type="string">
            <text:p>Blaricum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string" calcext:value-type="string">
            <text:p>Maren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string" calcext:value-type="string">
            <text:p>Alem, Maren en Kessel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string" calcext:value-type="string">
            <text:p>Sint-Michielsgestel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string" calcext:value-type="string">
            <text:p>Steenderen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Warffum</text:p>
          </table:table-cell>
          <table:table-cell office:value-type="float" office:value="10498" calcext:value-type="float">
            <text:p>10498</text:p>
          </table:table-cell>
        </table:table-row>
        <table:table-row table:style-name="ro1">
          <table:table-cell office:value-type="string" calcext:value-type="string">
            <text:p>Teckop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string" calcext:value-type="string">
            <text:p>West-Souburg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Peize</text:p>
          </table:table-cell>
          <table:table-cell office:value-type="float" office:value="10501" calcext:value-type="float">
            <text:p>10501</text:p>
          </table:table-cell>
        </table:table-row>
        <table:table-row table:style-name="ro1">
          <table:table-cell office:value-type="string" calcext:value-type="string">
            <text:p>Nieuwe Tonge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Rijsoort</text:p>
          </table:table-cell>
          <table:table-cell office:value-type="float" office:value="10503" calcext:value-type="float">
            <text:p>10503</text:p>
          </table:table-cell>
        </table:table-row>
        <table:table-row table:style-name="ro1">
          <table:table-cell office:value-type="string" calcext:value-type="string">
            <text:p>Rijsoort en Strevelshoek</text:p>
          </table:table-cell>
          <table:table-cell office:value-type="float" office:value="10503" calcext:value-type="float">
            <text:p>10503</text:p>
          </table:table-cell>
        </table:table-row>
        <table:table-row table:style-name="ro1">
          <table:table-cell office:value-type="string" calcext:value-type="string">
            <text:p>Oirsbeek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Roggel en Neer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string" calcext:value-type="string">
            <text:p>Roggel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string" calcext:value-type="string">
            <text:p>Gieten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string" calcext:value-type="string">
            <text:p>Lippenhuizen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string" calcext:value-type="string">
            <text:p>Spaarnwoude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Haarlemmerliede en Spaarnwoude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Vaesrade</text:p>
          </table:table-cell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string" calcext:value-type="string">
            <text:p>Koedijk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string" calcext:value-type="string">
            <text:p>Schagen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Nunspeet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Nunspeet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Sint Pancras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string" calcext:value-type="string">
            <text:p>Naaldwijk (Alblasserwaard)</text:p>
          </table:table-cell>
          <table:table-cell office:value-type="float" office:value="10514" calcext:value-type="float">
            <text:p>10514</text:p>
          </table:table-cell>
        </table:table-row>
        <table:table-row table:style-name="ro1">
          <table:table-cell office:value-type="string" calcext:value-type="string">
            <text:p>Simpelveld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string" calcext:value-type="string">
            <text:p>Hoornaar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Alphen aan den Rijn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string" calcext:value-type="string">
            <text:p>Alphen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string" calcext:value-type="string">
            <text:p>Pannerden</text:p>
          </table:table-cell>
          <table:table-cell office:value-type="float" office:value="10518" calcext:value-type="float">
            <text:p>10518</text:p>
          </table:table-cell>
        </table:table-row>
        <table:table-row table:style-name="ro1">
          <table:table-cell office:value-type="string" calcext:value-type="string">
            <text:p>Kleverskerk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Middenveld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Midden-Drenthe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Beilen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Strijp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1">
          <table:table-cell office:value-type="string" calcext:value-type="string">
            <text:p>Assen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1">
          <table:table-cell office:value-type="string" calcext:value-type="string">
            <text:p>Opperdoes</text:p>
          </table:table-cell>
          <table:table-cell office:value-type="float" office:value="10523" calcext:value-type="float">
            <text:p>10523</text:p>
          </table:table-cell>
        </table:table-row>
        <table:table-row table:style-name="ro1">
          <table:table-cell office:value-type="string" calcext:value-type="string">
            <text:p>Achttienhoven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string" calcext:value-type="string">
            <text:p>Huizum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string" calcext:value-type="string">
            <text:p>Ruwiel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string" calcext:value-type="string">
            <text:p>Alkmaar</text:p>
          </table:table-cell>
          <table:table-cell office:value-type="float" office:value="10527" calcext:value-type="float">
            <text:p>10527</text:p>
          </table:table-cell>
        </table:table-row>
        <table:table-row table:style-name="ro1">
          <table:table-cell office:value-type="string" calcext:value-type="string">
            <text:p>Hernen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string" calcext:value-type="string">
            <text:p>Geldrop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string" calcext:value-type="string">
            <text:p>Geldrop-Mierlo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string" calcext:value-type="string">
            <text:p>Geulle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Aagtekerke</text:p>
          </table:table-cell>
          <table:table-cell office:value-type="float" office:value="10531" calcext:value-type="float">
            <text:p>10531</text:p>
          </table:table-cell>
        </table:table-row>
        <table:table-row table:style-name="ro1">
          <table:table-cell office:value-type="string" calcext:value-type="string">
            <text:p>Maashees en Overloon</text:p>
          </table:table-cell>
          <table:table-cell office:value-type="float" office:value="10532" calcext:value-type="float">
            <text:p>10532</text:p>
          </table:table-cell>
        </table:table-row>
        <table:table-row table:style-name="ro1">
          <table:table-cell office:value-type="string" calcext:value-type="string">
            <text:p>Brunssum</text:p>
          </table:table-cell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string" calcext:value-type="string">
            <text:p>Wijdemeren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string" calcext:value-type="string">
            <text:p>'s-Graveland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string" calcext:value-type="string">
            <text:p>Mill en Sint Hubert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Beets</text:p>
          </table:table-cell>
          <table:table-cell office:value-type="float" office:value="10536" calcext:value-type="float">
            <text:p>10536</text:p>
          </table:table-cell>
        </table:table-row>
        <table:table-row table:style-name="ro1">
          <table:table-cell office:value-type="string" calcext:value-type="string">
            <text:p>Voorschoten</text:p>
          </table:table-cell>
          <table:table-cell office:value-type="float" office:value="10537" calcext:value-type="float">
            <text:p>10537</text:p>
          </table:table-cell>
        </table:table-row>
        <table:table-row table:style-name="ro1">
          <table:table-cell office:value-type="string" calcext:value-type="string">
            <text:p>Mheer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string" calcext:value-type="string">
            <text:p>Baflo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Heerjansdam</text:p>
          </table:table-cell>
          <table:table-cell office:value-type="float" office:value="10540" calcext:value-type="float">
            <text:p>10540</text:p>
          </table:table-cell>
        </table:table-row>
        <table:table-row table:style-name="ro1">
          <table:table-cell office:value-type="string" calcext:value-type="string">
            <text:p>De Vennip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1">
          <table:table-cell office:value-type="string" calcext:value-type="string">
            <text:p>Wolphaartsdijk</text:p>
          </table:table-cell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string" calcext:value-type="string">
            <text:p>Schore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string" calcext:value-type="string">
            <text:p>Hoogland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string" calcext:value-type="string">
            <text:p>Steenwijkerland</text:p>
          </table:table-cell>
          <table:table-cell office:value-type="float" office:value="10546" calcext:value-type="float">
            <text:p>10546</text:p>
          </table:table-cell>
        </table:table-row>
        <table:table-row table:style-name="ro1">
          <table:table-cell office:value-type="string" calcext:value-type="string">
            <text:p>Steenwijk</text:p>
          </table:table-cell>
          <table:table-cell office:value-type="float" office:value="10546" calcext:value-type="float">
            <text:p>10546</text:p>
          </table:table-cell>
        </table:table-row>
        <table:table-row table:style-name="ro1">
          <table:table-cell office:value-type="string" calcext:value-type="string">
            <text:p>Nieuw-Lekkerland</text:p>
          </table:table-cell>
          <table:table-cell office:value-type="float" office:value="10547" calcext:value-type="float">
            <text:p>10547</text:p>
          </table:table-cell>
        </table:table-row>
        <table:table-row table:style-name="ro1">
          <table:table-cell office:value-type="string" calcext:value-type="string">
            <text:p>Leeuwen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Son en Breugel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string" calcext:value-type="string">
            <text:p>Muntendam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string" calcext:value-type="string">
            <text:p>Kethel en Spaland</text:p>
          </table:table-cell>
          <table:table-cell office:value-type="float" office:value="10551" calcext:value-type="float">
            <text:p>10551</text:p>
          </table:table-cell>
        </table:table-row>
        <table:table-row table:style-name="ro1">
          <table:table-cell office:value-type="string" calcext:value-type="string">
            <text:p>Spaubeek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1">
          <table:table-cell office:value-type="string" calcext:value-type="string">
            <text:p>Strevelshoek</text:p>
          </table:table-cell>
          <table:table-cell office:value-type="float" office:value="10553" calcext:value-type="float">
            <text:p>10553</text:p>
          </table:table-cell>
        </table:table-row>
        <table:table-row table:style-name="ro1">
          <table:table-cell office:value-type="string" calcext:value-type="string">
            <text:p>Kamerik-Houtdijken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string" calcext:value-type="string">
            <text:p>Kamerik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string" calcext:value-type="string">
            <text:p>Kamerik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string" calcext:value-type="string">
            <text:p>Kamerik-Mijzijde</text:p>
          </table:table-cell>
          <table:table-cell office:value-type="float" office:value="10555" calcext:value-type="float">
            <text:p>10555</text:p>
          </table:table-cell>
        </table:table-row>
        <table:table-row table:style-name="ro1">
          <table:table-cell office:value-type="string" calcext:value-type="string">
            <text:p>Leuth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1">
          <table:table-cell office:value-type="string" calcext:value-type="string">
            <text:p>Zaltbommel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Strijen</text:p>
          </table:table-cell>
          <table:table-cell office:value-type="float" office:value="10558" calcext:value-type="float">
            <text:p>10558</text:p>
          </table:table-cell>
        </table:table-row>
        <table:table-row table:style-name="ro1">
          <table:table-cell office:value-type="string" calcext:value-type="string">
            <text:p>Callantsoog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office:value-type="string" calcext:value-type="string">
            <text:p>Heumen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Nootdorp</text:p>
          </table:table-cell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string" calcext:value-type="string">
            <text:p>Woensdrecht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1">
          <table:table-cell office:value-type="string" calcext:value-type="string">
            <text:p>Stad Doetinchem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string" calcext:value-type="string">
            <text:p>Boschkapelle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string" calcext:value-type="string">
            <text:p>Giessendam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string" calcext:value-type="string">
            <text:p>Horssen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Norg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string" calcext:value-type="string">
            <text:p>Opmeer</text:p>
          </table:table-cell>
          <table:table-cell office:value-type="float" office:value="10609" calcext:value-type="float">
            <text:p>10609</text:p>
          </table:table-cell>
        </table:table-row>
        <table:table-row table:style-name="ro1">
          <table:table-cell office:value-type="string" calcext:value-type="string">
            <text:p>Onstwedde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string" calcext:value-type="string">
            <text:p>Hoenkoop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string" calcext:value-type="string">
            <text:p>Sassenheim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Rijsenburg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Vrouwenparochie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string" calcext:value-type="string">
            <text:p>Vrijhoeven</text:p>
          </table:table-cell>
          <table:table-cell office:value-type="float" office:value="10615" calcext:value-type="float">
            <text:p>10615</text:p>
          </table:table-cell>
        </table:table-row>
        <table:table-row table:style-name="ro1">
          <table:table-cell office:value-type="string" calcext:value-type="string">
            <text:p>Groesbeek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1">
          <table:table-cell office:value-type="string" calcext:value-type="string">
            <text:p>Krimpen aan de Lek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 office:value-type="string" calcext:value-type="string">
            <text:p>Meerkerk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string" calcext:value-type="string">
            <text:p>Zederik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string" calcext:value-type="string">
            <text:p>Stavenisse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 office:value-type="string" calcext:value-type="string">
            <text:p>Velsen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string" calcext:value-type="string">
            <text:p>Emmikhoven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string" calcext:value-type="string">
            <text:p>Eelde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float" office:value="10623" calcext:value-type="float">
            <text:p>10623</text:p>
          </table:table-cell>
        </table:table-row>
        <table:table-row table:style-name="ro1">
          <table:table-cell office:value-type="string" calcext:value-type="string">
            <text:p>Grevenbicht</text:p>
          </table:table-cell>
          <table:table-cell office:value-type="float" office:value="10624" calcext:value-type="float">
            <text:p>10624</text:p>
          </table:table-cell>
        </table:table-row>
        <table:table-row table:style-name="ro1">
          <table:table-cell office:value-type="string" calcext:value-type="string">
            <text:p>Kessel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string" calcext:value-type="string">
            <text:p>Schuddebeurs en Simonshaven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string" calcext:value-type="string">
            <text:p>Schoorl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string" calcext:value-type="string">
            <text:p>Kloosterburen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string" calcext:value-type="string">
            <text:p>Ruinen</text:p>
          </table:table-cell>
          <table:table-cell office:value-type="float" office:value="10629" calcext:value-type="float">
            <text:p>10629</text:p>
          </table:table-cell>
        </table:table-row>
        <table:table-row table:style-name="ro1">
          <table:table-cell office:value-type="string" calcext:value-type="string">
            <text:p>Vries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string" calcext:value-type="string">
            <text:p>Wijdenes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string" calcext:value-type="string">
            <text:p>Sint Joosland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Zalk en Veecaten</text:p>
          </table:table-cell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string" calcext:value-type="string">
            <text:p>Baarland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1">
          <table:table-cell office:value-type="string" calcext:value-type="string">
            <text:p>Vrouwenpolder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string" calcext:value-type="string">
            <text:p>Hengstdijk</text:p>
          </table:table-cell>
          <table:table-cell office:value-type="float" office:value="10636" calcext:value-type="float">
            <text:p>10636</text:p>
          </table:table-cell>
        </table:table-row>
        <table:table-row table:style-name="ro1">
          <table:table-cell office:value-type="string" calcext:value-type="string">
            <text:p>Lieshout</text:p>
          </table:table-cell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string" calcext:value-type="string">
            <text:p>Everdingen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string" calcext:value-type="string">
            <text:p>Loosdrecht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string" calcext:value-type="string">
            <text:p>'s-Gravenzande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IJsselmuiden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string" calcext:value-type="string">
            <text:p>Hoogkarspel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string" calcext:value-type="string">
            <text:p>Bangert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string" calcext:value-type="string">
            <text:p>Drechterland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string" calcext:value-type="string">
            <text:p>Vriezenveen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Twenterand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Vlodrop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string" calcext:value-type="string">
            <text:p>Jelsum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Ridderkerk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string" calcext:value-type="string">
            <text:p>Dodewaard</text:p>
          </table:table-cell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string" calcext:value-type="string">
            <text:p>Wormerland</text:p>
          </table:table-cell>
          <table:table-cell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Wormer</text:p>
          </table:table-cell>
          <table:table-cell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Laren</text:p>
          </table:table-cell>
          <table:table-cell office:value-type="float" office:value="10649" calcext:value-type="float">
            <text:p>10649</text:p>
          </table:table-cell>
        </table:table-row>
        <table:table-row table:style-name="ro1">
          <table:table-cell office:value-type="string" calcext:value-type="string">
            <text:p>Dantumadeel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Dantumawoude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Schellingwoude</text:p>
          </table:table-cell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string" calcext:value-type="string">
            <text:p>Ritthem</text:p>
          </table:table-cell>
          <table:table-cell office:value-type="float" office:value="10652" calcext:value-type="float">
            <text:p>10652</text:p>
          </table:table-cell>
        </table:table-row>
        <table:table-row table:style-name="ro1">
          <table:table-cell office:value-type="string" calcext:value-type="string">
            <text:p>Lunteren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string" calcext:value-type="string">
            <text:p>Zwollerkerspel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Broeksittard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string" calcext:value-type="string">
            <text:p>Klundert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string" calcext:value-type="string">
            <text:p>Hoogeloon, Hapert en Casteren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 office:value-type="string" calcext:value-type="string">
            <text:p>Vleuten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string" calcext:value-type="string">
            <text:p>Vleuten-De Meern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string" calcext:value-type="string">
            <text:p>Sprang</text:p>
          </table:table-cell>
          <table:table-cell office:value-type="float" office:value="10659" calcext:value-type="float">
            <text:p>10659</text:p>
          </table:table-cell>
        </table:table-row>
        <table:table-row table:style-name="ro1">
          <table:table-cell office:value-type="string" calcext:value-type="string">
            <text:p>Langebakkersoord</text:p>
          </table:table-cell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string" calcext:value-type="string">
            <text:p>Reek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1">
          <table:table-cell office:value-type="string" calcext:value-type="string">
            <text:p>Hindeloopen</text:p>
          </table:table-cell>
          <table:table-cell office:value-type="float" office:value="10672" calcext:value-type="float">
            <text:p>10672</text:p>
          </table:table-cell>
        </table:table-row>
        <table:table-row table:style-name="ro1">
          <table:table-cell office:value-type="string" calcext:value-type="string">
            <text:p>Hattem</text:p>
          </table:table-cell>
          <table:table-cell office:value-type="float" office:value="10673" calcext:value-type="float">
            <text:p>10673</text:p>
          </table:table-cell>
        </table:table-row>
        <table:table-row table:style-name="ro1">
          <table:table-cell office:value-type="string" calcext:value-type="string">
            <text:p>Goes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Zwammerdam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string" calcext:value-type="string">
            <text:p>Wierden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string" calcext:value-type="string">
            <text:p>Teteringen</text:p>
          </table:table-cell>
          <table:table-cell office:value-type="float" office:value="10677" calcext:value-type="float">
            <text:p>10677</text:p>
          </table:table-cell>
        </table:table-row>
        <table:table-row table:style-name="ro1">
          <table:table-cell office:value-type="string" calcext:value-type="string">
            <text:p>Brijdorpe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string" calcext:value-type="string">
            <text:p>Heemskerk</text:p>
          </table:table-cell>
          <table:table-cell office:value-type="float" office:value="10679" calcext:value-type="float">
            <text:p>10679</text:p>
          </table:table-cell>
        </table:table-row>
        <table:table-row table:style-name="ro1">
          <table:table-cell office:value-type="string" calcext:value-type="string">
            <text:p>Heerenveen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Heerenveen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Schoterland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Nederweert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1">
          <table:table-cell office:value-type="string" calcext:value-type="string">
            <text:p>Neer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Overschie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string" calcext:value-type="string">
            <text:p>Rozendaal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string" calcext:value-type="string">
            <text:p>Rosendaal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string" calcext:value-type="string">
            <text:p>Leerdam</text:p>
          </table:table-cell>
          <table:table-cell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Biert</text:p>
          </table:table-cell>
          <table:table-cell office:value-type="float" office:value="10686" calcext:value-type="float">
            <text:p>10686</text:p>
          </table:table-cell>
        </table:table-row>
        <table:table-row table:style-name="ro1">
          <table:table-cell office:value-type="string" calcext:value-type="string">
            <text:p>Haske</text:p>
          </table:table-cell>
          <table:table-cell office:value-type="float" office:value="10687" calcext:value-type="float">
            <text:p>10687</text:p>
          </table:table-cell>
        </table:table-row>
        <table:table-row table:style-name="ro1">
          <table:table-cell office:value-type="string" calcext:value-type="string">
            <text:p>IJzendijke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 office:value-type="string" calcext:value-type="string">
            <text:p>Blokzijl</text:p>
          </table:table-cell>
          <table:table-cell office:value-type="float" office:value="10689" calcext:value-type="float">
            <text:p>10689</text:p>
          </table:table-cell>
        </table:table-row>
        <table:table-row table:style-name="ro1">
          <table:table-cell office:value-type="string" calcext:value-type="string">
            <text:p>Dinther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office:value-type="string" calcext:value-type="string">
            <text:p>Heeswijk-Dinther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office:value-type="string" calcext:value-type="string">
            <text:p>Maartensdijk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string" calcext:value-type="string">
            <text:p>Maasbommel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string" calcext:value-type="string">
            <text:p>Nederslingeland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string" calcext:value-type="string">
            <text:p>Tubbergen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string" calcext:value-type="string">
            <text:p>Westmaas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string" calcext:value-type="string">
            <text:p>Ursem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string" calcext:value-type="string">
            <text:p>Sterkenburg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Velp</text:p>
          </table:table-cell>
          <table:table-cell office:value-type="float" office:value="10698" calcext:value-type="float">
            <text:p>10698</text:p>
          </table:table-cell>
        </table:table-row>
        <table:table-row table:style-name="ro1">
          <table:table-cell office:value-type="string" calcext:value-type="string">
            <text:p>Roden</text:p>
          </table:table-cell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string" calcext:value-type="string">
            <text:p>Noordenveld</text:p>
          </table:table-cell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string" calcext:value-type="string">
            <text:p>Urmond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Haamstede</text:p>
          </table:table-cell>
          <table:table-cell office:value-type="float" office:value="10701" calcext:value-type="float">
            <text:p>10701</text:p>
          </table:table-cell>
        </table:table-row>
        <table:table-row table:style-name="ro1">
          <table:table-cell office:value-type="string" calcext:value-type="string">
            <text:p>Westerschouwen</text:p>
          </table:table-cell>
          <table:table-cell office:value-type="float" office:value="10701" calcext:value-type="float">
            <text:p>10701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float" office:value="10702" calcext:value-type="float">
            <text:p>10702</text:p>
          </table:table-cell>
        </table:table-row>
        <table:table-row table:style-name="ro1">
          <table:table-cell office:value-type="string" calcext:value-type="string">
            <text:p>Zwartewaal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string" calcext:value-type="string">
            <text:p>Terneuzen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string" calcext:value-type="string">
            <text:p>Ter Neuzen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string" calcext:value-type="string">
            <text:p>Neuzen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string" calcext:value-type="string">
            <text:p>Gassel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1">
          <table:table-cell office:value-type="string" calcext:value-type="string">
            <text:p>Tienhoven</text:p>
          </table:table-cell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string" calcext:value-type="string">
            <text:p>Katwijk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string" calcext:value-type="string">
            <text:p>Giethoorn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string" calcext:value-type="string">
            <text:p>Esch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string" calcext:value-type="string">
            <text:p>Alphen-Chaam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string" calcext:value-type="string">
            <text:p>Alphen en Riel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string" calcext:value-type="string">
            <text:p>Scheemda</text:p>
          </table:table-cell>
          <table:table-cell office:value-type="float" office:value="10711" calcext:value-type="float">
            <text:p>10711</text:p>
          </table:table-cell>
        </table:table-row>
        <table:table-row table:style-name="ro1">
          <table:table-cell office:value-type="string" calcext:value-type="string">
            <text:p>Abcoude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Abcoude-Proostdij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Abcoude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Veldhuizen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string" calcext:value-type="string">
            <text:p>Oude Tonge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Oostflakkee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Nederhorst den Berg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Sint Maartensdijk</text:p>
          </table:table-cell>
          <table:table-cell office:value-type="float" office:value="10716" calcext:value-type="float">
            <text:p>10716</text:p>
          </table:table-cell>
        </table:table-row>
        <table:table-row table:style-name="ro1">
          <table:table-cell office:value-type="string" calcext:value-type="string">
            <text:p>Garderen</text:p>
          </table:table-cell>
          <table:table-cell office:value-type="float" office:value="10717" calcext:value-type="float">
            <text:p>10717</text:p>
          </table:table-cell>
        </table:table-row>
        <table:table-row table:style-name="ro1">
          <table:table-cell office:value-type="string" calcext:value-type="string">
            <text:p>Veenhuizen</text:p>
          </table:table-cell>
          <table:table-cell office:value-type="float" office:value="10718" calcext:value-type="float">
            <text:p>10718</text:p>
          </table:table-cell>
        </table:table-row>
        <table:table-row table:style-name="ro1">
          <table:table-cell office:value-type="string" calcext:value-type="string">
            <text:p>Lobith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string" calcext:value-type="string">
            <text:p>Oostkapelle</text:p>
          </table:table-cell>
          <table:table-cell office:value-type="float" office:value="10720" calcext:value-type="float">
            <text:p>10720</text:p>
          </table:table-cell>
        </table:table-row>
        <table:table-row table:style-name="ro1">
          <table:table-cell office:value-type="string" calcext:value-type="string">
            <text:p>'s-Heerenhoek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float" office:value="10722" calcext:value-type="float">
            <text:p>10722</text:p>
          </table:table-cell>
        </table:table-row>
        <table:table-row table:style-name="ro1">
          <table:table-cell office:value-type="string" calcext:value-type="string">
            <text:p>Wijchen</text:p>
          </table:table-cell>
          <table:table-cell office:value-type="float" office:value="10723" calcext:value-type="float">
            <text:p>10723</text:p>
          </table:table-cell>
        </table:table-row>
        <table:table-row table:style-name="ro1">
          <table:table-cell office:value-type="string" calcext:value-type="string">
            <text:p>Kalslagen</text:p>
          </table:table-cell>
          <table:table-cell office:value-type="float" office:value="10724" calcext:value-type="float">
            <text:p>10724</text:p>
          </table:table-cell>
        </table:table-row>
        <table:table-row table:style-name="ro1">
          <table:table-cell office:value-type="string" calcext:value-type="string">
            <text:p>Wimmenum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string" calcext:value-type="string">
            <text:p>Breust</text:p>
          </table:table-cell>
          <table:table-cell office:value-type="float" office:value="10726" calcext:value-type="float">
            <text:p>10726</text:p>
          </table:table-cell>
        </table:table-row>
        <table:table-row table:style-name="ro1">
          <table:table-cell office:value-type="string" calcext:value-type="string">
            <text:p>Brigdamme</text:p>
          </table:table-cell>
          <table:table-cell office:value-type="float" office:value="10727" calcext:value-type="float">
            <text:p>10727</text:p>
          </table:table-cell>
        </table:table-row>
        <table:table-row table:style-name="ro1">
          <table:table-cell office:value-type="string" calcext:value-type="string">
            <text:p>Nieuwkoop</text:p>
          </table:table-cell>
          <table:table-cell office:value-type="float" office:value="10728" calcext:value-type="float">
            <text:p>10728</text:p>
          </table:table-cell>
        </table:table-row>
        <table:table-row table:style-name="ro1">
          <table:table-cell office:value-type="string" calcext:value-type="string">
            <text:p>Enkhuizen</text:p>
          </table:table-cell>
          <table:table-cell office:value-type="float" office:value="10729" calcext:value-type="float">
            <text:p>10729</text:p>
          </table:table-cell>
        </table:table-row>
        <table:table-row table:style-name="ro1">
          <table:table-cell office:value-type="string" calcext:value-type="string">
            <text:p>Overslag</text:p>
          </table:table-cell>
          <table:table-cell office:value-type="float" office:value="10730" calcext:value-type="float">
            <text:p>10730</text:p>
          </table:table-cell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string" calcext:value-type="string">
            <text:p>Ermelo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Berghem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string" calcext:value-type="string">
            <text:p>Bennebroek</text:p>
          </table:table-cell>
          <table:table-cell office:value-type="float" office:value="10734" calcext:value-type="float">
            <text:p>10734</text:p>
          </table:table-cell>
        </table:table-row>
        <table:table-row table:style-name="ro1">
          <table:table-cell office:value-type="string" calcext:value-type="string">
            <text:p>Spijkenisse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string" calcext:value-type="string">
            <text:p>Nunhem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string" calcext:value-type="string">
            <text:p>Haarzuilens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string" calcext:value-type="string">
            <text:p>Wirdum</text:p>
          </table:table-cell>
          <table:table-cell office:value-type="float" office:value="10738" calcext:value-type="float">
            <text:p>10738</text:p>
          </table:table-cell>
        </table:table-row>
        <table:table-row table:style-name="ro1">
          <table:table-cell office:value-type="string" calcext:value-type="string">
            <text:p>Oenkerk</text:p>
          </table:table-cell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ersel</text:p>
          </table:table-cell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string" calcext:value-type="string">
            <text:p>Leidschendam</text:p>
          </table:table-cell>
          <table:table-cell office:value-type="float" office:value="10742" calcext:value-type="float">
            <text:p>10742</text:p>
          </table:table-cell>
        </table:table-row>
        <table:table-row table:style-name="ro1">
          <table:table-cell office:value-type="string" calcext:value-type="string">
            <text:p>Stompwijk</text:p>
          </table:table-cell>
          <table:table-cell office:value-type="float" office:value="10742" calcext:value-type="float">
            <text:p>10742</text:p>
          </table:table-cell>
        </table:table-row>
        <table:table-row table:style-name="ro1">
          <table:table-cell office:value-type="string" calcext:value-type="string">
            <text:p>Leidschendam</text:p>
          </table:table-cell>
          <table:table-cell office:value-type="float" office:value="10742" calcext:value-type="float">
            <text:p>10742</text:p>
          </table:table-cell>
        </table:table-row>
        <table:table-row table:style-name="ro1">
          <table:table-cell office:value-type="string" calcext:value-type="string">
            <text:p>Ede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string" calcext:value-type="string">
            <text:p>Lingewaard</text:p>
          </table:table-cell>
          <table:table-cell office:value-type="float" office:value="10744" calcext:value-type="float">
            <text:p>10744</text:p>
          </table:table-cell>
        </table:table-row>
        <table:table-row table:style-name="ro1">
          <table:table-cell office:value-type="string" calcext:value-type="string">
            <text:p>Bemmel</text:p>
          </table:table-cell>
          <table:table-cell office:value-type="float" office:value="10744" calcext:value-type="float">
            <text:p>10744</text:p>
          </table:table-cell>
        </table:table-row>
        <table:table-row table:style-name="ro1">
          <table:table-cell office:value-type="string" calcext:value-type="string">
            <text:p>Alem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1">
          <table:table-cell office:value-type="string" calcext:value-type="string">
            <text:p>Zwartewaterland</text:p>
          </table:table-cell>
          <table:table-cell office:value-type="float" office:value="10746" calcext:value-type="float">
            <text:p>10746</text:p>
          </table:table-cell>
        </table:table-row>
        <table:table-row table:style-name="ro1">
          <table:table-cell office:value-type="string" calcext:value-type="string">
            <text:p>Genemuiden</text:p>
          </table:table-cell>
          <table:table-cell office:value-type="float" office:value="10746" calcext:value-type="float">
            <text:p>10746</text:p>
          </table:table-cell>
        </table:table-row>
        <table:table-row table:style-name="ro1">
          <table:table-cell office:value-type="string" calcext:value-type="string">
            <text:p>Slochteren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office:value-type="string" calcext:value-type="string">
            <text:p>Nieuwpoort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1">
          <table:table-cell office:value-type="string" calcext:value-type="string">
            <text:p>Bakel en Milheeze</text:p>
          </table:table-cell>
          <table:table-cell office:value-type="float" office:value="10749" calcext:value-type="float">
            <text:p>10749</text:p>
          </table:table-cell>
        </table:table-row>
        <table:table-row table:style-name="ro1">
          <table:table-cell office:value-type="string" calcext:value-type="string">
            <text:p>Bakel</text:p>
          </table:table-cell>
          <table:table-cell office:value-type="float" office:value="10749" calcext:value-type="float">
            <text:p>10749</text:p>
          </table:table-cell>
        </table:table-row>
        <table:table-row table:style-name="ro1">
          <table:table-cell office:value-type="string" calcext:value-type="string">
            <text:p>Etten en Leur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Etten-Leur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Zuidbroek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string" calcext:value-type="string">
            <text:p>Heerhugowaard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office:value-type="string" calcext:value-type="string">
            <text:p>De Wijk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office:value-type="string" calcext:value-type="string">
            <text:p>Stichts Loenen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office:value-type="string" calcext:value-type="string">
            <text:p>Hoogeveen (Rijnland)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office:value-type="string" calcext:value-type="string">
            <text:p>Geesteren</text:p>
          </table:table-cell>
          <table:table-cell office:value-type="float" office:value="10756" calcext:value-type="float">
            <text:p>10756</text:p>
          </table:table-cell>
        </table:table-row>
        <table:table-row table:style-name="ro1">
          <table:table-cell office:value-type="string" calcext:value-type="string">
            <text:p>Aarle-Rixtel</text:p>
          </table:table-cell>
          <table:table-cell office:value-type="float" office:value="10757" calcext:value-type="float">
            <text:p>10757</text:p>
          </table:table-cell>
        </table:table-row>
        <table:table-row table:style-name="ro1">
          <table:table-cell office:value-type="string" calcext:value-type="string">
            <text:p>Willeskop</text:p>
          </table:table-cell>
          <table:table-cell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string" calcext:value-type="string">
            <text:p>Wijk bij Duurstede</text:p>
          </table:table-cell>
          <table:table-cell office:value-type="float" office:value="10760" calcext:value-type="float">
            <text:p>10760</text:p>
          </table:table-cell>
        </table:table-row>
        <table:table-row table:style-name="ro1">
          <table:table-cell office:value-type="string" calcext:value-type="string">
            <text:p>Nuenen, Gerwen en Nederwetten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string" calcext:value-type="string">
            <text:p>Nuenen en Gerwen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string" calcext:value-type="string">
            <text:p>Princenhage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 office:value-type="string" calcext:value-type="string">
            <text:p>Haage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 office:value-type="string" calcext:value-type="string">
            <text:p>Merkelbeek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string" calcext:value-type="string">
            <text:p>Groeneveld</text:p>
          </table:table-cell>
          <table:table-cell office:value-type="float" office:value="10764" calcext:value-type="float">
            <text:p>10764</text:p>
          </table:table-cell>
        </table:table-row>
        <table:table-row table:style-name="ro1">
          <table:table-cell office:value-type="string" calcext:value-type="string">
            <text:p>Kockengen</text:p>
          </table:table-cell>
          <table:table-cell office:value-type="float" office:value="10765" calcext:value-type="float">
            <text:p>10765</text:p>
          </table:table-cell>
        </table:table-row>
        <table:table-row table:style-name="ro1">
          <table:table-cell office:value-type="string" calcext:value-type="string">
            <text:p>Zoetermeer</text:p>
          </table:table-cell>
          <table:table-cell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Vrije en Lage Boekhorst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string" calcext:value-type="string">
            <text:p>Workum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string" calcext:value-type="string">
            <text:p>Nijefurd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string" calcext:value-type="string">
            <text:p>Noordwijk</text:p>
          </table:table-cell>
          <table:table-cell office:value-type="float" office:value="10769" calcext:value-type="float">
            <text:p>10769</text:p>
          </table:table-cell>
        </table:table-row>
        <table:table-row table:style-name="ro1">
          <table:table-cell office:value-type="string" calcext:value-type="string">
            <text:p>Langezwaag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string" calcext:value-type="string">
            <text:p>Stedum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string" calcext:value-type="string">
            <text:p>Schellinkhout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string" calcext:value-type="string">
            <text:p>Weesp</text:p>
          </table:table-cell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string" calcext:value-type="string">
            <text:p>Nijeveen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Kwadijk</text:p>
          </table:table-cell>
          <table:table-cell office:value-type="float" office:value="10775" calcext:value-type="float">
            <text:p>10775</text:p>
          </table:table-cell>
        </table:table-row>
        <table:table-row table:style-name="ro1">
          <table:table-cell office:value-type="string" calcext:value-type="string">
            <text:p>Koog aan de Zaan</text:p>
          </table:table-cell>
          <table:table-cell office:value-type="float" office:value="10776" calcext:value-type="float">
            <text:p>10776</text:p>
          </table:table-cell>
        </table:table-row>
        <table:table-row table:style-name="ro1">
          <table:table-cell office:value-type="string" calcext:value-type="string">
            <text:p>Utrechtse Heuvelrug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string" calcext:value-type="string">
            <text:p>Driebergen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string" calcext:value-type="string">
            <text:p>Driebergen-Rijsenburg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string" calcext:value-type="string">
            <text:p>Marsum</text:p>
          </table:table-cell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string" calcext:value-type="string">
            <text:p>Valkenisse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string" calcext:value-type="string">
            <text:p>Zoutelande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string" calcext:value-type="string">
            <text:p>Schin op Geul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string" calcext:value-type="string">
            <text:p>Dubbeldam</text:p>
          </table:table-cell>
          <table:table-cell office:value-type="float" office:value="10781" calcext:value-type="float">
            <text:p>10781</text:p>
          </table:table-cell>
        </table:table-row>
        <table:table-row table:style-name="ro1">
          <table:table-cell office:value-type="string" calcext:value-type="string">
            <text:p>Oostburg</text:p>
          </table:table-cell>
          <table:table-cell office:value-type="float" office:value="10782" calcext:value-type="float">
            <text:p>10782</text:p>
          </table:table-cell>
        </table:table-row>
        <table:table-row table:style-name="ro1">
          <table:table-cell office:value-type="string" calcext:value-type="string">
            <text:p>Urk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string" calcext:value-type="string">
            <text:p>Hunsel</text:p>
          </table:table-cell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string" calcext:value-type="string">
            <text:p>Bommenede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string" calcext:value-type="string">
            <text:p>Harderwijk</text:p>
          </table:table-cell>
          <table:table-cell office:value-type="float" office:value="10786" calcext:value-type="float">
            <text:p>10786</text:p>
          </table:table-cell>
        </table:table-row>
        <table:table-row table:style-name="ro1">
          <table:table-cell office:value-type="string" calcext:value-type="string">
            <text:p>Anloo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string" calcext:value-type="string">
            <text:p>Aa en Hunze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string" calcext:value-type="string">
            <text:p>Almkerk</text:p>
          </table:table-cell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Ransdorp</text:p>
          </table:table-cell>
          <table:table-cell office:value-type="float" office:value="10789" calcext:value-type="float">
            <text:p>10789</text:p>
          </table:table-cell>
        </table:table-row>
        <table:table-row table:style-name="ro1">
          <table:table-cell office:value-type="string" calcext:value-type="string">
            <text:p>Vlaardinger-Ambacht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string" calcext:value-type="string">
            <text:p>Kerkwijk</text:p>
          </table:table-cell>
          <table:table-cell office:value-type="float" office:value="10791" calcext:value-type="float">
            <text:p>10791</text:p>
          </table:table-cell>
        </table:table-row>
        <table:table-row table:style-name="ro1">
          <table:table-cell office:value-type="string" calcext:value-type="string">
            <text:p>Tilburg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office:value-type="string" calcext:value-type="string">
            <text:p>Heiloo</text:p>
          </table:table-cell>
          <table:table-cell office:value-type="float" office:value="10793" calcext:value-type="float">
            <text:p>10793</text:p>
          </table:table-cell>
        </table:table-row>
        <table:table-row table:style-name="ro1">
          <table:table-cell office:value-type="string" calcext:value-type="string">
            <text:p>Tudderen</text:p>
          </table:table-cell>
          <table:table-cell office:value-type="float" office:value="10794" calcext:value-type="float">
            <text:p>10794</text:p>
          </table:table-cell>
        </table:table-row>
        <table:table-row table:style-name="ro1">
          <table:table-cell office:value-type="string" calcext:value-type="string">
            <text:p>Arnhem</text:p>
          </table:table-cell>
          <table:table-cell office:value-type="float" office:value="10795" calcext:value-type="float">
            <text:p>10795</text:p>
          </table:table-cell>
        </table:table-row>
        <table:table-row table:style-name="ro1">
          <table:table-cell office:value-type="string" calcext:value-type="string">
            <text:p>Berg en Terblijt</text:p>
          </table:table-cell>
          <table:table-cell office:value-type="float" office:value="10796" calcext:value-type="float">
            <text:p>10796</text:p>
          </table:table-cell>
        </table:table-row>
        <table:table-row table:style-name="ro1">
          <table:table-cell office:value-type="string" calcext:value-type="string">
            <text:p>Berkenwoude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string" calcext:value-type="string">
            <text:p>Brummen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office:value-type="string" calcext:value-type="string">
            <text:p>Amstelveen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string" calcext:value-type="string">
            <text:p>Nieuwer-Amstel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string" calcext:value-type="string">
            <text:p>Nieuwlande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Grijpskerke en Poppendamme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string" calcext:value-type="string">
            <text:p>Grijpskerke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string" calcext:value-type="string">
            <text:p>Snelrewaard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office:value-type="string" calcext:value-type="string">
            <text:p>Windeweer</text:p>
          </table:table-cell>
          <table:table-cell office:value-type="float" office:value="10803" calcext:value-type="float">
            <text:p>10803</text:p>
          </table:table-cell>
        </table:table-row>
        <table:table-row table:style-name="ro1">
          <table:table-cell office:value-type="string" calcext:value-type="string">
            <text:p>Blokker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string" calcext:value-type="string">
            <text:p>Ravenstein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string" calcext:value-type="string">
            <text:p>Hellendoorn</text:p>
          </table:table-cell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string" calcext:value-type="string">
            <text:p>Breukelen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Breukelen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Breukelen-Nijenrode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Wouw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office:value-type="string" calcext:value-type="string">
            <text:p>Ilpendam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office:value-type="string" calcext:value-type="string">
            <text:p>Ooij en Persingen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string" calcext:value-type="string">
            <text:p>Vlaardingen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office:value-type="string" calcext:value-type="string">
            <text:p>Oudheusden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string" calcext:value-type="string">
            <text:p>Sint Johannesga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office:value-type="string" calcext:value-type="string">
            <text:p>Noordbroek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string" calcext:value-type="string">
            <text:p>Idaarderadeel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string" calcext:value-type="string">
            <text:p>Roordahuizum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string" calcext:value-type="string">
            <text:p>Boarnsterhim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string" calcext:value-type="string">
            <text:p>Boornsterhem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string" calcext:value-type="string">
            <text:p>Beemster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string" calcext:value-type="string">
            <text:p>Wulverhorst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string" calcext:value-type="string">
            <text:p>Wognum</text:p>
          </table:table-cell>
          <table:table-cell office:value-type="float" office:value="10818" calcext:value-type="float">
            <text:p>10818</text:p>
          </table:table-cell>
        </table:table-row>
        <table:table-row table:style-name="ro1">
          <table:table-cell office:value-type="string" calcext:value-type="string">
            <text:p>Herwen en Aerdt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string" calcext:value-type="string">
            <text:p>Herwen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string" calcext:value-type="string">
            <text:p>Rijnwaarden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string" calcext:value-type="string">
            <text:p>Bunnik</text:p>
          </table:table-cell>
          <table:table-cell office:value-type="float" office:value="10820" calcext:value-type="float">
            <text:p>10820</text:p>
          </table:table-cell>
        </table:table-row>
        <table:table-row table:style-name="ro1">
          <table:table-cell office:value-type="string" calcext:value-type="string">
            <text:p>Heinenoord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string" calcext:value-type="string">
            <text:p>Andijk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1">
          <table:table-cell office:value-type="string" calcext:value-type="string">
            <text:p>Heenvliet</text:p>
          </table:table-cell>
          <table:table-cell office:value-type="float" office:value="10823" calcext:value-type="float">
            <text:p>10823</text:p>
          </table:table-cell>
        </table:table-row>
        <table:table-row table:style-name="ro1">
          <table:table-cell office:value-type="string" calcext:value-type="string">
            <text:p>Rijckholt</text:p>
          </table:table-cell>
          <table:table-cell office:value-type="float" office:value="10824" calcext:value-type="float">
            <text:p>10824</text:p>
          </table:table-cell>
        </table:table-row>
        <table:table-row table:style-name="ro1">
          <table:table-cell office:value-type="string" calcext:value-type="string">
            <text:p>Wildervank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string" calcext:value-type="string">
            <text:p>Oud-Alblas</text:p>
          </table:table-cell>
          <table:table-cell office:value-type="float" office:value="10826" calcext:value-type="float">
            <text:p>10826</text:p>
          </table:table-cell>
        </table:table-row>
        <table:table-row table:style-name="ro1">
          <table:table-cell office:value-type="string" calcext:value-type="string">
            <text:p>Willemstad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Rietveld</text:p>
          </table:table-cell>
          <table:table-cell office:value-type="float" office:value="10828" calcext:value-type="float">
            <text:p>10828</text:p>
          </table:table-cell>
        </table:table-row>
        <table:table-row table:style-name="ro1">
          <table:table-cell office:value-type="string" calcext:value-type="string">
            <text:p>Ophemert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string" calcext:value-type="string">
            <text:p>Waarder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string" calcext:value-type="string">
            <text:p>Driebruggen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string" calcext:value-type="string">
            <text:p>Bunde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string" calcext:value-type="string">
            <text:p>Echteld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Cillaarshoek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string" calcext:value-type="string">
            <text:p>Hoogeveen (Delfland)</text:p>
          </table:table-cell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string" calcext:value-type="string">
            <text:p>Oosterwolde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string" calcext:value-type="string">
            <text:p>Ooststellingwerf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string" calcext:value-type="string">
            <text:p>Kerkwerve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string" calcext:value-type="string">
            <text:p>Middenschouwen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string" calcext:value-type="string">
            <text:p>Warnsveld</text:p>
          </table:table-cell>
          <table:table-cell office:value-type="float" office:value="10838" calcext:value-type="float">
            <text:p>10838</text:p>
          </table:table-cell>
        </table:table-row>
        <table:table-row table:style-name="ro1">
          <table:table-cell office:value-type="string" calcext:value-type="string">
            <text:p>Hoogeveen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string" calcext:value-type="string">
            <text:p>Heythuysen</text:p>
          </table:table-cell>
          <table:table-cell office:value-type="float" office:value="10840" calcext:value-type="float">
            <text:p>10840</text:p>
          </table:table-cell>
        </table:table-row>
        <table:table-row table:style-name="ro1">
          <table:table-cell office:value-type="string" calcext:value-type="string">
            <text:p>Ossenisse</text:p>
          </table:table-cell>
          <table:table-cell office:value-type="float" office:value="10841" calcext:value-type="float">
            <text:p>10841</text:p>
          </table:table-cell>
        </table:table-row>
        <table:table-row table:style-name="ro1">
          <table:table-cell office:value-type="string" calcext:value-type="string">
            <text:p>Geervliet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Zierikzee</text:p>
          </table:table-cell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string" calcext:value-type="string">
            <text:p>Schouwen-Duiveland</text:p>
          </table:table-cell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string" calcext:value-type="string">
            <text:p>Herpt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string" calcext:value-type="string">
            <text:p>Twello</text:p>
          </table:table-cell>
          <table:table-cell office:value-type="float" office:value="10846" calcext:value-type="float">
            <text:p>10846</text:p>
          </table:table-cell>
        </table:table-row>
        <table:table-row table:style-name="ro1">
          <table:table-cell office:value-type="string" calcext:value-type="string">
            <text:p>Jaarsveld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string" calcext:value-type="string">
            <text:p>Pekela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string" calcext:value-type="string">
            <text:p>Oude Pekela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string" calcext:value-type="string">
            <text:p>Balgoij</text:p>
          </table:table-cell>
          <table:table-cell office:value-type="float" office:value="10849" calcext:value-type="float">
            <text:p>10849</text:p>
          </table:table-cell>
        </table:table-row>
        <table:table-row table:style-name="ro1">
          <table:table-cell office:value-type="string" calcext:value-type="string">
            <text:p>Bloemendaal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string" calcext:value-type="string">
            <text:p>Stiens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string" calcext:value-type="string">
            <text:p>Leeuwarderadeel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string" calcext:value-type="string">
            <text:p>Ochten</text:p>
          </table:table-cell>
          <table:table-cell office:value-type="float" office:value="10852" calcext:value-type="float">
            <text:p>10852</text:p>
          </table:table-cell>
        </table:table-row>
        <table:table-row table:style-name="ro1">
          <table:table-cell office:value-type="string" calcext:value-type="string">
            <text:p>Vrijenban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string" calcext:value-type="string">
            <text:p>Heino</text:p>
          </table:table-cell>
          <table:table-cell office:value-type="float" office:value="10854" calcext:value-type="float">
            <text:p>10854</text:p>
          </table:table-cell>
        </table:table-row>
        <table:table-row table:style-name="ro1">
          <table:table-cell office:value-type="string" calcext:value-type="string">
            <text:p>Nieuwerkerk aan den IJssel</text:p>
          </table:table-cell>
          <table:table-cell office:value-type="float" office:value="10855" calcext:value-type="float">
            <text:p>10855</text:p>
          </table:table-cell>
        </table:table-row>
        <table:table-row table:style-name="ro1">
          <table:table-cell office:value-type="string" calcext:value-type="string">
            <text:p>Broekhuizen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string" calcext:value-type="string">
            <text:p>Buggenum</text:p>
          </table:table-cell>
          <table:table-cell office:value-type="float" office:value="10857" calcext:value-type="float">
            <text:p>10857</text:p>
          </table:table-cell>
        </table:table-row>
        <table:table-row table:style-name="ro1">
          <table:table-cell office:value-type="string" calcext:value-type="string">
            <text:p>Oldemarkt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 office:value-type="string" calcext:value-type="string">
            <text:p>IJsselham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 office:value-type="string" calcext:value-type="string">
            <text:p>Krimpen aan den IJssel</text:p>
          </table:table-cell>
          <table:table-cell office:value-type="float" office:value="10859" calcext:value-type="float">
            <text:p>10859</text:p>
          </table:table-cell>
        </table:table-row>
        <table:table-row table:style-name="ro1">
          <table:table-cell office:value-type="string" calcext:value-type="string">
            <text:p>Hurwenen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Rossum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Gorredijk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Ottersum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office:value-type="string" calcext:value-type="string">
            <text:p>Ammerstol</text:p>
          </table:table-cell>
          <table:table-cell office:value-type="float" office:value="10863" calcext:value-type="float">
            <text:p>10863</text:p>
          </table:table-cell>
        </table:table-row>
        <table:table-row table:style-name="ro1">
          <table:table-cell office:value-type="string" calcext:value-type="string">
            <text:p>Sint Jansteen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string" calcext:value-type="string">
            <text:p>Bolsward</text:p>
          </table:table-cell>
          <table:table-cell office:value-type="float" office:value="10865" calcext:value-type="float">
            <text:p>10865</text:p>
          </table:table-cell>
        </table:table-row>
        <table:table-row table:style-name="ro1">
          <table:table-cell office:value-type="string" calcext:value-type="string">
            <text:p>Rijsbergen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string" calcext:value-type="string">
            <text:p>Sloten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string" calcext:value-type="string">
            <text:p>Oud-Valkenburg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string" calcext:value-type="string">
            <text:p>Oijen en Teeffelen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string" calcext:value-type="string">
            <text:p>Vrijhoeve-Capelle</text:p>
          </table:table-cell>
          <table:table-cell office:value-type="float" office:value="10870" calcext:value-type="float">
            <text:p>10870</text:p>
          </table:table-cell>
        </table:table-row>
        <table:table-row table:style-name="ro1">
          <table:table-cell office:value-type="string" calcext:value-type="string">
            <text:p>Andel</text:p>
          </table:table-cell>
          <table:table-cell office:value-type="float" office:value="10871" calcext:value-type="float">
            <text:p>10871</text:p>
          </table:table-cell>
        </table:table-row>
        <table:table-row table:style-name="ro1">
          <table:table-cell office:value-type="string" calcext:value-type="string">
            <text:p>Zweeloo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string" calcext:value-type="string">
            <text:p>Hekelingen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string" calcext:value-type="string">
            <text:p>Maarsseveen</text:p>
          </table:table-cell>
          <table:table-cell office:value-type="float" office:value="10874" calcext:value-type="float">
            <text:p>10874</text:p>
          </table:table-cell>
        </table:table-row>
        <table:table-row table:style-name="ro1">
          <table:table-cell office:value-type="string" calcext:value-type="string">
            <text:p>'s-Heer Arendskerke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string" calcext:value-type="string">
            <text:p>Hodenpijl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string" calcext:value-type="string">
            <text:p>Hennaarderadeel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string" calcext:value-type="string">
            <text:p>Oosterend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string" calcext:value-type="string">
            <text:p>Bemelen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string" calcext:value-type="string">
            <text:p>Ruurlo</text:p>
          </table:table-cell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string" calcext:value-type="string">
            <text:p>Maassluis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string" calcext:value-type="string">
            <text:p>Geldermalsen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string" calcext:value-type="string">
            <text:p>'s-Gravesloot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string" calcext:value-type="string">
            <text:p>Bergharen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string" calcext:value-type="string">
            <text:p>Edam-Volendam</text:p>
          </table:table-cell>
          <table:table-cell office:value-type="float" office:value="10884" calcext:value-type="float">
            <text:p>10884</text:p>
          </table:table-cell>
        </table:table-row>
        <table:table-row table:style-name="ro1">
          <table:table-cell office:value-type="string" calcext:value-type="string">
            <text:p>Edam</text:p>
          </table:table-cell>
          <table:table-cell office:value-type="float" office:value="10884" calcext:value-type="float">
            <text:p>10884</text:p>
          </table:table-cell>
        </table:table-row>
        <table:table-row table:style-name="ro1">
          <table:table-cell office:value-type="string" calcext:value-type="string">
            <text:p>Dreischor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string" calcext:value-type="string">
            <text:p>Appingedam</text:p>
          </table:table-cell>
          <table:table-cell office:value-type="float" office:value="10886" calcext:value-type="float">
            <text:p>10886</text:p>
          </table:table-cell>
        </table:table-row>
        <table:table-row table:style-name="ro1">
          <table:table-cell office:value-type="string" calcext:value-type="string">
            <text:p>Vianen</text:p>
          </table:table-cell>
          <table:table-cell office:value-type="float" office:value="10887" calcext:value-type="float">
            <text:p>10887</text:p>
          </table:table-cell>
        </table:table-row>
        <table:table-row table:style-name="ro1">
          <table:table-cell office:value-type="string" calcext:value-type="string">
            <text:p>Wijhe</text:p>
          </table:table-cell>
          <table:table-cell office:value-type="float" office:value="10888" calcext:value-type="float">
            <text:p>10888</text:p>
          </table:table-cell>
        </table:table-row>
        <table:table-row table:style-name="ro1">
          <table:table-cell office:value-type="string" calcext:value-type="string">
            <text:p>Westkerke</text:p>
          </table:table-cell>
          <table:table-cell office:value-type="float" office:value="10889" calcext:value-type="float">
            <text:p>10889</text:p>
          </table:table-cell>
        </table:table-row>
        <table:table-row table:style-name="ro1">
          <table:table-cell office:value-type="string" calcext:value-type="string">
            <text:p>Kessel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string" calcext:value-type="string">
            <text:p>Ten Boer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string" calcext:value-type="string">
            <text:p>Koewacht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Weerselo</text:p>
          </table:table-cell>
          <table:table-cell office:value-type="float" office:value="10893" calcext:value-type="float">
            <text:p>10893</text:p>
          </table:table-cell>
        </table:table-row>
        <table:table-row table:style-name="ro1">
          <table:table-cell office:value-type="string" calcext:value-type="string">
            <text:p>Woensel</text:p>
          </table:table-cell>
          <table:table-cell office:value-type="float" office:value="10894" calcext:value-type="float">
            <text:p>10894</text:p>
          </table:table-cell>
        </table:table-row>
        <table:table-row table:style-name="ro1">
          <table:table-cell office:value-type="string" calcext:value-type="string">
            <text:p>Sluis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Sluis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Oude Niedorp</text:p>
          </table:table-cell>
          <table:table-cell office:value-type="float" office:value="10896" calcext:value-type="float">
            <text:p>10896</text:p>
          </table:table-cell>
        </table:table-row>
        <table:table-row table:style-name="ro1">
          <table:table-cell office:value-type="string" calcext:value-type="string">
            <text:p>Zoelen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string" calcext:value-type="string">
            <text:p>Vreeland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Deventer</text:p>
          </table:table-cell>
          <table:table-cell office:value-type="float" office:value="10899" calcext:value-type="float">
            <text:p>10899</text:p>
          </table:table-cell>
        </table:table-row>
        <table:table-row table:style-name="ro1">
          <table:table-cell office:value-type="string" calcext:value-type="string">
            <text:p>Lange Ruige Weide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Marken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float" office:value="10902" calcext:value-type="float">
            <text:p>10902</text:p>
          </table:table-cell>
        </table:table-row>
        <table:table-row table:style-name="ro1">
          <table:table-cell office:value-type="string" calcext:value-type="string">
            <text:p>Rhoon</text:p>
          </table:table-cell>
          <table:table-cell office:value-type="float" office:value="10903" calcext:value-type="float">
            <text:p>10903</text:p>
          </table:table-cell>
        </table:table-row>
        <table:table-row table:style-name="ro1">
          <table:table-cell office:value-type="string" calcext:value-type="string">
            <text:p>Eenrum</text:p>
          </table:table-cell>
          <table:table-cell office:value-type="float" office:value="10904" calcext:value-type="float">
            <text:p>10904</text:p>
          </table:table-cell>
        </table:table-row>
        <table:table-row table:style-name="ro1">
          <table:table-cell office:value-type="string" calcext:value-type="string">
            <text:p>Terheijden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string" calcext:value-type="string">
            <text:p>Barneveld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1">
          <table:table-cell office:value-type="string" calcext:value-type="string">
            <text:p>Hengelo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1">
          <table:table-cell office:value-type="string" calcext:value-type="string">
            <text:p>Delfshaven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1">
          <table:table-cell office:value-type="string" calcext:value-type="string">
            <text:p>Harlingen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string" calcext:value-type="string">
            <text:p>Zandvoort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office:value-type="string" calcext:value-type="string">
            <text:p>Nieuwerkerk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office:value-type="string" calcext:value-type="string">
            <text:p>Voorst</text:p>
          </table:table-cell>
          <table:table-cell office:value-type="float" office:value="10912" calcext:value-type="float">
            <text:p>10912</text:p>
          </table:table-cell>
        </table:table-row>
        <table:table-row table:style-name="ro1">
          <table:table-cell office:value-type="string" calcext:value-type="string">
            <text:p>Stad Delden</text:p>
          </table:table-cell>
          <table:table-cell office:value-type="float" office:value="10913" calcext:value-type="float">
            <text:p>10913</text:p>
          </table:table-cell>
        </table:table-row>
        <table:table-row table:style-name="ro1">
          <table:table-cell office:value-type="string" calcext:value-type="string">
            <text:p>Korendijk</text:p>
          </table:table-cell>
          <table:table-cell office:value-type="float" office:value="10914" calcext:value-type="float">
            <text:p>10914</text:p>
          </table:table-cell>
        </table:table-row>
        <table:table-row table:style-name="ro1">
          <table:table-cell office:value-type="string" calcext:value-type="string">
            <text:p>Goudswaard</text:p>
          </table:table-cell>
          <table:table-cell office:value-type="float" office:value="10914" calcext:value-type="float">
            <text:p>10914</text:p>
          </table:table-cell>
        </table:table-row>
        <table:table-row table:style-name="ro1">
          <table:table-cell office:value-type="string" calcext:value-type="string">
            <text:p>Westdorpe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string" calcext:value-type="string">
            <text:p>Neder-Betuwe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Kesteren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Heusden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Zuid-Beijerland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string" calcext:value-type="string">
            <text:p>Korendijk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string" calcext:value-type="string">
            <text:p>Melissant</text:p>
          </table:table-cell>
          <table:table-cell office:value-type="float" office:value="10918" calcext:value-type="float">
            <text:p>10918</text:p>
          </table:table-cell>
        </table:table-row>
        <table:table-row table:style-name="ro1">
          <table:table-cell office:value-type="string" calcext:value-type="string">
            <text:p>Kats</text:p>
          </table:table-cell>
          <table:table-cell office:value-type="float" office:value="10919" calcext:value-type="float">
            <text:p>10919</text:p>
          </table:table-cell>
        </table:table-row>
        <table:table-row table:style-name="ro1">
          <table:table-cell office:value-type="string" calcext:value-type="string">
            <text:p>Eversdijk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Batenburg</text:p>
          </table:table-cell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string" calcext:value-type="string">
            <text:p>Amby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string" calcext:value-type="string">
            <text:p>Winkel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Niedorp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Noorder-Koggenland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string" calcext:value-type="string">
            <text:p>Midwoud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string" calcext:value-type="string">
            <text:p>Meijel</text:p>
          </table:table-cell>
          <table:table-cell office:value-type="float" office:value="10925" calcext:value-type="float">
            <text:p>10925</text:p>
          </table:table-cell>
        </table:table-row>
        <table:table-row table:style-name="ro1">
          <table:table-cell office:value-type="string" calcext:value-type="string">
            <text:p>Makkum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 office:value-type="string" calcext:value-type="string">
            <text:p>Born</text:p>
          </table:table-cell>
          <table:table-cell office:value-type="float" office:value="10927" calcext:value-type="float">
            <text:p>10927</text:p>
          </table:table-cell>
        </table:table-row>
        <table:table-row table:style-name="ro1">
          <table:table-cell office:value-type="string" calcext:value-type="string">
            <text:p>Delft</text:p>
          </table:table-cell>
          <table:table-cell office:value-type="float" office:value="10928" calcext:value-type="float">
            <text:p>10928</text:p>
          </table:table-cell>
        </table:table-row>
        <table:table-row table:style-name="ro1">
          <table:table-cell office:value-type="string" calcext:value-type="string">
            <text:p>Ossendrecht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string" calcext:value-type="string">
            <text:p>Lexmond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Westkapelle</text:p>
          </table:table-cell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string" calcext:value-type="string">
            <text:p>Westkapelle-Binnen</text:p>
          </table:table-cell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string" calcext:value-type="string">
            <text:p>Helmond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string" calcext:value-type="string">
            <text:p>Diepenveen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string" calcext:value-type="string">
            <text:p>Loppersum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string" calcext:value-type="string">
            <text:p>'s-Gravenambacht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string" calcext:value-type="string">
            <text:p>Ankeveen</text:p>
          </table:table-cell>
          <table:table-cell office:value-type="float" office:value="10936" calcext:value-type="float">
            <text:p>10936</text:p>
          </table:table-cell>
        </table:table-row>
        <table:table-row table:style-name="ro1">
          <table:table-cell office:value-type="string" calcext:value-type="string">
            <text:p>Sonnega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Zevenaar</text:p>
          </table:table-cell>
          <table:table-cell office:value-type="float" office:value="10938" calcext:value-type="float">
            <text:p>10938</text:p>
          </table:table-cell>
        </table:table-row>
        <table:table-row table:style-name="ro1">
          <table:table-cell office:value-type="string" calcext:value-type="string">
            <text:p>Weurt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string" calcext:value-type="string">
            <text:p>Epe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>
            <text:p>Echt-Susteren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string" calcext:value-type="string">
            <text:p>Gorinchem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string" calcext:value-type="string">
            <text:p>West-Barendrecht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Oost- en West-Barendrecht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Ruinerwold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string" calcext:value-type="string">
            <text:p>Bovenkarspel</text:p>
          </table:table-cell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string" calcext:value-type="string">
            <text:p>Abtsregt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string" calcext:value-type="string">
            <text:p>Durgerdam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string" calcext:value-type="string">
            <text:p>Amersfoort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string" calcext:value-type="string">
            <text:p>Zegveld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string" calcext:value-type="string">
            <text:p>Nieuwe Pekela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Sint Jacobiparochie</text:p>
          </table:table-cell>
          <table:table-cell office:value-type="float" office:value="10951" calcext:value-type="float">
            <text:p>10951</text:p>
          </table:table-cell>
        </table:table-row>
        <table:table-row table:style-name="ro1">
          <table:table-cell office:value-type="string" calcext:value-type="string">
            <text:p>Overasselt</text:p>
          </table:table-cell>
          <table:table-cell office:value-type="float" office:value="10952" calcext:value-type="float">
            <text:p>10952</text:p>
          </table:table-cell>
        </table:table-row>
        <table:table-row table:style-name="ro1">
          <table:table-cell office:value-type="string" calcext:value-type="string">
            <text:p>Hoogkerk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Roosteren</text:p>
          </table:table-cell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string" calcext:value-type="string">
            <text:p>Langedijk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string" calcext:value-type="string">
            <text:p>Broek op Langendijk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string" calcext:value-type="string">
            <text:p>'t Zandt</text:p>
          </table:table-cell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string" calcext:value-type="string">
            <text:p>Vorden</text:p>
          </table:table-cell>
          <table:table-cell office:value-type="float" office:value="10957" calcext:value-type="float">
            <text:p>10957</text:p>
          </table:table-cell>
        </table:table-row>
        <table:table-row table:style-name="ro1">
          <table:table-cell office:value-type="string" calcext:value-type="string">
            <text:p>Muiden</text:p>
          </table:table-cell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string" calcext:value-type="string">
            <text:p>Waalre</text:p>
          </table:table-cell>
          <table:table-cell office:value-type="float" office:value="10959" calcext:value-type="float">
            <text:p>10959</text:p>
          </table:table-cell>
        </table:table-row>
        <table:table-row table:style-name="ro1">
          <table:table-cell office:value-type="string" calcext:value-type="string">
            <text:p>Eijgelshoven</text:p>
          </table:table-cell>
          <table:table-cell office:value-type="float" office:value="10960" calcext:value-type="float">
            <text:p>10960</text:p>
          </table:table-cell>
        </table:table-row>
        <table:table-row table:style-name="ro1">
          <table:table-cell office:value-type="string" calcext:value-type="string">
            <text:p>Buiksloot</text:p>
          </table:table-cell>
          <table:table-cell office:value-type="float" office:value="10961" calcext:value-type="float">
            <text:p>10961</text:p>
          </table:table-cell>
        </table:table-row>
        <table:table-row table:style-name="ro1">
          <table:table-cell office:value-type="string" calcext:value-type="string">
            <text:p>Bergambacht</text:p>
          </table:table-cell>
          <table:table-cell office:value-type="float" office:value="10962" calcext:value-type="float">
            <text:p>10962</text:p>
          </table:table-cell>
        </table:table-row>
        <table:table-row table:style-name="ro1">
          <table:table-cell office:value-type="string" calcext:value-type="string">
            <text:p>Harenkarspel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1">
          <table:table-cell office:value-type="string" calcext:value-type="string">
            <text:p>Maasbracht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Clinge</text:p>
          </table:table-cell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string" calcext:value-type="string">
            <text:p>Veessen</text:p>
          </table:table-cell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string" calcext:value-type="string">
            <text:p>Bingelrade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string" calcext:value-type="string">
            <text:p>Ouwerkerk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Pol en Panheel</text:p>
          </table:table-cell>
          <table:table-cell office:value-type="float" office:value="10969" calcext:value-type="float">
            <text:p>10969</text:p>
          </table:table-cell>
        </table:table-row>
        <table:table-row table:style-name="ro1">
          <table:table-cell office:value-type="string" calcext:value-type="string">
            <text:p>Rosmalen</text:p>
          </table:table-cell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string" calcext:value-type="string">
            <text:p>Goirle</text:p>
          </table:table-cell>
          <table:table-cell office:value-type="float" office:value="10971" calcext:value-type="float">
            <text:p>10971</text:p>
          </table:table-cell>
        </table:table-row>
        <table:table-row table:style-name="ro1">
          <table:table-cell office:value-type="string" calcext:value-type="string">
            <text:p>Achttienhoven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Barsingerhorn</text:p>
          </table:table-cell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string" calcext:value-type="string">
            <text:p>Woerden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1">
          <table:table-cell office:value-type="string" calcext:value-type="string">
            <text:p>Heeg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Delfzijl</text:p>
          </table:table-cell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string" calcext:value-type="string">
            <text:p>Klimmen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Leusden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string" calcext:value-type="string">
            <text:p>Noorddijk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string" calcext:value-type="string">
            <text:p>Schoonhoven</text:p>
          </table:table-cell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string" calcext:value-type="string">
            <text:p>Goedereede</text:p>
          </table:table-cell>
          <table:table-cell office:value-type="float" office:value="10981" calcext:value-type="float">
            <text:p>10981</text:p>
          </table:table-cell>
        </table:table-row>
        <table:table-row table:style-name="ro1">
          <table:table-cell office:value-type="string" calcext:value-type="string">
            <text:p>Hedel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office:value-type="string" calcext:value-type="string">
            <text:p>Waterland</text:p>
          </table:table-cell>
          <table:table-cell office:value-type="float" office:value="10983" calcext:value-type="float">
            <text:p>10983</text:p>
          </table:table-cell>
        </table:table-row>
        <table:table-row table:style-name="ro1">
          <table:table-cell office:value-type="string" calcext:value-type="string">
            <text:p>Monnickendam</text:p>
          </table:table-cell>
          <table:table-cell office:value-type="float" office:value="10983" calcext:value-type="float">
            <text:p>10983</text:p>
          </table:table-cell>
        </table:table-row>
        <table:table-row table:style-name="ro1">
          <table:table-cell office:value-type="string" calcext:value-type="string">
            <text:p>Kollum</text:p>
          </table:table-cell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string" calcext:value-type="string">
            <text:p>Kollumerland en Nieuwkruisland</text:p>
          </table:table-cell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string" calcext:value-type="string">
            <text:p>Veghel</text:p>
          </table:table-cell>
          <table:table-cell office:value-type="float" office:value="10985" calcext:value-type="float">
            <text:p>10985</text:p>
          </table:table-cell>
        </table:table-row>
        <table:table-row table:style-name="ro1">
          <table:table-cell office:value-type="string" calcext:value-type="string">
            <text:p>Bocholtz</text:p>
          </table:table-cell>
          <table:table-cell office:value-type="float" office:value="10986" calcext:value-type="float">
            <text:p>10986</text:p>
          </table:table-cell>
        </table:table-row>
        <table:table-row table:style-name="ro1">
          <table:table-cell office:value-type="string" calcext:value-type="string">
            <text:p>Beetsterzwaag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string" calcext:value-type="string">
            <text:p>Megen, Haren en Macharen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string" calcext:value-type="string">
            <text:p>Megen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string" calcext:value-type="string">
            <text:p>Egmond-Binnen</text:p>
          </table:table-cell>
          <table:table-cell office:value-type="float" office:value="10989" calcext:value-type="float">
            <text:p>10989</text:p>
          </table:table-cell>
        </table:table-row>
        <table:table-row table:style-name="ro1">
          <table:table-cell office:value-type="string" calcext:value-type="string">
            <text:p>Linne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Wanssum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1">
          <table:table-cell office:value-type="string" calcext:value-type="string">
            <text:p>Wijnandsrade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string" calcext:value-type="string">
            <text:p>Polsbroek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1">
          <table:table-cell office:value-type="string" calcext:value-type="string">
            <text:p>Polsbroek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1">
          <table:table-cell office:value-type="string" calcext:value-type="string">
            <text:p>Noord-Polsbroek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1">
          <table:table-cell office:value-type="string" calcext:value-type="string">
            <text:p>Bleiswijk</text:p>
          </table:table-cell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string" calcext:value-type="string">
            <text:p>Alphen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Adorp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Loosduinen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1">
          <table:table-cell office:value-type="string" calcext:value-type="string">
            <text:p>Ouder-Amstel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string" calcext:value-type="string">
            <text:p>Aduard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Burgh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Neeritter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string" calcext:value-type="string">
            <text:p>Cadzand</text:p>
          </table:table-cell>
          <table:table-cell office:value-type="float" office:value="11002" calcext:value-type="float">
            <text:p>11002</text:p>
          </table:table-cell>
        </table:table-row>
        <table:table-row table:style-name="ro1">
          <table:table-cell office:value-type="string" calcext:value-type="string">
            <text:p>Odijk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alen</text:p>
          </table:table-cell>
          <table:table-cell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Duizel en Steensel</text:p>
          </table:table-cell>
          <table:table-cell office:value-type="float" office:value="11005" calcext:value-type="float">
            <text:p>11005</text:p>
          </table:table-cell>
        </table:table-row>
        <table:table-row table:style-name="ro1">
          <table:table-cell office:value-type="string" calcext:value-type="string">
            <text:p>Bladel en Netersel</text:p>
          </table:table-cell>
          <table:table-cell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Bladel</text:p>
          </table:table-cell>
          <table:table-cell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Dalfsen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string" calcext:value-type="string">
            <text:p>Grathem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string" calcext:value-type="string">
            <text:p>Ruiven</text:p>
          </table:table-cell>
          <table:table-cell office:value-type="float" office:value="11009" calcext:value-type="float">
            <text:p>11009</text:p>
          </table:table-cell>
        </table:table-row>
        <table:table-row table:style-name="ro1">
          <table:table-cell office:value-type="string" calcext:value-type="string">
            <text:p>Wageningen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Oudshoorn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string" calcext:value-type="string">
            <text:p>Sint Anna ter Muiden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Borkel en Schaft</text:p>
          </table:table-cell>
          <table:table-cell office:value-type="float" office:value="11013" calcext:value-type="float">
            <text:p>11013</text:p>
          </table:table-cell>
        </table:table-row>
        <table:table-row table:style-name="ro1">
          <table:table-cell office:value-type="string" calcext:value-type="string">
            <text:p>Serooskerke (Schouwen)</text:p>
          </table:table-cell>
          <table:table-cell office:value-type="float" office:value="11014" calcext:value-type="float">
            <text:p>11014</text:p>
          </table:table-cell>
        </table:table-row>
        <table:table-row table:style-name="ro1">
          <table:table-cell office:value-type="string" calcext:value-type="string">
            <text:p>Afferden</text:p>
          </table:table-cell>
          <table:table-cell office:value-type="float" office:value="11015" calcext:value-type="float">
            <text:p>11015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string" calcext:value-type="string">
            <text:p>Leende</text:p>
          </table:table-cell>
          <table:table-cell office:value-type="float" office:value="11017" calcext:value-type="float">
            <text:p>11017</text:p>
          </table:table-cell>
        </table:table-row>
        <table:table-row table:style-name="ro1">
          <table:table-cell office:value-type="string" calcext:value-type="string">
            <text:p>De Knijpe</text:p>
          </table:table-cell>
          <table:table-cell office:value-type="float" office:value="11018" calcext:value-type="float">
            <text:p>11018</text:p>
          </table:table-cell>
        </table:table-row>
        <table:table-row table:style-name="ro1">
          <table:table-cell office:value-type="string" calcext:value-type="string">
            <text:p>Maasdam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string" calcext:value-type="string">
            <text:p>Aardenburg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Sluis-Aardenburg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1">
          <table:table-cell office:value-type="string" calcext:value-type="string">
            <text:p>Tull en 't Waal</text:p>
          </table:table-cell>
          <table:table-cell office:value-type="float" office:value="11022" calcext:value-type="float">
            <text:p>11022</text:p>
          </table:table-cell>
        </table:table-row>
        <table:table-row table:style-name="ro1">
          <table:table-cell office:value-type="string" calcext:value-type="string">
            <text:p>Termunten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string" calcext:value-type="string">
            <text:p>Hei- en Boeicop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Abbenbroek</text:p>
          </table:table-cell>
          <table:table-cell office:value-type="float" office:value="11026" calcext:value-type="float">
            <text:p>11026</text:p>
          </table:table-cell>
        </table:table-row>
        <table:table-row table:style-name="ro1">
          <table:table-cell office:value-type="string" calcext:value-type="string">
            <text:p>Westenschouwen</text:p>
          </table:table-cell>
          <table:table-cell office:value-type="float" office:value="11027" calcext:value-type="float">
            <text:p>11027</text:p>
          </table:table-cell>
        </table:table-row>
        <table:table-row table:style-name="ro1">
          <table:table-cell office:value-type="string" calcext:value-type="string">
            <text:p>Duiven</text:p>
          </table:table-cell>
          <table:table-cell office:value-type="float" office:value="11028" calcext:value-type="float">
            <text:p>11028</text:p>
          </table:table-cell>
        </table:table-row>
        <table:table-row table:style-name="ro1">
          <table:table-cell office:value-type="string" calcext:value-type="string">
            <text:p>Hoogwoud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string" calcext:value-type="string">
            <text:p>Bathmen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Valkenswaard</text:p>
          </table:table-cell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string" calcext:value-type="string">
            <text:p>Gulpen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Smilde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Strucht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Usquert</text:p>
          </table:table-cell>
          <table:table-cell office:value-type="float" office:value="11035" calcext:value-type="float">
            <text:p>11035</text:p>
          </table:table-cell>
        </table:table-row>
        <table:table-row table:style-name="ro1">
          <table:table-cell office:value-type="string" calcext:value-type="string">
            <text:p>Zuilichem</text:p>
          </table:table-cell>
          <table:table-cell office:value-type="float" office:value="11036" calcext:value-type="float">
            <text:p>11036</text:p>
          </table:table-cell>
        </table:table-row>
        <table:table-row table:style-name="ro1">
          <table:table-cell office:value-type="string" calcext:value-type="string">
            <text:p>Bergen op Zoom</text:p>
          </table:table-cell>
          <table:table-cell office:value-type="float" office:value="11037" calcext:value-type="float">
            <text:p>11037</text:p>
          </table:table-cell>
        </table:table-row>
        <table:table-row table:style-name="ro1">
          <table:table-cell office:value-type="string" calcext:value-type="string">
            <text:p>Krabbendijke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Diemen</text:p>
          </table:table-cell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Hoogblokland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string" calcext:value-type="string">
            <text:p>Westerhoven</text:p>
          </table:table-cell>
          <table:table-cell office:value-type="float" office:value="11041" calcext:value-type="float">
            <text:p>11041</text:p>
          </table:table-cell>
        </table:table-row>
        <table:table-row table:style-name="ro1">
          <table:table-cell office:value-type="string" calcext:value-type="string">
            <text:p>Groote Lindt</text:p>
          </table:table-cell>
          <table:table-cell office:value-type="float" office:value="11042" calcext:value-type="float">
            <text:p>11042</text:p>
          </table:table-cell>
        </table:table-row>
        <table:table-row table:style-name="ro1">
          <table:table-cell office:value-type="string" calcext:value-type="string">
            <text:p>Beerta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string" calcext:value-type="string">
            <text:p>Reiderland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string" calcext:value-type="string">
            <text:p>Zaandam</text:p>
          </table:table-cell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string" calcext:value-type="string">
            <text:p>Zaanstad</text:p>
          </table:table-cell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string" calcext:value-type="string">
            <text:p>Lonneker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string" calcext:value-type="string">
            <text:p>Aalten</text:p>
          </table:table-cell>
          <table:table-cell office:value-type="float" office:value="11046" calcext:value-type="float">
            <text:p>11046</text:p>
          </table:table-cell>
        </table:table-row>
        <table:table-row table:style-name="ro1">
          <table:table-cell office:value-type="string" calcext:value-type="string">
            <text:p>Huissen</text:p>
          </table:table-cell>
          <table:table-cell office:value-type="float" office:value="11047" calcext:value-type="float">
            <text:p>11047</text:p>
          </table:table-cell>
        </table:table-row>
        <table:table-row table:style-name="ro1">
          <table:table-cell office:value-type="string" calcext:value-type="string">
            <text:p>Vinkeveen en Waverveen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string" calcext:value-type="string">
            <text:p>Vinkeveen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string" calcext:value-type="string">
            <text:p>Haastrecht</text:p>
          </table:table-cell>
          <table:table-cell office:value-type="float" office:value="11049" calcext:value-type="float">
            <text:p>11049</text:p>
          </table:table-cell>
        </table:table-row>
        <table:table-row table:style-name="ro1">
          <table:table-cell office:value-type="string" calcext:value-type="string">
            <text:p>Leens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Oudkarspel</text:p>
          </table:table-cell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Veenendaal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string" calcext:value-type="string">
            <text:p>Stad Almelo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office:value-type="string" calcext:value-type="string">
            <text:p>Almelo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office:value-type="string" calcext:value-type="string">
            <text:p>Almelo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office:value-type="string" calcext:value-type="string">
            <text:p>Roxenisse</text:p>
          </table:table-cell>
          <table:table-cell office:value-type="float" office:value="11054" calcext:value-type="float">
            <text:p>11054</text:p>
          </table:table-cell>
        </table:table-row>
        <table:table-row table:style-name="ro1">
          <table:table-cell office:value-type="string" calcext:value-type="string">
            <text:p>Wolvega</text:p>
          </table:table-cell>
          <table:table-cell office:value-type="float" office:value="11055" calcext:value-type="float">
            <text:p>11055</text:p>
          </table:table-cell>
        </table:table-row>
        <table:table-row table:style-name="ro1">
          <table:table-cell office:value-type="string" calcext:value-type="string">
            <text:p>Vierpolders</text:p>
          </table:table-cell>
          <table:table-cell office:value-type="float" office:value="11056" calcext:value-type="float">
            <text:p>11056</text:p>
          </table:table-cell>
        </table:table-row>
        <table:table-row table:style-name="ro1">
          <table:table-cell office:value-type="string" calcext:value-type="string">
            <text:p>Petten</text:p>
          </table:table-cell>
          <table:table-cell office:value-type="float" office:value="11057" calcext:value-type="float">
            <text:p>11057</text:p>
          </table:table-cell>
        </table:table-row>
        <table:table-row table:style-name="ro1">
          <table:table-cell office:value-type="string" calcext:value-type="string">
            <text:p>Haren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string" calcext:value-type="string">
            <text:p>'s-Gravenpolder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string" calcext:value-type="string">
            <text:p>Augustinusga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1">
          <table:table-cell office:value-type="string" calcext:value-type="string">
            <text:p>Oosterwolde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1">
          <table:table-cell office:value-type="string" calcext:value-type="string">
            <text:p>IJlst</text:p>
          </table:table-cell>
          <table:table-cell office:value-type="float" office:value="11062" calcext:value-type="float">
            <text:p>11062</text:p>
          </table:table-cell>
        </table:table-row>
        <table:table-row table:style-name="ro1">
          <table:table-cell office:value-type="string" calcext:value-type="string">
            <text:p>Catharijne</text:p>
          </table:table-cell>
          <table:table-cell office:value-type="float" office:value="11063" calcext:value-type="float">
            <text:p>11063</text:p>
          </table:table-cell>
        </table:table-row>
        <table:table-row table:style-name="ro1">
          <table:table-cell office:value-type="string" calcext:value-type="string">
            <text:p>Varik</text:p>
          </table:table-cell>
          <table:table-cell office:value-type="float" office:value="11064" calcext:value-type="float">
            <text:p>11064</text:p>
          </table:table-cell>
        </table:table-row>
        <table:table-row table:style-name="ro1">
          <table:table-cell office:value-type="string" calcext:value-type="string">
            <text:p>Ambt Almelo</text:p>
          </table:table-cell>
          <table:table-cell office:value-type="float" office:value="11065" calcext:value-type="float">
            <text:p>11065</text:p>
          </table:table-cell>
        </table:table-row>
        <table:table-row table:style-name="ro1">
          <table:table-cell office:value-type="string" calcext:value-type="string">
            <text:p>Purmerend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office:value-type="string" calcext:value-type="string">
            <text:p>Middelharnis</text:p>
          </table:table-cell>
          <table:table-cell office:value-type="float" office:value="11067" calcext:value-type="float">
            <text:p>11067</text:p>
          </table:table-cell>
        </table:table-row>
        <table:table-row table:style-name="ro1">
          <table:table-cell office:value-type="string" calcext:value-type="string">
            <text:p>Abstede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string" calcext:value-type="string">
            <text:p>Ambt Ommen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string" calcext:value-type="string">
            <text:p>Ommen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string" calcext:value-type="string">
            <text:p>Ommen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string" calcext:value-type="string">
            <text:p>Mesch</text:p>
          </table:table-cell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string" calcext:value-type="string">
            <text:p>Valburg</text:p>
          </table:table-cell>
          <table:table-cell office:value-type="float" office:value="11071" calcext:value-type="float">
            <text:p>11071</text:p>
          </table:table-cell>
        </table:table-row>
        <table:table-row table:style-name="ro1">
          <table:table-cell office:value-type="string" calcext:value-type="string">
            <text:p>Hoedekenskerke</text:p>
          </table:table-cell>
          <table:table-cell office:value-type="float" office:value="11072" calcext:value-type="float">
            <text:p>11072</text:p>
          </table:table-cell>
        </table:table-row>
        <table:table-row table:style-name="ro1">
          <table:table-cell office:value-type="string" calcext:value-type="string">
            <text:p>Warder</text:p>
          </table:table-cell>
          <table:table-cell office:value-type="float" office:value="11073" calcext:value-type="float">
            <text:p>11073</text:p>
          </table:table-cell>
        </table:table-row>
        <table:table-row table:style-name="ro1">
          <table:table-cell office:value-type="string" calcext:value-type="string">
            <text:p>Zoeterwoude</text:p>
          </table:table-cell>
          <table:table-cell office:value-type="float" office:value="11074" calcext:value-type="float">
            <text:p>11074</text:p>
          </table:table-cell>
        </table:table-row>
        <table:table-row table:style-name="ro1">
          <table:table-cell office:value-type="string" calcext:value-type="string">
            <text:p>Apeldoorn</text:p>
          </table:table-cell>
          <table:table-cell office:value-type="float" office:value="11075" calcext:value-type="float">
            <text:p>11075</text:p>
          </table:table-cell>
        </table:table-row>
        <table:table-row table:style-name="ro1">
          <table:table-cell office:value-type="string" calcext:value-type="string">
            <text:p>Schimmert</text:p>
          </table:table-cell>
          <table:table-cell office:value-type="float" office:value="11076" calcext:value-type="float">
            <text:p>11076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1">
          <table:table-cell office:value-type="string" calcext:value-type="string">
            <text:p>Hellevoetsluis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string" calcext:value-type="string">
            <text:p>Ootmarsum</text:p>
          </table:table-cell>
          <table:table-cell office:value-type="float" office:value="11079" calcext:value-type="float">
            <text:p>11079</text:p>
          </table:table-cell>
        </table:table-row>
        <table:table-row table:style-name="ro1">
          <table:table-cell office:value-type="string" calcext:value-type="string">
            <text:p>Grootegast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float" office:value="11081" calcext:value-type="float">
            <text:p>11081</text:p>
          </table:table-cell>
        </table:table-row>
        <table:table-row table:style-name="ro1">
          <table:table-cell office:value-type="string" calcext:value-type="string">
            <text:p>Elden</text:p>
          </table:table-cell>
          <table:table-cell office:value-type="float" office:value="11082" calcext:value-type="float">
            <text:p>11082</text:p>
          </table:table-cell>
        </table:table-row>
        <table:table-row table:style-name="ro1">
          <table:table-cell office:value-type="string" calcext:value-type="string">
            <text:p>Bokhoven</text:p>
          </table:table-cell>
          <table:table-cell office:value-type="float" office:value="11083" calcext:value-type="float">
            <text:p>11083</text:p>
          </table:table-cell>
        </table:table-row>
        <table:table-row table:style-name="ro1">
          <table:table-cell office:value-type="string" calcext:value-type="string">
            <text:p>Wijk en Aalburg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Aalburg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Westervoort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string" calcext:value-type="string">
            <text:p>Nisse</text:p>
          </table:table-cell>
          <table:table-cell office:value-type="float" office:value="11086" calcext:value-type="float">
            <text:p>11086</text:p>
          </table:table-cell>
        </table:table-row>
        <table:table-row table:style-name="ro1">
          <table:table-cell office:value-type="string" calcext:value-type="string">
            <text:p>Zuiddorpe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string" calcext:value-type="string">
            <text:p>Vollenhove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string" calcext:value-type="string">
            <text:p>Ambt Vollenhove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string" calcext:value-type="string">
            <text:p>Brederwiede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string" calcext:value-type="string">
            <text:p>Vollenhove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string" calcext:value-type="string">
            <text:p>Beegden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string" calcext:value-type="string">
            <text:p>Oudendijk</text:p>
          </table:table-cell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string" calcext:value-type="string">
            <text:p>Bodegraven</text:p>
          </table:table-cell>
          <table:table-cell office:value-type="float" office:value="11091" calcext:value-type="float">
            <text:p>11091</text:p>
          </table:table-cell>
        </table:table-row>
        <table:table-row table:style-name="ro1">
          <table:table-cell office:value-type="string" calcext:value-type="string">
            <text:p>Opijnen</text:p>
          </table:table-cell>
          <table:table-cell office:value-type="float" office:value="11092" calcext:value-type="float">
            <text:p>11092</text:p>
          </table:table-cell>
        </table:table-row>
        <table:table-row table:style-name="ro1">
          <table:table-cell office:value-type="string" calcext:value-type="string">
            <text:p>Est en Opijnen</text:p>
          </table:table-cell>
          <table:table-cell office:value-type="float" office:value="11092" calcext:value-type="float">
            <text:p>11092</text:p>
          </table:table-cell>
        </table:table-row>
        <table:table-row table:style-name="ro1">
          <table:table-cell office:value-type="string" calcext:value-type="string">
            <text:p>Lienden</text:p>
          </table:table-cell>
          <table:table-cell office:value-type="float" office:value="11093" calcext:value-type="float">
            <text:p>11093</text:p>
          </table:table-cell>
        </table:table-row>
        <table:table-row table:style-name="ro1">
          <table:table-cell office:value-type="string" calcext:value-type="string">
            <text:p>Groenlo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string" calcext:value-type="string">
            <text:p>Oost Gelre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string" calcext:value-type="string">
            <text:p>Westerbork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string" calcext:value-type="string">
            <text:p>Rinsumageest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string" calcext:value-type="string">
            <text:p>Sommelsdijk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1">
          <table:table-cell office:value-type="string" calcext:value-type="string">
            <text:p>Schonauwen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string" calcext:value-type="string">
            <text:p>Gasselte</text:p>
          </table:table-cell>
          <table:table-cell office:value-type="float" office:value="11099" calcext:value-type="float">
            <text:p>11099</text:p>
          </table:table-cell>
        </table:table-row>
        <table:table-row table:style-name="ro1">
          <table:table-cell office:value-type="string" calcext:value-type="string">
            <text:p>Oldenzaal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Westwoud</text:p>
          </table:table-cell>
          <table:table-cell office:value-type="float" office:value="11101" calcext:value-type="float">
            <text:p>11101</text:p>
          </table:table-cell>
        </table:table-row>
        <table:table-row table:style-name="ro1">
          <table:table-cell office:value-type="string" calcext:value-type="string">
            <text:p>Oostdongeradeel</text:p>
          </table:table-cell>
          <table:table-cell office:value-type="float" office:value="11102" calcext:value-type="float">
            <text:p>11102</text:p>
          </table:table-cell>
        </table:table-row>
        <table:table-row table:style-name="ro1">
          <table:table-cell office:value-type="string" calcext:value-type="string">
            <text:p>Metslawier</text:p>
          </table:table-cell>
          <table:table-cell office:value-type="float" office:value="11102" calcext:value-type="float">
            <text:p>11102</text:p>
          </table:table-cell>
        </table:table-row>
        <table:table-row table:style-name="ro1">
          <table:table-cell office:value-type="string" calcext:value-type="string">
            <text:p>Leidschendam-Voorburg</text:p>
          </table:table-cell>
          <table:table-cell office:value-type="float" office:value="11103" calcext:value-type="float">
            <text:p>11103</text:p>
          </table:table-cell>
        </table:table-row>
        <table:table-row table:style-name="ro1">
          <table:table-cell office:value-type="string" calcext:value-type="string">
            <text:p>Voorburg</text:p>
          </table:table-cell>
          <table:table-cell office:value-type="float" office:value="11103" calcext:value-type="float">
            <text:p>11103</text:p>
          </table:table-cell>
        </table:table-row>
        <table:table-row table:style-name="ro1">
          <table:table-cell office:value-type="string" calcext:value-type="string">
            <text:p>Ter Aar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string" calcext:value-type="string">
            <text:p>Streefkerk</text:p>
          </table:table-cell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string" calcext:value-type="string">
            <text:p>Oldebroek</text:p>
          </table:table-cell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string" calcext:value-type="string">
            <text:p>Noordgouwe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string" calcext:value-type="string">
            <text:p>Horst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string" calcext:value-type="string">
            <text:p>Putten</text:p>
          </table:table-cell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string" calcext:value-type="string">
            <text:p>Lelystad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string" calcext:value-type="string">
            <text:p>Valkenburg-Houthem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string" calcext:value-type="string">
            <text:p>Mijnsheerenland</text:p>
          </table:table-cell>
          <table:table-cell office:value-type="float" office:value="11112" calcext:value-type="float">
            <text:p>11112</text:p>
          </table:table-cell>
        </table:table-row>
        <table:table-row table:style-name="ro1">
          <table:table-cell office:value-type="string" calcext:value-type="string">
            <text:p>Elburg</text:p>
          </table:table-cell>
          <table:table-cell office:value-type="float" office:value="11113" calcext:value-type="float">
            <text:p>11113</text:p>
          </table:table-cell>
        </table:table-row>
        <table:table-row table:style-name="ro1">
          <table:table-cell office:value-type="string" calcext:value-type="string">
            <text:p>Fort Bath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office:value-type="string" calcext:value-type="string">
            <text:p>Driewegen</text:p>
          </table:table-cell>
          <table:table-cell office:value-type="float" office:value="11115" calcext:value-type="float">
            <text:p>11115</text:p>
          </table:table-cell>
        </table:table-row>
        <table:table-row table:style-name="ro1">
          <table:table-cell office:value-type="string" calcext:value-type="string">
            <text:p>Wehl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string" calcext:value-type="string">
            <text:p>Berlikum</text:p>
          </table:table-cell>
          <table:table-cell office:value-type="float" office:value="11117" calcext:value-type="float">
            <text:p>11117</text:p>
          </table:table-cell>
        </table:table-row>
        <table:table-row table:style-name="ro1">
          <table:table-cell office:value-type="string" calcext:value-type="string">
            <text:p>Rijnsburg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string" calcext:value-type="string">
            <text:p>Winterswijk</text:p>
          </table:table-cell>
          <table:table-cell office:value-type="float" office:value="11119" calcext:value-type="float">
            <text:p>11119</text:p>
          </table:table-cell>
        </table:table-row>
        <table:table-row table:style-name="ro1">
          <table:table-cell office:value-type="string" calcext:value-type="string">
            <text:p>Vledder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string" calcext:value-type="string">
            <text:p>Zeevang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Oosthuizen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Watergraafsmeer</text:p>
          </table:table-cell>
          <table:table-cell office:value-type="float" office:value="11122" calcext:value-type="float">
            <text:p>11122</text:p>
          </table:table-cell>
        </table:table-row>
        <table:table-row table:style-name="ro1">
          <table:table-cell office:value-type="string" calcext:value-type="string">
            <text:p>Hontenisse</text:p>
          </table:table-cell>
          <table:table-cell office:value-type="float" office:value="11123" calcext:value-type="float">
            <text:p>11123</text:p>
          </table:table-cell>
        </table:table-row>
        <table:table-row table:style-name="ro1">
          <table:table-cell office:value-type="string" calcext:value-type="string">
            <text:p>Limbricht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string" calcext:value-type="string">
            <text:p>Brakel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string" calcext:value-type="string">
            <text:p>Ouddorp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string" calcext:value-type="string">
            <text:p>Langerak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 office:value-type="string" calcext:value-type="string">
            <text:p>Eede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string" calcext:value-type="string">
            <text:p>Rijnsaterwoude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Hedikhuizen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string" calcext:value-type="string">
            <text:p>Angerlo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string" calcext:value-type="string">
            <text:p>Berkel-Enschot</text:p>
          </table:table-cell>
          <table:table-cell office:value-type="float" office:value="11132" calcext:value-type="float">
            <text:p>11132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float" office:value="11133" calcext:value-type="float">
            <text:p>11133</text:p>
          </table:table-cell>
        </table:table-row>
        <table:table-row table:style-name="ro1">
          <table:table-cell office:value-type="string" calcext:value-type="string">
            <text:p>Noordwijkerhout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string" calcext:value-type="string">
            <text:p>Winsum</text:p>
          </table:table-cell>
          <table:table-cell office:value-type="float" office:value="11135" calcext:value-type="float">
            <text:p>11135</text:p>
          </table:table-cell>
        </table:table-row>
        <table:table-row table:style-name="ro1">
          <table:table-cell office:value-type="string" calcext:value-type="string">
            <text:p>Katwoude</text:p>
          </table:table-cell>
          <table:table-cell office:value-type="float" office:value="11136" calcext:value-type="float">
            <text:p>11136</text:p>
          </table:table-cell>
        </table:table-row>
        <table:table-row table:style-name="ro1">
          <table:table-cell office:value-type="string" calcext:value-type="string">
            <text:p>Uithuizen</text:p>
          </table:table-cell>
          <table:table-cell office:value-type="float" office:value="11137" calcext:value-type="float">
            <text:p>11137</text:p>
          </table:table-cell>
        </table:table-row>
        <table:table-row table:style-name="ro1">
          <table:table-cell office:value-type="string" calcext:value-type="string">
            <text:p>Dieden, Demen en Langel</text:p>
          </table:table-cell>
          <table:table-cell office:value-type="float" office:value="11138" calcext:value-type="float">
            <text:p>11138</text:p>
          </table:table-cell>
        </table:table-row>
        <table:table-row table:style-name="ro1">
          <table:table-cell office:value-type="string" calcext:value-type="string">
            <text:p>Oudelande</text:p>
          </table:table-cell>
          <table:table-cell office:value-type="float" office:value="11139" calcext:value-type="float">
            <text:p>11139</text:p>
          </table:table-cell>
        </table:table-row>
        <table:table-row table:style-name="ro1">
          <table:table-cell office:value-type="string" calcext:value-type="string">
            <text:p>Nieuwstadt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Uden</text:p>
          </table:table-cell>
          <table:table-cell office:value-type="float" office:value="11141" calcext:value-type="float">
            <text:p>11141</text:p>
          </table:table-cell>
        </table:table-row>
        <table:table-row table:style-name="ro1">
          <table:table-cell office:value-type="string" calcext:value-type="string">
            <text:p>Leersum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string" calcext:value-type="string">
            <text:p>Maarheeze</text:p>
          </table:table-cell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string" calcext:value-type="string">
            <text:p>Menaldumadeel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Menaldum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Wemeldinge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string" calcext:value-type="string">
            <text:p>Avenhorn</text:p>
          </table:table-cell>
          <table:table-cell office:value-type="float" office:value="11147" calcext:value-type="float">
            <text:p>11147</text:p>
          </table:table-cell>
        </table:table-row>
        <table:table-row table:style-name="ro1">
          <table:table-cell office:value-type="string" calcext:value-type="string">
            <text:p>Kuinre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 office:value-type="string" calcext:value-type="string">
            <text:p>Breukelen-Sint Pieters</text:p>
          </table:table-cell>
          <table:table-cell office:value-type="float" office:value="11149" calcext:value-type="float">
            <text:p>11149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string" calcext:value-type="string">
            <text:p>Zevender</text:p>
          </table:table-cell>
          <table:table-cell office:value-type="float" office:value="11151" calcext:value-type="float">
            <text:p>11151</text:p>
          </table:table-cell>
        </table:table-row>
        <table:table-row table:style-name="ro1">
          <table:table-cell office:value-type="string" calcext:value-type="string">
            <text:p>Rucphen</text:p>
          </table:table-cell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string" calcext:value-type="string">
            <text:p>Ameland</text:p>
          </table:table-cell>
          <table:table-cell office:value-type="float" office:value="11153" calcext:value-type="float">
            <text:p>11153</text:p>
          </table:table-cell>
        </table:table-row>
        <table:table-row table:style-name="ro1">
          <table:table-cell office:value-type="string" calcext:value-type="string">
            <text:p>Dinxperlo</text:p>
          </table:table-cell>
          <table:table-cell office:value-type="float" office:value="11154" calcext:value-type="float">
            <text:p>11154</text:p>
          </table:table-cell>
        </table:table-row>
        <table:table-row table:style-name="ro1">
          <table:table-cell office:value-type="string" calcext:value-type="string">
            <text:p>Haaren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1156" calcext:value-type="float">
            <text:p>11156</text:p>
          </table:table-cell>
        </table:table-row>
        <table:table-row table:style-name="ro1">
          <table:table-cell office:value-type="string" calcext:value-type="string">
            <text:p>Dordrecht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1">
          <table:table-cell office:value-type="string" calcext:value-type="string">
            <text:p>Etersheim</text:p>
          </table:table-cell>
          <table:table-cell office:value-type="float" office:value="11158" calcext:value-type="float">
            <text:p>11158</text:p>
          </table:table-cell>
        </table:table-row>
        <table:table-row table:style-name="ro1">
          <table:table-cell office:value-type="string" calcext:value-type="string">
            <text:p>Bronckhorst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string" calcext:value-type="string">
            <text:p>Zelhem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string" calcext:value-type="string">
            <text:p>Bergeyk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Bergeijk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Oostermeer</text:p>
          </table:table-cell>
          <table:table-cell office:value-type="float" office:value="11161" calcext:value-type="float">
            <text:p>11161</text:p>
          </table:table-cell>
        </table:table-row>
        <table:table-row table:style-name="ro1">
          <table:table-cell office:value-type="string" calcext:value-type="string">
            <text:p>Hemmen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string" calcext:value-type="string">
            <text:p>Ooltgensplaat</text:p>
          </table:table-cell>
          <table:table-cell office:value-type="float" office:value="11163" calcext:value-type="float">
            <text:p>11163</text:p>
          </table:table-cell>
        </table:table-row>
        <table:table-row table:style-name="ro1">
          <table:table-cell office:value-type="string" calcext:value-type="string">
            <text:p>Wieringerwaard</text:p>
          </table:table-cell>
          <table:table-cell office:value-type="float" office:value="11164" calcext:value-type="float">
            <text:p>11164</text:p>
          </table:table-cell>
        </table:table-row>
        <table:table-row table:style-name="ro1">
          <table:table-cell office:value-type="string" calcext:value-type="string">
            <text:p>Nieuwvliet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string" calcext:value-type="string">
            <text:p>Losser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Sijbekarspel</text:p>
          </table:table-cell>
          <table:table-cell office:value-type="float" office:value="11167" calcext:value-type="float">
            <text:p>11167</text:p>
          </table:table-cell>
        </table:table-row>
        <table:table-row table:style-name="ro1">
          <table:table-cell office:value-type="string" calcext:value-type="string">
            <text:p>Darthuizen</text:p>
          </table:table-cell>
          <table:table-cell office:value-type="float" office:value="11168" calcext:value-type="float">
            <text:p>11168</text:p>
          </table:table-cell>
        </table:table-row>
        <table:table-row table:style-name="ro1">
          <table:table-cell office:value-type="string" calcext:value-type="string">
            <text:p>Stad Hardenberg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string" calcext:value-type="string">
            <text:p>Huizen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1">
          <table:table-cell office:value-type="string" calcext:value-type="string">
            <text:p>Oudhuizen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string" calcext:value-type="string">
            <text:p>Holwerd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string" calcext:value-type="string">
            <text:p>Zaamslag</text:p>
          </table:table-cell>
          <table:table-cell office:value-type="float" office:value="11173" calcext:value-type="float">
            <text:p>11173</text:p>
          </table:table-cell>
        </table:table-row>
        <table:table-row table:style-name="ro1">
          <table:table-cell office:value-type="string" calcext:value-type="string">
            <text:p>Vlist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string" calcext:value-type="string">
            <text:p>Mildam</text:p>
          </table:table-cell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11176" calcext:value-type="float">
            <text:p>11176</text:p>
          </table:table-cell>
        </table:table-row>
        <table:table-row table:style-name="ro1">
          <table:table-cell office:value-type="string" calcext:value-type="string">
            <text:p>Hoensbroek</text:p>
          </table:table-cell>
          <table:table-cell office:value-type="float" office:value="11177" calcext:value-type="float">
            <text:p>11177</text:p>
          </table:table-cell>
        </table:table-row>
        <table:table-row table:style-name="ro1">
          <table:table-cell office:value-type="string" calcext:value-type="string">
            <text:p>Schijndel</text:p>
          </table:table-cell>
          <table:table-cell office:value-type="float" office:value="11178" calcext:value-type="float">
            <text:p>11178</text:p>
          </table:table-cell>
        </table:table-row>
        <table:table-row table:style-name="ro1">
          <table:table-cell office:value-type="string" calcext:value-type="string">
            <text:p>Bennekom</text:p>
          </table:table-cell>
          <table:table-cell office:value-type="float" office:value="11179" calcext:value-type="float">
            <text:p>11179</text:p>
          </table:table-cell>
        </table:table-row>
        <table:table-row table:style-name="ro1">
          <table:table-cell office:value-type="string" calcext:value-type="string">
            <text:p>Emmen</text:p>
          </table:table-cell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string" calcext:value-type="string">
            <text:p>Poortvliet</text:p>
          </table:table-cell>
          <table:table-cell office:value-type="float" office:value="11181" calcext:value-type="float">
            <text:p>11181</text:p>
          </table:table-cell>
        </table:table-row>
        <table:table-row table:style-name="ro1">
          <table:table-cell office:value-type="string" calcext:value-type="string">
            <text:p>Beusichem</text:p>
          </table:table-cell>
          <table:table-cell office:value-type="float" office:value="11182" calcext:value-type="float">
            <text:p>11182</text:p>
          </table:table-cell>
        </table:table-row>
        <table:table-row table:style-name="ro1">
          <table:table-cell office:value-type="string" calcext:value-type="string">
            <text:p>Stad Vollenhove</text:p>
          </table:table-cell>
          <table:table-cell office:value-type="float" office:value="11183" calcext:value-type="float">
            <text:p>11183</text:p>
          </table:table-cell>
        </table:table-row>
        <table:table-row table:style-name="ro1">
          <table:table-cell office:value-type="string" calcext:value-type="string">
            <text:p>Abcoude-Baambrugge</text:p>
          </table:table-cell>
          <table:table-cell office:value-type="float" office:value="11184" calcext:value-type="float">
            <text:p>11184</text:p>
          </table:table-cell>
        </table:table-row>
        <table:table-row table:style-name="ro1">
          <table:table-cell office:value-type="string" calcext:value-type="string">
            <text:p>Baambrugge</text:p>
          </table:table-cell>
          <table:table-cell office:value-type="float" office:value="11184" calcext:value-type="float">
            <text:p>11184</text:p>
          </table:table-cell>
        </table:table-row>
        <table:table-row table:style-name="ro1">
          <table:table-cell office:value-type="string" calcext:value-type="string">
            <text:p>Diessen</text:p>
          </table:table-cell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string" calcext:value-type="string">
            <text:p>Stramproy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office:value-type="string" calcext:value-type="string">
            <text:p>Elsloo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string" calcext:value-type="string">
            <text:p>Elst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string" calcext:value-type="string">
            <text:p>Overbetuwe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string" calcext:value-type="string">
            <text:p>Schokland</text:p>
          </table:table-cell>
          <table:table-cell office:value-type="float" office:value="11189" calcext:value-type="float">
            <text:p>11189</text:p>
          </table:table-cell>
        </table:table-row>
        <table:table-row table:style-name="ro1">
          <table:table-cell office:value-type="string" calcext:value-type="string">
            <text:p>Avereest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string" calcext:value-type="string">
            <text:p>Moergestel</text:p>
          </table:table-cell>
          <table:table-cell office:value-type="float" office:value="11191" calcext:value-type="float">
            <text:p>11191</text:p>
          </table:table-cell>
        </table:table-row>
        <table:table-row table:style-name="ro1">
          <table:table-cell office:value-type="string" calcext:value-type="string">
            <text:p>Zundert</text:p>
          </table:table-cell>
          <table:table-cell office:value-type="float" office:value="11192" calcext:value-type="float">
            <text:p>11192</text:p>
          </table:table-cell>
        </table:table-row>
        <table:table-row table:style-name="ro1">
          <table:table-cell office:value-type="string" calcext:value-type="string">
            <text:p>Dinteloord en Prinsenland</text:p>
          </table:table-cell>
          <table:table-cell office:value-type="float" office:value="11193" calcext:value-type="float">
            <text:p>11193</text:p>
          </table:table-cell>
        </table:table-row>
        <table:table-row table:style-name="ro1">
          <table:table-cell office:value-type="string" calcext:value-type="string">
            <text:p>Hoogelande</text:p>
          </table:table-cell>
          <table:table-cell office:value-type="float" office:value="11194" calcext:value-type="float">
            <text:p>11194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office:value-type="string" calcext:value-type="string">
            <text:p>Tjerkwerd</text:p>
          </table:table-cell>
          <table:table-cell office:value-type="float" office:value="11196" calcext:value-type="float">
            <text:p>11196</text:p>
          </table:table-cell>
        </table:table-row>
        <table:table-row table:style-name="ro1">
          <table:table-cell office:value-type="string" calcext:value-type="string">
            <text:p>Kampensnieuwland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 office:value-type="string" calcext:value-type="string">
            <text:p>Middelstum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string" calcext:value-type="string">
            <text:p>Sint Annaland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Oosterzee</text:p>
          </table:table-cell>
          <table:table-cell office:value-type="float" office:value="11201" calcext:value-type="float">
            <text:p>11201</text:p>
          </table:table-cell>
        </table:table-row>
        <table:table-row table:style-name="ro1">
          <table:table-cell office:value-type="string" calcext:value-type="string">
            <text:p>Loenen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string" calcext:value-type="string">
            <text:p>Loenen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string" calcext:value-type="string">
            <text:p>Stevensweert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string" calcext:value-type="string">
            <text:p>Meppel</text:p>
          </table:table-cell>
          <table:table-cell office:value-type="float" office:value="11204" calcext:value-type="float">
            <text:p>11204</text:p>
          </table:table-cell>
        </table:table-row>
        <table:table-row table:style-name="ro1">
          <table:table-cell office:value-type="string" calcext:value-type="string">
            <text:p>Liesveld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Groot-Ammers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Uithoorn</text:p>
          </table:table-cell>
          <table:table-cell office:value-type="float" office:value="11206" calcext:value-type="float">
            <text:p>11206</text:p>
          </table:table-cell>
        </table:table-row>
        <table:table-row table:style-name="ro1">
          <table:table-cell office:value-type="string" calcext:value-type="string">
            <text:p>Heer Oudelands Ambacht</text:p>
          </table:table-cell>
          <table:table-cell office:value-type="float" office:value="11207" calcext:value-type="float">
            <text:p>11207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string" calcext:value-type="string">
            <text:p>Heel en Panheel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string" calcext:value-type="string">
            <text:p>Nijmegen</text:p>
          </table:table-cell>
          <table:table-cell office:value-type="float" office:value="11209" calcext:value-type="float">
            <text:p>11209</text:p>
          </table:table-cell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Sirjansland</text:p>
          </table:table-cell>
          <table:table-cell office:value-type="float" office:value="11211" calcext:value-type="float">
            <text:p>11211</text:p>
          </table:table-cell>
        </table:table-row>
        <table:table-row table:style-name="ro1">
          <table:table-cell office:value-type="string" calcext:value-type="string">
            <text:p>Standdaarbuiten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string" calcext:value-type="string">
            <text:p>Nieuwland</text:p>
          </table:table-cell>
          <table:table-cell office:value-type="float" office:value="11213" calcext:value-type="float">
            <text:p>11213</text:p>
          </table:table-cell>
        </table:table-row>
        <table:table-row table:style-name="ro1">
          <table:table-cell office:value-type="string" calcext:value-type="string">
            <text:p>Broek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string" calcext:value-type="string">
            <text:p>Medemblik</text:p>
          </table:table-cell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string" calcext:value-type="string">
            <text:p>Hulsberg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Onwaard</text:p>
          </table:table-cell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string" calcext:value-type="string">
            <text:p>Kattendijke</text:p>
          </table:table-cell>
          <table:table-cell office:value-type="float" office:value="11218" calcext:value-type="float">
            <text:p>11218</text:p>
          </table:table-cell>
        </table:table-row>
        <table:table-row table:style-name="ro1">
          <table:table-cell office:value-type="string" calcext:value-type="string">
            <text:p>Lith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string" calcext:value-type="string">
            <text:p>Ulestraten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Mariekerke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1">
          <table:table-cell office:value-type="string" calcext:value-type="string">
            <text:p>Meliskerke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1">
          <table:table-cell office:value-type="string" calcext:value-type="string">
            <text:p>Venray</text:p>
          </table:table-cell>
          <table:table-cell office:value-type="float" office:value="11222" calcext:value-type="float">
            <text:p>11222</text:p>
          </table:table-cell>
        </table:table-row>
        <table:table-row table:style-name="ro1">
          <table:table-cell office:value-type="string" calcext:value-type="string">
            <text:p>Kapelle</text:p>
          </table:table-cell>
          <table:table-cell office:value-type="float" office:value="11223" calcext:value-type="float">
            <text:p>11223</text:p>
          </table:table-cell>
        </table:table-row>
        <table:table-row table:style-name="ro1">
          <table:table-cell office:value-type="string" calcext:value-type="string">
            <text:p>Vught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Landsmeer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string" calcext:value-type="string">
            <text:p>Franeker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Boxmeer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string" calcext:value-type="string">
            <text:p>Leeuwarden</text:p>
          </table:table-cell>
          <table:table-cell office:value-type="float" office:value="11228" calcext:value-type="float">
            <text:p>11228</text:p>
          </table:table-cell>
        </table:table-row>
        <table:table-row table:style-name="ro1">
          <table:table-cell office:value-type="string" calcext:value-type="string">
            <text:p>Heeswijk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 office:value-type="string" calcext:value-type="string">
            <text:p>Sittard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Sittard-Geleen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Zouteveen</text:p>
          </table:table-cell>
          <table:table-cell office:value-type="float" office:value="11231" calcext:value-type="float">
            <text:p>11231</text:p>
          </table:table-cell>
        </table:table-row>
        <table:table-row table:style-name="ro1">
          <table:table-cell office:value-type="string" calcext:value-type="string">
            <text:p>Dreumel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Sprang-Capelle</text:p>
          </table:table-cell>
          <table:table-cell office:value-type="float" office:value="11233" calcext:value-type="float">
            <text:p>11233</text:p>
          </table:table-cell>
        </table:table-row>
        <table:table-row table:style-name="ro1">
          <table:table-cell office:value-type="string" calcext:value-type="string">
            <text:p>Capelle</text:p>
          </table:table-cell>
          <table:table-cell office:value-type="float" office:value="11233" calcext:value-type="float">
            <text:p>11233</text:p>
          </table:table-cell>
        </table:table-row>
        <table:table-row table:style-name="ro1">
          <table:table-cell office:value-type="string" calcext:value-type="string">
            <text:p>Holysloot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Hummelo en Keppel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1">
          <table:table-cell office:value-type="string" calcext:value-type="string">
            <text:p>Hummelo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1">
          <table:table-cell office:value-type="string" calcext:value-type="string">
            <text:p>Hillegom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string" calcext:value-type="string">
            <text:p>Duiveland</text:p>
          </table:table-cell>
          <table:table-cell office:value-type="float" office:value="11237" calcext:value-type="float">
            <text:p>11237</text:p>
          </table:table-cell>
        </table:table-row>
        <table:table-row table:style-name="ro1">
          <table:table-cell office:value-type="string" calcext:value-type="string">
            <text:p>Oosterland</text:p>
          </table:table-cell>
          <table:table-cell office:value-type="float" office:value="11237" calcext:value-type="float">
            <text:p>11237</text:p>
          </table:table-cell>
        </table:table-row>
        <table:table-row table:style-name="ro1">
          <table:table-cell office:value-type="string" calcext:value-type="string">
            <text:p>Uitgeest</text:p>
          </table:table-cell>
          <table:table-cell office:value-type="float" office:value="11238" calcext:value-type="float">
            <text:p>11238</text:p>
          </table:table-cell>
        </table:table-row>
        <table:table-row table:style-name="ro1">
          <table:table-cell office:value-type="string" calcext:value-type="string">
            <text:p>Stad aan 't Haringvliet</text:p>
          </table:table-cell>
          <table:table-cell office:value-type="float" office:value="11239" calcext:value-type="float">
            <text:p>11239</text:p>
          </table:table-cell>
        </table:table-row>
        <table:table-row table:style-name="ro1">
          <table:table-cell office:value-type="string" calcext:value-type="string">
            <text:p>Tongelre</text:p>
          </table:table-cell>
          <table:table-cell office:value-type="float" office:value="11240" calcext:value-type="float">
            <text:p>11240</text:p>
          </table:table-cell>
        </table:table-row>
        <table:table-row table:style-name="ro1">
          <table:table-cell office:value-type="string" calcext:value-type="string">
            <text:p>Tytsjerksteradiel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string" calcext:value-type="string">
            <text:p>Tietjerksteradeel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string" calcext:value-type="string">
            <text:p>Bergum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string" calcext:value-type="string">
            <text:p>Aarlanderveen</text:p>
          </table:table-cell>
          <table:table-cell office:value-type="float" office:value="11242" calcext:value-type="float">
            <text:p>11242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string" calcext:value-type="string">
            <text:p>Papekop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Pernis</text:p>
          </table:table-cell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string" calcext:value-type="string">
            <text:p>Holten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string" calcext:value-type="string">
            <text:p>Yerseke</text:p>
          </table:table-cell>
          <table:table-cell office:value-type="float" office:value="11247" calcext:value-type="float">
            <text:p>11247</text:p>
          </table:table-cell>
        </table:table-row>
        <table:table-row table:style-name="ro1">
          <table:table-cell office:value-type="string" calcext:value-type="string">
            <text:p>Capelle aan den IJssel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 office:value-type="string" calcext:value-type="string">
            <text:p>Vlagtwedde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1">
          <table:table-cell office:value-type="string" calcext:value-type="string">
            <text:p>Stolwijk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Jorwerd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Houtrijk en Polanen</text:p>
          </table:table-cell>
          <table:table-cell office:value-type="float" office:value="11252" calcext:value-type="float">
            <text:p>11252</text:p>
          </table:table-cell>
        </table:table-row>
        <table:table-row table:style-name="ro1">
          <table:table-cell office:value-type="string" calcext:value-type="string">
            <text:p>Stadskanaal</text:p>
          </table:table-cell>
          <table:table-cell office:value-type="float" office:value="11253" calcext:value-type="float">
            <text:p>11253</text:p>
          </table:table-cell>
        </table:table-row>
        <table:table-row table:style-name="ro1">
          <table:table-cell office:value-type="string" calcext:value-type="string">
            <text:p>Scharwoude</text:p>
          </table:table-cell>
          <table:table-cell office:value-type="float" office:value="11254" calcext:value-type="float">
            <text:p>11254</text:p>
          </table:table-cell>
        </table:table-row>
        <table:table-row table:style-name="ro1">
          <table:table-cell office:value-type="string" calcext:value-type="string">
            <text:p>Baexem</text:p>
          </table:table-cell>
          <table:table-cell office:value-type="float" office:value="11255" calcext:value-type="float">
            <text:p>11255</text:p>
          </table:table-cell>
        </table:table-row>
        <table:table-row table:style-name="ro1">
          <table:table-cell office:value-type="string" calcext:value-type="string">
            <text:p>Serooskerke (Walcheren)</text:p>
          </table:table-cell>
          <table:table-cell office:value-type="float" office:value="11256" calcext:value-type="float">
            <text:p>11256</text:p>
          </table:table-cell>
        </table:table-row>
        <table:table-row table:style-name="ro1">
          <table:table-cell office:value-type="string" calcext:value-type="string">
            <text:p>Hazerswoude</text:p>
          </table:table-cell>
          <table:table-cell office:value-type="float" office:value="11257" calcext:value-type="float">
            <text:p>11257</text:p>
          </table:table-cell>
        </table:table-row>
        <table:table-row table:style-name="ro1">
          <table:table-cell office:value-type="string" calcext:value-type="string">
            <text:p>Rijnwoude</text:p>
          </table:table-cell>
          <table:table-cell office:value-type="float" office:value="11257" calcext:value-type="float">
            <text:p>11257</text:p>
          </table:table-cell>
        </table:table-row>
        <table:table-row table:style-name="ro1">
          <table:table-cell office:value-type="string" calcext:value-type="string">
            <text:p>Rijneveld</text:p>
          </table:table-cell>
          <table:table-cell office:value-type="float" office:value="11257" calcext:value-type="float">
            <text:p>11257</text:p>
          </table:table-cell>
        </table:table-row>
        <table:table-row table:style-name="ro1">
          <table:table-cell office:value-type="string" calcext:value-type="string">
            <text:p>Gouderak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string" calcext:value-type="string">
            <text:p>Loon op Zand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string" calcext:value-type="string">
            <text:p>Schiedam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Maasniel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Herpen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1">
          <table:table-cell office:value-type="string" calcext:value-type="string">
            <text:p>Lochem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Aalsmeer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string" calcext:value-type="string">
            <text:p>Puiflijk</text:p>
          </table:table-cell>
          <table:table-cell office:value-type="float" office:value="11265" calcext:value-type="float">
            <text:p>11265</text:p>
          </table:table-cell>
        </table:table-row>
        <table:table-row table:style-name="ro1">
          <table:table-cell office:value-type="string" calcext:value-type="string">
            <text:p>Herwijnen</text:p>
          </table:table-cell>
          <table:table-cell office:value-type="float" office:value="11266" calcext:value-type="float">
            <text:p>11266</text:p>
          </table:table-cell>
        </table:table-row>
        <table:table-row table:style-name="ro1">
          <table:table-cell office:value-type="string" calcext:value-type="string">
            <text:p>Benthorn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string" calcext:value-type="string">
            <text:p>Udenhout</text:p>
          </table:table-cell>
          <table:table-cell office:value-type="float" office:value="11268" calcext:value-type="float">
            <text:p>11268</text:p>
          </table:table-cell>
        </table:table-row>
        <table:table-row table:style-name="ro1">
          <table:table-cell office:value-type="string" calcext:value-type="string">
            <text:p>Gestel en Blaarthem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string" calcext:value-type="string">
            <text:p>Wervershoof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Grosthuizen</text:p>
          </table:table-cell>
          <table:table-cell office:value-type="float" office:value="11271" calcext:value-type="float">
            <text:p>11271</text:p>
          </table:table-cell>
        </table:table-row>
        <table:table-row table:style-name="ro1">
          <table:table-cell office:value-type="string" calcext:value-type="string">
            <text:p>Bijlmermeer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string" calcext:value-type="string">
            <text:p>Nieuweveen</text:p>
          </table:table-cell>
          <table:table-cell office:value-type="float" office:value="11273" calcext:value-type="float">
            <text:p>11273</text:p>
          </table:table-cell>
        </table:table-row>
        <table:table-row table:style-name="ro1">
          <table:table-cell office:value-type="string" calcext:value-type="string">
            <text:p>Slenaken</text:p>
          </table:table-cell>
          <table:table-cell office:value-type="float" office:value="11274" calcext:value-type="float">
            <text:p>11274</text:p>
          </table:table-cell>
        </table:table-row>
        <table:table-row table:style-name="ro1">
          <table:table-cell office:value-type="string" calcext:value-type="string">
            <text:p>Cabauw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string" calcext:value-type="string">
            <text:p>Genderen</text:p>
          </table:table-cell>
          <table:table-cell office:value-type="float" office:value="11276" calcext:value-type="float">
            <text:p>11276</text:p>
          </table:table-cell>
        </table:table-row>
        <table:table-row table:style-name="ro1">
          <table:table-cell office:value-type="string" calcext:value-type="string">
            <text:p>Wieringen</text:p>
          </table:table-cell>
          <table:table-cell office:value-type="float" office:value="11277" calcext:value-type="float">
            <text:p>11277</text:p>
          </table:table-cell>
        </table:table-row>
        <table:table-row table:style-name="ro1">
          <table:table-cell office:value-type="string" calcext:value-type="string">
            <text:p>Nieuwkuyk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string" calcext:value-type="string">
            <text:p>Lierop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string" calcext:value-type="string">
            <text:p>Oosterhout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float" office:value="11281" calcext:value-type="float">
            <text:p>11281</text:p>
          </table:table-cell>
        </table:table-row>
        <table:table-row table:style-name="ro1">
          <table:table-cell office:value-type="string" calcext:value-type="string">
            <text:p>Zuidbroek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string" calcext:value-type="string">
            <text:p>Menterwolde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string" calcext:value-type="string">
            <text:p>Oosterbroek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string" calcext:value-type="string">
            <text:p>Haps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string" calcext:value-type="string">
            <text:p>Ferwerderadiel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string" calcext:value-type="string">
            <text:p>Ferwerderadeel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string" calcext:value-type="string">
            <text:p>Hallum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string" calcext:value-type="string">
            <text:p>Hilversum</text:p>
          </table:table-cell>
          <table:table-cell office:value-type="float" office:value="11285" calcext:value-type="float">
            <text:p>11285</text:p>
          </table:table-cell>
        </table:table-row>
        <table:table-row table:style-name="ro1">
          <table:table-cell office:value-type="string" calcext:value-type="string">
            <text:p>Buren</text:p>
          </table:table-cell>
          <table:table-cell office:value-type="float" office:value="11286" calcext:value-type="float">
            <text:p>11286</text:p>
          </table:table-cell>
        </table:table-row>
        <table:table-row table:style-name="ro1">
          <table:table-cell office:value-type="string" calcext:value-type="string">
            <text:p>Castricum</text:p>
          </table:table-cell>
          <table:table-cell office:value-type="float" office:value="11287" calcext:value-type="float">
            <text:p>11287</text:p>
          </table:table-cell>
        </table:table-row>
        <table:table-row table:style-name="ro1">
          <table:table-cell office:value-type="string" calcext:value-type="string">
            <text:p>Heemstede</text:p>
          </table:table-cell>
          <table:table-cell office:value-type="float" office:value="11288" calcext:value-type="float">
            <text:p>11288</text:p>
          </table:table-cell>
        </table:table-row>
        <table:table-row table:style-name="ro1">
          <table:table-cell office:value-type="string" calcext:value-type="string">
            <text:p>Axel</text:p>
          </table:table-cell>
          <table:table-cell office:value-type="float" office:value="11289" calcext:value-type="float">
            <text:p>11289</text:p>
          </table:table-cell>
        </table:table-row>
        <table:table-row table:style-name="ro1">
          <table:table-cell office:value-type="string" calcext:value-type="string">
            <text:p>Wommels</text:p>
          </table:table-cell>
          <table:table-cell office:value-type="float" office:value="11290" calcext:value-type="float">
            <text:p>11290</text:p>
          </table:table-cell>
        </table:table-row>
        <table:table-row table:style-name="ro1">
          <table:table-cell office:value-type="string" calcext:value-type="string">
            <text:p>Bruinisse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1">
          <table:table-cell office:value-type="string" calcext:value-type="string">
            <text:p>Veendam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string" calcext:value-type="string">
            <text:p>Vlijmen en Engelen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string" calcext:value-type="string">
            <text:p>Vlijmen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string" calcext:value-type="string">
            <text:p>Bierum</text:p>
          </table:table-cell>
          <table:table-cell office:value-type="float" office:value="11294" calcext:value-type="float">
            <text:p>11294</text:p>
          </table:table-cell>
        </table:table-row>
        <table:table-row table:style-name="ro1">
          <table:table-cell office:value-type="string" calcext:value-type="string">
            <text:p>Bredevoort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1">
          <table:table-cell office:value-type="string" calcext:value-type="string">
            <text:p>Appeltern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string" calcext:value-type="string">
            <text:p>Hilvarenbeek</text:p>
          </table:table-cell>
          <table:table-cell office:value-type="float" office:value="11297" calcext:value-type="float">
            <text:p>11297</text:p>
          </table:table-cell>
        </table:table-row>
        <table:table-row table:style-name="ro1">
          <table:table-cell office:value-type="string" calcext:value-type="string">
            <text:p>Eindhoven</text:p>
          </table:table-cell>
          <table:table-cell office:value-type="float" office:value="11298" calcext:value-type="float">
            <text:p>11298</text:p>
          </table:table-cell>
        </table:table-row>
        <table:table-row table:style-name="ro1">
          <table:table-cell office:value-type="string" calcext:value-type="string">
            <text:p>Werkhoven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 office:value-type="string" calcext:value-type="string">
            <text:p>Ellewoutsdijk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Oud-Beijerland</text:p>
          </table:table-cell>
          <table:table-cell office:value-type="float" office:value="11301" calcext:value-type="float">
            <text:p>11301</text:p>
          </table:table-cell>
        </table:table-row>
        <table:table-row table:style-name="ro1">
          <table:table-cell office:value-type="string" calcext:value-type="string">
            <text:p>Oud- en Nieuw-Mathenesse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string" calcext:value-type="string">
            <text:p>Oostzaan</text:p>
          </table:table-cell>
          <table:table-cell office:value-type="float" office:value="11303" calcext:value-type="float">
            <text:p>11303</text:p>
          </table:table-cell>
        </table:table-row>
        <table:table-row table:style-name="ro1">
          <table:table-cell office:value-type="string" calcext:value-type="string">
            <text:p>Doorwerth</text:p>
          </table:table-cell>
          <table:table-cell office:value-type="float" office:value="11304" calcext:value-type="float">
            <text:p>11304</text:p>
          </table:table-cell>
        </table:table-row>
        <table:table-row table:style-name="ro1">
          <table:table-cell office:value-type="string" calcext:value-type="string">
            <text:p>Linden</text:p>
          </table:table-cell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string" calcext:value-type="string">
            <text:p>Schiebroek</text:p>
          </table:table-cell>
          <table:table-cell office:value-type="float" office:value="11306" calcext:value-type="float">
            <text:p>11306</text:p>
          </table:table-cell>
        </table:table-row>
        <table:table-row table:style-name="ro1">
          <table:table-cell office:value-type="string" calcext:value-type="string">
            <text:p>Borculo</text:p>
          </table:table-cell>
          <table:table-cell office:value-type="float" office:value="11307" calcext:value-type="float">
            <text:p>11307</text:p>
          </table:table-cell>
        </table:table-row>
        <table:table-row table:style-name="ro1">
          <table:table-cell office:value-type="string" calcext:value-type="string">
            <text:p>Heukelum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1">
          <table:table-cell office:value-type="string" calcext:value-type="string">
            <text:p>Heille</text:p>
          </table:table-cell>
          <table:table-cell office:value-type="float" office:value="11309" calcext:value-type="float">
            <text:p>11309</text:p>
          </table:table-cell>
        </table:table-row>
        <table:table-row table:style-name="ro1">
          <table:table-cell office:value-type="string" calcext:value-type="string">
            <text:p>Oukoop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string" calcext:value-type="string">
            <text:p>Zuid- en Noord-Schermer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Groede</text:p>
          </table:table-cell>
          <table:table-cell office:value-type="float" office:value="11312" calcext:value-type="float">
            <text:p>11312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string" calcext:value-type="string">
            <text:p>Rozenburg</text:p>
          </table:table-cell>
          <table:table-cell office:value-type="float" office:value="11314" calcext:value-type="float">
            <text:p>11314</text:p>
          </table:table-cell>
        </table:table-row>
        <table:table-row table:style-name="ro1">
          <table:table-cell office:value-type="string" calcext:value-type="string">
            <text:p>Dronrijp</text:p>
          </table:table-cell>
          <table:table-cell office:value-type="float" office:value="11315" calcext:value-type="float">
            <text:p>11315</text:p>
          </table:table-cell>
        </table:table-row>
        <table:table-row table:style-name="ro1">
          <table:table-cell office:value-type="string" calcext:value-type="string">
            <text:p>Cothen</text:p>
          </table:table-cell>
          <table:table-cell office:value-type="float" office:value="11316" calcext:value-type="float">
            <text:p>11316</text:p>
          </table:table-cell>
        </table:table-row>
        <table:table-row table:style-name="ro1">
          <table:table-cell office:value-type="string" calcext:value-type="string">
            <text:p>Zevenhoven</text:p>
          </table:table-cell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string" calcext:value-type="string">
            <text:p>Hooge en Lage Zwaluwe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Odoorn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string" calcext:value-type="string">
            <text:p>Nijland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string" calcext:value-type="string">
            <text:p>Noordwolde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string" calcext:value-type="string">
            <text:p>Weststellingwerf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string" calcext:value-type="string">
            <text:p>Siddeburen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Linschoten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string" calcext:value-type="string">
            <text:p>Renkum</text:p>
          </table:table-cell>
          <table:table-cell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Surhuizum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string" calcext:value-type="string">
            <text:p>Alblasserdam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string" calcext:value-type="string">
            <text:p>Sandelingen Ambacht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Wateringen</text:p>
          </table:table-cell>
          <table:table-cell office:value-type="float" office:value="11329" calcext:value-type="float">
            <text:p>11329</text:p>
          </table:table-cell>
        </table:table-row>
        <table:table-row table:style-name="ro1">
          <table:table-cell office:value-type="string" calcext:value-type="string">
            <text:p>Benschop</text:p>
          </table:table-cell>
          <table:table-cell office:value-type="float" office:value="11330" calcext:value-type="float">
            <text:p>11330</text:p>
          </table:table-cell>
        </table:table-row>
        <table:table-row table:style-name="ro1">
          <table:table-cell office:value-type="string" calcext:value-type="string">
            <text:p>Sliedrecht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string" calcext:value-type="string">
            <text:p>Oldekerk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string" calcext:value-type="string">
            <text:p>Tegelen</text:p>
          </table:table-cell>
          <table:table-cell office:value-type="float" office:value="11333" calcext:value-type="float">
            <text:p>11333</text:p>
          </table:table-cell>
        </table:table-row>
        <table:table-row table:style-name="ro1">
          <table:table-cell office:value-type="string" calcext:value-type="string">
            <text:p>Borgharen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Schaesberg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Landgraaf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Gerverskop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string" calcext:value-type="string">
            <text:p>Stede Broec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string" calcext:value-type="string">
            <text:p>Grootebroek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string" calcext:value-type="string">
            <text:p>Obdam</text:p>
          </table:table-cell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string" calcext:value-type="string">
            <text:p>Gramsbergen</text:p>
          </table:table-cell>
          <table:table-cell office:value-type="float" office:value="11339" calcext:value-type="float">
            <text:p>11339</text:p>
          </table:table-cell>
        </table:table-row>
        <table:table-row table:style-name="ro1">
          <table:table-cell office:value-type="string" calcext:value-type="string">
            <text:p>Nieuwland</text:p>
          </table:table-cell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string" calcext:value-type="string">
            <text:p>Nieuw- en Sint Joosland</text:p>
          </table:table-cell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string" calcext:value-type="string">
            <text:p>Noord-Waddinxveen</text:p>
          </table:table-cell>
          <table:table-cell office:value-type="float" office:value="11342" calcext:value-type="float">
            <text:p>11342</text:p>
          </table:table-cell>
        </table:table-row>
        <table:table-row table:style-name="ro1">
          <table:table-cell office:value-type="string" calcext:value-type="string">
            <text:p>Bunschoten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office:value-type="string" calcext:value-type="string">
            <text:p>Dirksland</text:p>
          </table:table-cell>
          <table:table-cell office:value-type="float" office:value="11344" calcext:value-type="float">
            <text:p>11344</text:p>
          </table:table-cell>
        </table:table-row>
        <table:table-row table:style-name="ro1">
          <table:table-cell office:value-type="string" calcext:value-type="string">
            <text:p>Ferwerd</text:p>
          </table:table-cell>
          <table:table-cell office:value-type="float" office:value="11345" calcext:value-type="float">
            <text:p>11345</text:p>
          </table:table-cell>
        </table:table-row>
        <table:table-row table:style-name="ro1">
          <table:table-cell office:value-type="string" calcext:value-type="string">
            <text:p>Numansdorp</text:p>
          </table:table-cell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Cromstrijen</text:p>
          </table:table-cell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Steenwijkerwold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string" calcext:value-type="string">
            <text:p>Oud-Vroenhoven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Ameide</text:p>
          </table:table-cell>
          <table:table-cell office:value-type="float" office:value="11349" calcext:value-type="float">
            <text:p>11349</text:p>
          </table:table-cell>
        </table:table-row>
        <table:table-row table:style-name="ro1">
          <table:table-cell office:value-type="string" calcext:value-type="string">
            <text:p>Bruchem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string" calcext:value-type="string">
            <text:p>Leimuiden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string" calcext:value-type="string">
            <text:p>Bree</text:p>
          </table:table-cell>
          <table:table-cell office:value-type="float" office:value="11352" calcext:value-type="float">
            <text:p>11352</text:p>
          </table:table-cell>
        </table:table-row>
        <table:table-row table:style-name="ro1">
          <table:table-cell office:value-type="string" calcext:value-type="string">
            <text:p>Maasbree</text:p>
          </table:table-cell>
          <table:table-cell office:value-type="float" office:value="11352" calcext:value-type="float">
            <text:p>11352</text:p>
          </table:table-cell>
        </table:table-row>
        <table:table-row table:style-name="ro1">
          <table:table-cell office:value-type="string" calcext:value-type="string">
            <text:p>Wieldrecht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string" calcext:value-type="string">
            <text:p>Prinsenbeek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string" calcext:value-type="string">
            <text:p>Rheden</text:p>
          </table:table-cell>
          <table:table-cell office:value-type="float" office:value="11355" calcext:value-type="float">
            <text:p>11355</text:p>
          </table:table-cell>
        </table:table-row>
        <table:table-row table:style-name="ro1">
          <table:table-cell office:value-type="string" calcext:value-type="string">
            <text:p>Oud-Wulven</text:p>
          </table:table-cell>
          <table:table-cell office:value-type="float" office:value="11356" calcext:value-type="float">
            <text:p>11356</text:p>
          </table:table-cell>
        </table:table-row>
        <table:table-row table:style-name="ro1">
          <table:table-cell office:value-type="string" calcext:value-type="string">
            <text:p>IJsselmonde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office:value-type="string" calcext:value-type="string">
            <text:p>Hoevelaken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string" calcext:value-type="string">
            <text:p>Waalwijk</text:p>
          </table:table-cell>
          <table:table-cell office:value-type="float" office:value="11359" calcext:value-type="float">
            <text:p>11359</text:p>
          </table:table-cell>
        </table:table-row>
        <table:table-row table:style-name="ro1">
          <table:table-cell office:value-type="string" calcext:value-type="string">
            <text:p>De Mijl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string" calcext:value-type="string">
            <text:p>Nederwetten en Eckart</text:p>
          </table:table-cell>
          <table:table-cell office:value-type="float" office:value="11361" calcext:value-type="float">
            <text:p>11361</text:p>
          </table:table-cell>
        </table:table-row>
        <table:table-row table:style-name="ro1">
          <table:table-cell office:value-type="string" calcext:value-type="string">
            <text:p>Staphorst</text:p>
          </table:table-cell>
          <table:table-cell office:value-type="float" office:value="11362" calcext:value-type="float">
            <text:p>11362</text:p>
          </table:table-cell>
        </table:table-row>
        <table:table-row table:style-name="ro1">
          <table:table-cell office:value-type="string" calcext:value-type="string">
            <text:p>Oud- en Nieuw-Gastel</text:p>
          </table:table-cell>
          <table:table-cell office:value-type="float" office:value="11363" calcext:value-type="float">
            <text:p>11363</text:p>
          </table:table-cell>
        </table:table-row>
        <table:table-row table:style-name="ro1">
          <table:table-cell office:value-type="string" calcext:value-type="string">
            <text:p>Biggekerke</text:p>
          </table:table-cell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string" calcext:value-type="string">
            <text:p>Waverveen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string" calcext:value-type="string">
            <text:p>Wijk aan Zee en Duin</text:p>
          </table:table-cell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string" calcext:value-type="string">
            <text:p>Kralingen</text:p>
          </table:table-cell>
          <table:table-cell office:value-type="float" office:value="11367" calcext:value-type="float">
            <text:p>11367</text:p>
          </table:table-cell>
        </table:table-row>
        <table:table-row table:style-name="ro1">
          <table:table-cell office:value-type="string" calcext:value-type="string">
            <text:p>Oldeboorn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 office:value-type="string" calcext:value-type="string">
            <text:p>Asperen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string" calcext:value-type="string">
            <text:p>Limmen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string" calcext:value-type="string">
            <text:p>Wittem</text:p>
          </table:table-cell>
          <table:table-cell office:value-type="float" office:value="11371" calcext:value-type="float">
            <text:p>11371</text:p>
          </table:table-cell>
        </table:table-row>
        <table:table-row table:style-name="ro1">
          <table:table-cell office:value-type="string" calcext:value-type="string">
            <text:p>Amerongen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Assendelft</text:p>
          </table:table-cell>
          <table:table-cell office:value-type="float" office:value="11373" calcext:value-type="float">
            <text:p>11373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Gilze en Rijen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string" calcext:value-type="string">
            <text:p>Vuren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string" calcext:value-type="string">
            <text:p>Lingewaal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string" calcext:value-type="string">
            <text:p>Zevenhuizen-Moerkapelle</text:p>
          </table:table-cell>
          <table:table-cell office:value-type="float" office:value="11377" calcext:value-type="float">
            <text:p>11377</text:p>
          </table:table-cell>
        </table:table-row>
        <table:table-row table:style-name="ro1">
          <table:table-cell office:value-type="string" calcext:value-type="string">
            <text:p>Moerhuizen</text:p>
          </table:table-cell>
          <table:table-cell office:value-type="float" office:value="11377" calcext:value-type="float">
            <text:p>11377</text:p>
          </table:table-cell>
        </table:table-row>
        <table:table-row table:style-name="ro1">
          <table:table-cell office:value-type="string" calcext:value-type="string">
            <text:p>Zevenhuizen</text:p>
          </table:table-cell>
          <table:table-cell office:value-type="float" office:value="11377" calcext:value-type="float">
            <text:p>11377</text:p>
          </table:table-cell>
        </table:table-row>
        <table:table-row table:style-name="ro1">
          <table:table-cell office:value-type="string" calcext:value-type="string">
            <text:p>Westerlee</text:p>
          </table:table-cell>
          <table:table-cell office:value-type="float" office:value="11378" calcext:value-type="float">
            <text:p>11378</text:p>
          </table:table-cell>
        </table:table-row>
        <table:table-row table:style-name="ro1">
          <table:table-cell office:value-type="string" calcext:value-type="string">
            <text:p>Mijdrecht</text:p>
          </table:table-cell>
          <table:table-cell office:value-type="float" office:value="11379" calcext:value-type="float">
            <text:p>11379</text:p>
          </table:table-cell>
        </table:table-row>
        <table:table-row table:style-name="ro1">
          <table:table-cell office:value-type="string" calcext:value-type="string">
            <text:p>De Ronde Venen</text:p>
          </table:table-cell>
          <table:table-cell office:value-type="float" office:value="11379" calcext:value-type="float">
            <text:p>11379</text:p>
          </table:table-cell>
        </table:table-row>
        <table:table-row table:style-name="ro1">
          <table:table-cell office:value-type="string" calcext:value-type="string">
            <text:p>Vaassen</text:p>
          </table:table-cell>
          <table:table-cell office:value-type="float" office:value="11380" calcext:value-type="float">
            <text:p>11380</text:p>
          </table:table-cell>
        </table:table-row>
        <table:table-row table:style-name="ro1">
          <table:table-cell office:value-type="string" calcext:value-type="string">
            <text:p>Westzaan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string" calcext:value-type="string">
            <text:p>Markelo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 office:value-type="string" calcext:value-type="string">
            <text:p>Moerkapelle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string" calcext:value-type="string">
            <text:p>Naters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string" calcext:value-type="string">
            <text:p>Winssen</text:p>
          </table:table-cell>
          <table:table-cell office:value-type="float" office:value="11385" calcext:value-type="float">
            <text:p>11385</text:p>
          </table:table-cell>
        </table:table-row>
        <table:table-row table:style-name="ro1">
          <table:table-cell office:value-type="string" calcext:value-type="string">
            <text:p>Stiphout</text:p>
          </table:table-cell>
          <table:table-cell office:value-type="float" office:value="11386" calcext:value-type="float">
            <text:p>11386</text:p>
          </table:table-cell>
        </table:table-row>
        <table:table-row table:style-name="ro1">
          <table:table-cell office:value-type="string" calcext:value-type="string">
            <text:p>Haarlemmermeer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string" calcext:value-type="string">
            <text:p>Wilp</text:p>
          </table:table-cell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string" calcext:value-type="string">
            <text:p>Otterlo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string" calcext:value-type="string">
            <text:p>Beekbergen</text:p>
          </table:table-cell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string" calcext:value-type="string">
            <text:p>Raamsdonk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string" calcext:value-type="string">
            <text:p>Hoorn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string" calcext:value-type="string">
            <text:p>Oost- en Middelzwake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string" calcext:value-type="string">
            <text:p>Zuidschalkwijk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Poortugaal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string" calcext:value-type="string">
            <text:p>Oost-Souburg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string" calcext:value-type="string">
            <text:p>Oost- en West-Souburg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string" calcext:value-type="string">
            <text:p>Spijk</text:p>
          </table:table-cell>
          <table:table-cell office:value-type="float" office:value="11397" calcext:value-type="float">
            <text:p>11397</text:p>
          </table:table-cell>
        </table:table-row>
        <table:table-row table:style-name="ro1">
          <table:table-cell office:value-type="string" calcext:value-type="string">
            <text:p>Woudenberg</text:p>
          </table:table-cell>
          <table:table-cell office:value-type="float" office:value="11398" calcext:value-type="float">
            <text:p>11398</text:p>
          </table:table-cell>
        </table:table-row>
        <table:table-row table:style-name="ro1">
          <table:table-cell office:value-type="string" calcext:value-type="string">
            <text:p>Schelluinen</text:p>
          </table:table-cell>
          <table:table-cell office:value-type="float" office:value="11399" calcext:value-type="float">
            <text:p>11399</text:p>
          </table:table-cell>
        </table:table-row>
        <table:table-row table:style-name="ro1">
          <table:table-cell office:value-type="string" calcext:value-type="string">
            <text:p>Ambt Delden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Delden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Katendrecht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luipwijk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Hardegarijp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string" calcext:value-type="string">
            <text:p>Zaandijk</text:p>
          </table:table-cell>
          <table:table-cell office:value-type="float" office:value="11404" calcext:value-type="float">
            <text:p>11404</text:p>
          </table:table-cell>
        </table:table-row>
        <table:table-row table:style-name="ro1">
          <table:table-cell office:value-type="string" calcext:value-type="string">
            <text:p>Sas van Gent</text:p>
          </table:table-cell>
          <table:table-cell office:value-type="float" office:value="11405" calcext:value-type="float">
            <text:p>11405</text:p>
          </table:table-cell>
        </table:table-row>
        <table:table-row table:style-name="ro1">
          <table:table-cell office:value-type="string" calcext:value-type="string">
            <text:p>Nieuwland, Kortland en 's-Graveland</text:p>
          </table:table-cell>
          <table:table-cell office:value-type="float" office:value="11406" calcext:value-type="float">
            <text:p>11406</text:p>
          </table:table-cell>
        </table:table-row>
        <table:table-row table:style-name="ro1">
          <table:table-cell office:value-type="string" calcext:value-type="string">
            <text:p>Heer en Keer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string" calcext:value-type="string">
            <text:p>Heer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string" calcext:value-type="string">
            <text:p>Hulst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string" calcext:value-type="string">
            <text:p>Grouw</text:p>
          </table:table-cell>
          <table:table-cell office:value-type="float" office:value="11409" calcext:value-type="float">
            <text:p>11409</text:p>
          </table:table-cell>
        </table:table-row>
        <table:table-row table:style-name="ro1">
          <table:table-cell office:value-type="string" calcext:value-type="string">
            <text:p>Beers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Baarn</text:p>
          </table:table-cell>
          <table:table-cell office:value-type="float" office:value="11411" calcext:value-type="float">
            <text:p>11411</text:p>
          </table:table-cell>
        </table:table-row>
        <table:table-row table:style-name="ro1">
          <table:table-cell office:value-type="string" calcext:value-type="string">
            <text:p>Dongen</text:p>
          </table:table-cell>
          <table:table-cell office:value-type="float" office:value="11412" calcext:value-type="float">
            <text:p>11412</text:p>
          </table:table-cell>
        </table:table-row>
        <table:table-row table:style-name="ro1">
          <table:table-cell office:value-type="string" calcext:value-type="string">
            <text:p>Langbroek</text:p>
          </table:table-cell>
          <table:table-cell office:value-type="float" office:value="11413" calcext:value-type="float">
            <text:p>11413</text:p>
          </table:table-cell>
        </table:table-row>
        <table:table-row table:style-name="ro1">
          <table:table-cell office:value-type="string" calcext:value-type="string">
            <text:p>Vessem, Wintelre en Knegsel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string" calcext:value-type="string">
            <text:p>St.Anthonis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string" calcext:value-type="string">
            <text:p>Oploo, Sint Anthonis en Ledeacker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string" calcext:value-type="string">
            <text:p>Sint Anthonis en Ledeacker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string" calcext:value-type="string">
            <text:p>Sint Anthonis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string" calcext:value-type="string">
            <text:p>Meerlo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string" calcext:value-type="string">
            <text:p>Meerlo-Wanssum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string" calcext:value-type="string">
            <text:p>De Rijp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string" calcext:value-type="string">
            <text:p>Graft-De Rijp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string" calcext:value-type="string">
            <text:p>Westland</text:p>
          </table:table-cell>
          <table:table-cell office:value-type="float" office:value="11418" calcext:value-type="float">
            <text:p>11418</text:p>
          </table:table-cell>
        </table:table-row>
        <table:table-row table:style-name="ro1">
          <table:table-cell office:value-type="string" calcext:value-type="string">
            <text:p>Naaldwijk</text:p>
          </table:table-cell>
          <table:table-cell office:value-type="float" office:value="11418" calcext:value-type="float">
            <text:p>11418</text:p>
          </table:table-cell>
        </table:table-row>
        <table:table-row table:style-name="ro1">
          <table:table-cell office:value-type="string" calcext:value-type="string">
            <text:p>Arnemuiden</text:p>
          </table:table-cell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string" calcext:value-type="string">
            <text:p>'s-Gravenhoek</text:p>
          </table:table-cell>
          <table:table-cell office:value-type="float" office:value="11420" calcext:value-type="float">
            <text:p>11420</text:p>
          </table:table-cell>
        </table:table-row>
        <table:table-row table:style-name="ro1">
          <table:table-cell office:value-type="string" calcext:value-type="string">
            <text:p>Sneek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office:value-type="string" calcext:value-type="string">
            <text:p>Ovezande</text:p>
          </table:table-cell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string" calcext:value-type="string">
            <text:p>Aalst</text:p>
          </table:table-cell>
          <table:table-cell office:value-type="float" office:value="11423" calcext:value-type="float">
            <text:p>11423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float" office:value="11424" calcext:value-type="float">
            <text:p>11424</text:p>
          </table:table-cell>
        </table:table-row>
        <table:table-row table:style-name="ro1">
          <table:table-cell office:value-type="string" calcext:value-type="string">
            <text:p>Voorthuizen</text:p>
          </table:table-cell>
          <table:table-cell office:value-type="float" office:value="11425" calcext:value-type="float">
            <text:p>11425</text:p>
          </table:table-cell>
        </table:table-row>
        <table:table-row table:style-name="ro1">
          <table:table-cell office:value-type="string" calcext:value-type="string">
            <text:p>Niemandsvriend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string" calcext:value-type="string">
            <text:p>Wymbritseradiel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string" calcext:value-type="string">
            <text:p>Wymbritseradeel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string" calcext:value-type="string">
            <text:p>Woudsend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string" calcext:value-type="string">
            <text:p>Klaaskinderenkerke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string" calcext:value-type="string">
            <text:p>Koudekerke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string" calcext:value-type="string">
            <text:p>Strijensas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string" calcext:value-type="string">
            <text:p>IJzendoorn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string" calcext:value-type="string">
            <text:p>Marum</text:p>
          </table:table-cell>
          <table:table-cell office:value-type="float" office:value="11431" calcext:value-type="float">
            <text:p>11431</text:p>
          </table:table-cell>
        </table:table-row>
        <table:table-row table:style-name="ro1">
          <table:table-cell office:value-type="string" calcext:value-type="string">
            <text:p>Hurwenen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string" calcext:value-type="string">
            <text:p>Chaam</text:p>
          </table:table-cell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string" calcext:value-type="string">
            <text:p>'s-Gravenhage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Haaksbergen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string" calcext:value-type="string">
            <text:p>Wissekerke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string" calcext:value-type="string">
            <text:p>Hien en Dodewaard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string" calcext:value-type="string">
            <text:p>Loenen-Kronenburg</text:p>
          </table:table-cell>
          <table:table-cell office:value-type="float" office:value="11439" calcext:value-type="float">
            <text:p>11439</text:p>
          </table:table-cell>
        </table:table-row>
        <table:table-row table:style-name="ro1">
          <table:table-cell office:value-type="string" calcext:value-type="string">
            <text:p>Arum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string" calcext:value-type="string">
            <text:p>De Vuursche</text:p>
          </table:table-cell>
          <table:table-cell office:value-type="float" office:value="11441" calcext:value-type="float">
            <text:p>11441</text:p>
          </table:table-cell>
        </table:table-row>
        <table:table-row table:style-name="ro1">
          <table:table-cell office:value-type="string" calcext:value-type="string">
            <text:p>Oost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Buttinge en Zandvoort</text:p>
          </table:table-cell>
          <table:table-cell office:value-type="float" office:value="11443" calcext:value-type="float">
            <text:p>11443</text:p>
          </table:table-cell>
        </table:table-row>
        <table:table-row table:style-name="ro1">
          <table:table-cell office:value-type="string" calcext:value-type="string">
            <text:p>Valkenisse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string" calcext:value-type="string">
            <text:p>Koudekerk</text:p>
          </table:table-cell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string" calcext:value-type="string">
            <text:p>'t Woud</text:p>
          </table:table-cell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string" calcext:value-type="string">
            <text:p>Cadier en Keer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string" calcext:value-type="string">
            <text:p>Cadier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string" calcext:value-type="string">
            <text:p>Gastel</text:p>
          </table:table-cell>
          <table:table-cell office:value-type="float" office:value="11448" calcext:value-type="float">
            <text:p>11448</text:p>
          </table:table-cell>
        </table:table-row>
        <table:table-row table:style-name="ro1">
          <table:table-cell office:value-type="string" calcext:value-type="string">
            <text:p>Noordoostpolder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Leimuiden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string" calcext:value-type="string">
            <text:p>Oudewater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Urk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string" calcext:value-type="string">
            <text:p>Urk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string" calcext:value-type="string">
            <text:p>Vlieland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office:value-type="string" calcext:value-type="string">
            <text:p>Woerden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1">
          <table:table-cell office:value-type="string" calcext:value-type="string">
            <text:p>Dronten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1">
          <table:table-cell office:value-type="string" calcext:value-type="string">
            <text:p>Lelystad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string" calcext:value-type="string">
            <text:p>Almere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Hagestein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string" calcext:value-type="string">
            <text:p>Vianen</text:p>
          </table:table-cell>
          <table:table-cell office:value-type="float" office:value="10887" calcext:value-type="float">
            <text:p>10887</text:p>
          </table:table-cell>
        </table:table-row>
        <table:table-row table:style-name="ro1">
          <table:table-cell office:value-type="string" calcext:value-type="string">
            <text:p>Lange Ruige Weide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Oukoop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string" calcext:value-type="string">
            <text:p>Papekop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Cabauw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string" calcext:value-type="string">
            <text:p>Indijk</text:p>
          </table:table-cell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string" calcext:value-type="string">
            <text:p>Snelrewaard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office:value-type="string" calcext:value-type="string">
            <text:p>Teckop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string" calcext:value-type="string">
            <text:p>Zevender</text:p>
          </table:table-cell>
          <table:table-cell office:value-type="float" office:value="11151" calcext:value-type="float">
            <text:p>11151</text:p>
          </table:table-cell>
        </table:table-row>
        <table:table-row table:style-name="ro1">
          <table:table-cell office:value-type="string" calcext:value-type="string">
            <text:p>Zuid-Polsbroek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string" calcext:value-type="string">
            <text:p>Everdingen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string" calcext:value-type="string">
            <text:p>Loenen-Kronenburg</text:p>
          </table:table-cell>
          <table:table-cell office:value-type="float" office:value="11439" calcext:value-type="float">
            <text:p>11439</text:p>
          </table:table-cell>
        </table:table-row>
        <table:table-row table:style-name="ro1">
          <table:table-cell office:value-type="string" calcext:value-type="string">
            <text:p>Loosdrecht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string" calcext:value-type="string">
            <text:p>Waverveen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string" calcext:value-type="string">
            <text:p>Ankeveen</text:p>
          </table:table-cell>
          <table:table-cell office:value-type="float" office:value="10936" calcext:value-type="float">
            <text:p>10936</text:p>
          </table:table-cell>
        </table:table-row>
        <table:table-row table:style-name="ro1">
          <table:table-cell office:value-type="string" calcext:value-type="string">
            <text:p>Kortenhoef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string" calcext:value-type="string">
            <text:p>Nederhorst den Berg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Thamen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string" calcext:value-type="string">
            <text:p>Uithoorn</text:p>
          </table:table-cell>
          <table:table-cell office:value-type="float" office:value="11206" calcext:value-type="float">
            <text:p>11206</text:p>
          </table:table-cell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Vlieland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office:value-type="string" calcext:value-type="string">
            <text:p>Almkerk</text:p>
          </table:table-cell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Almkerk</text:p>
          </table:table-cell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Andel</text:p>
          </table:table-cell>
          <table:table-cell office:value-type="float" office:value="10871" calcext:value-type="float">
            <text:p>10871</text:p>
          </table:table-cell>
        </table:table-row>
        <table:table-row table:style-name="ro1">
          <table:table-cell office:value-type="string" calcext:value-type="string">
            <text:p>Andel</text:p>
          </table:table-cell>
          <table:table-cell office:value-type="float" office:value="10871" calcext:value-type="float">
            <text:p>10871</text:p>
          </table:table-cell>
        </table:table-row>
        <table:table-row table:style-name="ro1">
          <table:table-cell office:value-type="string" calcext:value-type="string">
            <text:p>Drongelen, Haagoort, Gansoijen en Doeveren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string" calcext:value-type="string">
            <text:p>Drongelen, Haagoort, Gansoijen en Doeveren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string" calcext:value-type="string">
            <text:p>Dussen, Munster en Muilkerk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string" calcext:value-type="string">
            <text:p>Dussen, Munster en Muilkerk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string" calcext:value-type="string">
            <text:p>Eethen, Genderen en Heesbeen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Eethen, Genderen en Heesbeen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Emmikhoven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string" calcext:value-type="string">
            <text:p>Emmikhoven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string" calcext:value-type="string">
            <text:p>Meeuwen, Hill en Babyloniënbroek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Meeuwen, Hill en Babyloniënbroek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string" calcext:value-type="string">
            <text:p>Veen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string" calcext:value-type="string">
            <text:p>Veen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string" calcext:value-type="string">
            <text:p>De Werken en Sleeuwijk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De Werken en Sleeuwijk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Werkendam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Werkendam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Wijk en Aalburg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Wijk en Aalburg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Woudrichem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Woudrichem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Baambrugge</text:p>
          </table:table-cell>
          <table:table-cell office:value-type="float" office:value="11184" calcext:value-type="float">
            <text:p>11184</text:p>
          </table:table-cell>
        </table:table-row>
        <table:table-row table:style-name="ro1">
          <table:table-cell office:value-type="string" calcext:value-type="string">
            <text:p>Abcoude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Loenen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string" calcext:value-type="string">
            <text:p>Uithoorn</text:p>
          </table:table-cell>
          <table:table-cell office:value-type="float" office:value="11206" calcext:value-type="float">
            <text:p>11206</text:p>
          </table:table-cell>
        </table:table-row>
        <table:table-row table:style-name="ro1">
          <table:table-cell office:value-type="string" calcext:value-type="string">
            <text:p>Vinkeveen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string" calcext:value-type="string">
            <text:p>Vreeland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Hoevelaken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string" calcext:value-type="string">
            <text:p>Nieuwkoop</text:p>
          </table:table-cell>
          <table:table-cell office:value-type="float" office:value="10728" calcext:value-type="float">
            <text:p>10728</text:p>
          </table:table-cell>
        </table:table-row>
        <table:table-row table:style-name="ro1">
          <table:table-cell office:value-type="string" calcext:value-type="string">
            <text:p>Nieuwveen</text:p>
          </table:table-cell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Oudewater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Schoonhoven</text:p>
          </table:table-cell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string" calcext:value-type="string">
            <text:p>Waarder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string" calcext:value-type="string">
            <text:p>Woerden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1">
          <table:table-cell office:value-type="string" calcext:value-type="string">
            <text:p>Zevenhoven</text:p>
          </table:table-cell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string" calcext:value-type="string">
            <text:p>Beesd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string" calcext:value-type="string">
            <text:p>Culemborg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string" calcext:value-type="string">
            <text:p>Everdingen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string" calcext:value-type="string">
            <text:p>Stevensweert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string" calcext:value-type="string">
            <text:p>Venlo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Amby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string" calcext:value-type="string">
            <text:p>Belfeld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Bemelen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string" calcext:value-type="string">
            <text:p>Berg en Terblijt</text:p>
          </table:table-cell>
          <table:table-cell office:value-type="float" office:value="10796" calcext:value-type="float">
            <text:p>10796</text:p>
          </table:table-cell>
        </table:table-row>
        <table:table-row table:style-name="ro1">
          <table:table-cell office:value-type="string" calcext:value-type="string">
            <text:p>Borgharen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Bunde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string" calcext:value-type="string">
            <text:p>Cadier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string" calcext:value-type="string">
            <text:p>Eijsden</text:p>
          </table:table-cell>
          <table:table-cell office:value-type="float" office:value="10314" calcext:value-type="float">
            <text:p>10314</text:p>
          </table:table-cell>
        </table:table-row>
        <table:table-row table:style-name="ro1">
          <table:table-cell office:value-type="string" calcext:value-type="string">
            <text:p>Geulle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Gulpen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Heer en Keer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float" office:value="10902" calcext:value-type="float">
            <text:p>10902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string" calcext:value-type="string">
            <text:p>Hulsberg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Itteren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string" calcext:value-type="string">
            <text:p>Klimmen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Linne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Maasbracht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string" calcext:value-type="string">
            <text:p>Montfort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Nieuwenhagen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Nieuwstadt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Obbicht en Papenhoven</text:p>
          </table:table-cell>
          <table:table-cell office:value-type="float" office:value="10388" calcext:value-type="float">
            <text:p>10388</text:p>
          </table:table-cell>
        </table:table-row>
        <table:table-row table:style-name="ro1">
          <table:table-cell office:value-type="string" calcext:value-type="string">
            <text:p>Ohé en Laak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Oost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Oud-Valkenburg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string" calcext:value-type="string">
            <text:p>Posterholt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Roosteren</text:p>
          </table:table-cell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string" calcext:value-type="string">
            <text:p>Schaesberg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Schimmert</text:p>
          </table:table-cell>
          <table:table-cell office:value-type="float" office:value="11076" calcext:value-type="float">
            <text:p>11076</text:p>
          </table:table-cell>
        </table:table-row>
        <table:table-row table:style-name="ro1">
          <table:table-cell office:value-type="string" calcext:value-type="string">
            <text:p>Schin op Geul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string" calcext:value-type="string">
            <text:p>Sint Odiliënberg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string" calcext:value-type="string">
            <text:p>Strucht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Ulestraten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1">
          <table:table-cell office:value-type="string" calcext:value-type="string">
            <text:p>Vlodrop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string" calcext:value-type="string">
            <text:p>Amby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string" calcext:value-type="string">
            <text:p>Belfeld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Bemelen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string" calcext:value-type="string">
            <text:p>Berg en Terblijt</text:p>
          </table:table-cell>
          <table:table-cell office:value-type="float" office:value="10796" calcext:value-type="float">
            <text:p>10796</text:p>
          </table:table-cell>
        </table:table-row>
        <table:table-row table:style-name="ro1">
          <table:table-cell office:value-type="string" calcext:value-type="string">
            <text:p>Borgharen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Bunde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string" calcext:value-type="string">
            <text:p>Cadier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string" calcext:value-type="string">
            <text:p>Eijsden</text:p>
          </table:table-cell>
          <table:table-cell office:value-type="float" office:value="10314" calcext:value-type="float">
            <text:p>10314</text:p>
          </table:table-cell>
        </table:table-row>
        <table:table-row table:style-name="ro1">
          <table:table-cell office:value-type="string" calcext:value-type="string">
            <text:p>Geulle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Gulpen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Heer en Keer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float" office:value="10902" calcext:value-type="float">
            <text:p>10902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string" calcext:value-type="string">
            <text:p>Hulsberg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Itteren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string" calcext:value-type="string">
            <text:p>Klimmen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Linne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Maasbracht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string" calcext:value-type="string">
            <text:p>Montfort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Nieuwenhagen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Nieuwstadt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Obbicht en Papenhoven</text:p>
          </table:table-cell>
          <table:table-cell office:value-type="float" office:value="10388" calcext:value-type="float">
            <text:p>10388</text:p>
          </table:table-cell>
        </table:table-row>
        <table:table-row table:style-name="ro1">
          <table:table-cell office:value-type="string" calcext:value-type="string">
            <text:p>Ohé en Laak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Oost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Oud-Valkenburg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string" calcext:value-type="string">
            <text:p>Posterholt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Roosteren</text:p>
          </table:table-cell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string" calcext:value-type="string">
            <text:p>Schaesberg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Schimmert</text:p>
          </table:table-cell>
          <table:table-cell office:value-type="float" office:value="11076" calcext:value-type="float">
            <text:p>11076</text:p>
          </table:table-cell>
        </table:table-row>
        <table:table-row table:style-name="ro1">
          <table:table-cell office:value-type="string" calcext:value-type="string">
            <text:p>Schin op Geul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string" calcext:value-type="string">
            <text:p>Sint Odiliënberg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string" calcext:value-type="string">
            <text:p>Strucht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Ulestraten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1">
          <table:table-cell office:value-type="string" calcext:value-type="string">
            <text:p>Vlodrop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string" calcext:value-type="string">
            <text:p>Stevensweert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string" calcext:value-type="string">
            <text:p>Venlo</text:p>
          </table:table-cell>
          <table:table-cell office:value-type="float" office:value="10477" calcext:value-type="float">
            <text:p>10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1:32:13.103366179</meta:creation-date>
    <dc:date>2014-03-21T11:33:17.128843598</dc:date>
    <meta:editing-duration>P0D</meta:editing-duration>
    <meta:editing-cycles>1</meta:editing-cycles>
    <meta:document-statistic meta:table-count="1" meta:cell-count="3656" meta:object-count="0"/>
    <meta:generator>LibreOffice/4.2.2.1$Linux_X86_64 LibreOffice_project/420m0$Build-1</meta:generator>
  </office:meta>
</office:document-meta>
</file>